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4000004604B363F4F.png"/>
  <manifest:file-entry manifest:media-type="image/png" manifest:full-path="Pictures/100002010000019F000002A0471B8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charset="x-symbol"/>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master-page-name="backcover">
      <style:table-properties style:width="16.999cm" style:page-number="0" fo:break-before="page"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none" fo:border-top="none" fo:border-bottom="0.002cm solid #000000"/>
    </style:style>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4"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P6" style:family="paragraph" style:parent-style-name="statusenglish">
      <style:paragraph-properties fo:background-color="#ffffff" text:number-lines="false" text:line-number="0">
        <style:background-image/>
      </style:paragraph-properties>
    </style:style>
    <style:style style:name="P7" style:family="paragraph" style:parent-style-name="hr">
      <style:paragraph-properties fo:background-color="#ffffff" text:number-lines="false" text:line-number="0">
        <style:background-image/>
      </style:paragraph-properties>
      <style:text-properties style:font-name="Times New Roman3"/>
    </style:style>
    <style:style style:name="P8" style:family="paragraph" style:parent-style-name="graphic">
      <style:paragraph-properties fo:break-before="page" text:number-lines="false" text:line-number="0"/>
    </style:style>
    <style:style style:name="P9" style:family="paragraph" style:parent-style-name="shouldernote">
      <style:paragraph-properties fo:break-before="page"/>
    </style:style>
    <style:style style:name="P10" style:family="paragraph" style:parent-style-name="actsreferredto">
      <style:paragraph-properties fo:break-before="page"/>
    </style:style>
    <style:style style:name="P11" style:family="paragraph" style:parent-style-name="tocparttitle">
      <style:paragraph-properties fo:text-align="start" style:justify-single-word="false"/>
    </style:style>
    <style:style style:name="P12" style:family="paragraph" style:parent-style-name="actreferredto">
      <style:paragraph-properties>
        <style:tab-stops/>
      </style:paragraph-properties>
    </style:style>
    <style:style style:name="P13" style:family="paragraph" style:parent-style-name="shorttitleenglish">
      <style:paragraph-properties text:number-lines="true" text:line-number="0"/>
    </style:style>
    <style:style style:name="P14" style:family="paragraph" style:parent-style-name="longtitle">
      <style:paragraph-properties text:number-lines="true" text:line-number="0"/>
    </style:style>
    <style:style style:name="P15" style:family="paragraph" style:parent-style-name="centered">
      <style:paragraph-properties text:number-lines="false" text:line-number="0"/>
      <style:text-properties style:font-name="Times New Roman2" style:font-name-asian="Times New Roman2" style:font-name-complex="Times New Roman2"/>
    </style:style>
    <style:style style:name="P16" style:family="paragraph" style:parent-style-name="centered">
      <style:paragraph-properties text:number-lines="false" text:line-number="0"/>
      <style:text-properties style:font-name="Times New Roman2" fo:font-style="italic" style:font-name-asian="Times New Roman2" style:font-style-asian="italic" style:font-name-complex="Times New Roman2" style:font-style-complex="italic"/>
    </style:style>
    <style:style style:name="P17" style:family="paragraph" style:parent-style-name="Standard">
      <style:paragraph-properties text:number-lines="false" text:line-number="0"/>
    </style:style>
    <style:style style:name="P18" style:family="paragraph" style:parent-style-name="Standard">
      <style:paragraph-properties text:number-lines="false" text:line-number="0"/>
      <style:text-properties style:font-name="Times New Roman2" style:font-name-asian="Times New Roman2" style:font-name-complex="Times New Roman2"/>
    </style:style>
    <style:style style:name="P19" style:family="paragraph" style:parent-style-name="bill">
      <style:paragraph-properties text:number-lines="false" text:line-number="0"/>
    </style:style>
    <style:style style:name="P20" style:family="paragraph" style:parent-style-name="hr2">
      <style:paragraph-properties text:number-lines="false" text:line-number="0"/>
    </style:style>
    <style:style style:name="P21" style:family="paragraph" style:parent-style-name="hr2">
      <style:paragraph-properties text:number-lines="false" text:line-number="0"/>
      <style:text-properties style:font-name="Times New Roman3"/>
    </style:style>
    <style:style style:name="P22" style:family="paragraph" style:parent-style-name="hr2">
      <style:paragraph-properties text:number-lines="false" text:line-number="0"/>
      <style:text-properties style:font-name="Times New Roman2" style:font-name-asian="Times New Roman2" style:font-name-complex="Times New Roman2"/>
    </style:style>
    <style:style style:name="P23" style:family="paragraph" style:parent-style-name="asinitiated">
      <style:paragraph-properties text:number-lines="false" text:line-number="0"/>
    </style:style>
    <style:style style:name="P24" style:family="paragraph" style:parent-style-name="shorttitlebackpage">
      <style:paragraph-properties text:number-lines="false" text:line-number="0"/>
    </style:style>
    <style:style style:name="P25" style:family="paragraph" style:parent-style-name="statusirish">
      <style:paragraph-properties fo:margin-top="0.199cm" fo:margin-bottom="0.199cm" fo:background-color="transparent" text:number-lines="false" text:line-number="0">
        <style:background-image/>
      </style:paragraph-properties>
    </style:style>
    <style:style style:name="P26" style:family="paragraph" style:parent-style-name="section">
      <style:paragraph-properties fo:line-height="0.469cm"/>
    </style:style>
    <style:style style:name="P27" style:family="paragraph" style:parent-style-name="subparagraph">
      <style:paragraph-properties fo:line-height="0.469cm"/>
    </style:style>
    <style:style style:name="P28" style:family="paragraph" style:parent-style-name="paragraph">
      <style:paragraph-properties fo:line-height="0.469cm"/>
    </style:style>
    <style:style style:name="P29" style:family="paragraph" style:parent-style-name="subsection">
      <style:paragraph-properties fo:line-height="0.469cm"/>
    </style:style>
    <style:style style:name="P30" style:family="paragraph" style:parent-style-name="shorttitlebackpage">
      <style:paragraph-properties fo:margin-top="0.25cm" fo:margin-bottom="0.071cm" text:number-lines="false" text:line-number="0"/>
    </style:style>
    <style:style style:name="P31" style:family="paragraph" style:parent-style-name="graphic" style:master-page-name="First_20_Page">
      <style:paragraph-properties style:page-number="1" text:number-lines="false" text:line-number="0"/>
    </style:style>
    <style:style style:name="P32" style:family="paragraph" style:parent-style-name="graphic" style:master-page-name="First_20_Page">
      <style:paragraph-properties style:page-number="auto"/>
    </style:style>
    <style:style style:name="P33" style:family="paragraph" style:parent-style-name="graphic" style:master-page-name="Standard">
      <style:paragraph-properties style:page-number="auto" fo:break-before="page" text:number-lines="false" text:line-number="0"/>
    </style:style>
    <style:style style:name="P34" style:family="paragraph" style:parent-style-name="Standard" style:master-page-name="frontcover">
      <style:paragraph-properties style:page-number="1"/>
    </style:style>
    <style:style style:name="P35" style:family="paragraph" style:parent-style-name="actsreferredto" style:master-page-name="Standard">
      <style:paragraph-properties style:page-number="auto"/>
    </style:style>
    <style:style style:name="P36" style:family="paragraph" style:parent-style-name="partnumber" style:master-page-name="Standard">
      <style:paragraph-properties style:page-number="auto"/>
    </style:style>
    <style:style style:name="P37" style:family="paragraph" style:parent-style-name="shouldernote" style:master-page-name="Standard">
      <style:paragraph-properties style:page-number="auto"/>
    </style:style>
    <style:style style:name="P38" style:family="paragraph" style:parent-style-name="paragraph" style:master-page-name="Standard">
      <style:paragraph-properties style:page-number="auto"/>
    </style:style>
    <style:style style:name="P39" style:family="paragraph" style:parent-style-name="subsection" style:master-page-name="Standard">
      <style:paragraph-properties fo:line-height="0.469cm" style:page-number="auto"/>
    </style:style>
    <style:style style:name="T1" style:family="text">
      <style:text-properties fo:font-weight="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style:font-name="Times New Roman3"/>
    </style:style>
    <style:style style:name="T7" style:family="text">
      <style:text-properties style:font-name="Times New Roman3" fo:font-style="italic" fo:font-weight="normal" style:font-style-asian="italic" style:font-weight-asian="normal" style:font-style-complex="italic" style:font-weight-complex="normal"/>
    </style:style>
    <style:style style:name="T8" style:family="text">
      <style:text-properties style:font-name="Times New Roman3" style:font-name-asian="Times New Roman2" style:font-name-complex="Times New Roman2"/>
    </style:style>
    <style:style style:name="T9" style:family="text">
      <style:text-properties style:font-name="Times New Roman2"/>
    </style:style>
    <style:style style:name="T10" style:family="text">
      <style:text-properties style:font-name="Times New Roman2" style:font-name-asian="Times New Roman2" style:font-name-complex="Times New Roman2"/>
    </style:style>
    <style:style style:name="T11" style:family="text">
      <style:text-properties fo:font-style="normal" style:font-style-asian="normal" style:font-style-complex="normal"/>
    </style:style>
    <style:style style:name="T12" style:family="text"/>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variable-decls>
        <text:variable-decl office:value-type="float" text:name="amendnumber"/>
        <text:variable-decl office:value-type="string" text:name="current_section"/>
        <text:variable-decl office:value-type="string" text:name="current_part"/>
        <text:variable-decl office:value-type="string" text:name="current_schedu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age_no"/>
        <text:sequence-decl text:display-outline-level="0" text:name="section"/>
        <text:sequence-decl text:display-outline-level="0" text:name="paragraph"/>
        <text:sequence-decl text:display-outline-level="0" text:name="paragraph_no"/>
        <text:sequence-decl text:display-outline-level="0" text:name="subparagraph_no"/>
        <text:sequence-decl text:display-outline-level="0" text:name="subsection_no"/>
        <text:sequence-decl text:display-outline-level="0" text:name="clause_no"/>
        <text:sequence-decl text:display-outline-level="0" text:name="subclause_no"/>
        <text:sequence-decl text:display-outline-level="0" text:name="section_no"/>
        <text:sequence-decl text:display-outline-level="0" text:name="part_no"/>
        <text:sequence-decl text:display-outline-level="0" text:name="chapter_no"/>
        <text:sequence-decl text:display-outline-level="0" text:name="schedulenumber"/>
        <text:sequence-decl text:display-outline-level="0" text:name="schedulepartnumber"/>
        <text:sequence-decl text:display-outline-level="0" text:name="scheduleparagraphnumber"/>
        <text:sequence-decl text:display-outline-level="0" text:name="schedulesubparagraphnumber"/>
        <text:sequence-decl text:display-outline-level="0" text:name="scheduleclausenumber"/>
        <text:sequence-decl text:display-outline-level="0" text:name="schedulesubclausenumber"/>
        <text:sequence-decl text:display-outline-level="0" text:name="sectionnumber"/>
        <text:sequence-decl text:display-outline-level="0" text:name="subsectionnumber"/>
        <text:sequence-decl text:display-outline-level="0" text:name="paragraphnumber"/>
        <text:sequence-decl text:display-outline-level="0" text:name="subparagraphnumber"/>
        <text:sequence-decl text:display-outline-level="0" text:name="clausenumber"/>
        <text:sequence-decl text:display-outline-level="0" text:name="subclausenumber"/>
        <text:sequence-decl text:display-outline-level="0" text:name="partnumber"/>
        <text:sequence-decl text:display-outline-level="0" text:name="chapternumber"/>
      </text:sequence-decls>
      <text:user-field-decls>
        <text:user-field-decl office:value-type="string" office:string-value="No. 45 of 2016" text:name="Footer"/>
        <text:user-field-decl office:value-type="string" office:string-value="" text:name="-pi-oasys [cp10]"/>
        <text:user-field-decl office:value-type="string" office:string-value="" text:name="-pi-oasys [cp10] "/>
        <text:user-field-decl office:value-type="string" office:string-value="" text:name="-pi-oasys [jy"/>
        <text:user-field-decl office:value-type="string" office:string-value="" text:name="-pi-oasys [el4] "/>
        <text:user-field-decl office:value-type="string" office:string-value="" text:name="-pi-oasys [pf5p0] "/>
        <text:user-field-decl office:value-type="string" office:string-value="" text:name="-pi-oasys [jy "/>
        <text:user-field-decl office:value-type="string" office:string-value="" text:name="-pi-oasys [lw\xbc,1p8] "/>
        <text:user-field-decl office:value-type="string" office:string-value="" text:name="-pi-oasys [lf "/>
        <text:user-field-decl office:value-type="string" office:string-value="AN BILLE UM LAETHANTA SAOIRE POIBLÍ (LÁ NA POBLACHTA), 2016" text:name="GA_shorttitle"/>
        <text:user-field-decl office:value-type="string" office:string-value="PUBLIC HOLIDAYS (LÁ NA POBLACHTA ) BILL 2016" text:name="EN_shorttitle"/>
        <text:user-field-decl office:value-type="string" office:string-value="Bill" text:name="STATUS"/>
        <text:user-field-decl office:value-type="string" office:string-value="As initiated" text:name="EN_DOC_STAGE"/>
        <text:user-field-decl office:value-type="string" office:string-value="Mar a tionscnaíodh" text:name="GA_DOC_STAGE"/>
        <text:user-field-decl office:value-type="string" office:string-value="An Act to provide for the amendment of the organisation of Working Time Act, 1997 and establishment of a body to be known as Bord Lá na Poblachta and for related matters." text:name="EN_longtitle"/>
        <text:user-field-decl office:value-type="string" office:string-value="GA_shorttitle_caps" text:name="GA_shorttitle_caps"/>
      </text:user-field-decls>
      <text:p text:style-name="P34"/>
      <text:p text:style-name="Standard"/>
      <text:p text:style-name="graphic_5f_frontpage"/>
      <text:p text:style-name="hr"/>
      <text:p text:style-name="shorttitleirish_5f_frontpage"><text:span text:style-name="bold_5f_noitalic_5f_nounderline"><text:span text:style-name="T6">An Bille um Laethanta Saoire Poiblí (Lá na Poblachta), 2016</text:span></text:span></text:p>
      <text:p text:style-name="shorttitleenglish_5f_frontpage"><text:span text:style-name="bold_5f_noitalic_5f_nounderline"><text:span text:style-name="T6">Public Holidays (Lá na Poblachta) Bill 2016</text:span></text:span></text:p>
      <text:p text:style-name="P7"/>
      <text:p text:style-name="asinitiated"><text:span text:style-name="bold_5f_noitalic_5f_nounderline"><text:span text:style-name="T7">Mar a tionscnaíodh</text:span></text:span></text:p>
      <text:p text:style-name="asinitiated"><text:span text:style-name="bold_5f_noitalic_5f_nounderline"><text:span text:style-name="T7">As initiated</text:span></text:span></text:p>
      <text:p text:style-name="hr"/>
      <text:p text:style-name="P31"/>
      <text:p text:style-name="hr"/>
      <text:p text:style-name="P13"><text:span text:style-name="bold_5f_noitalic_5f_nounderline"><text:span text:style-name="T2"><text:user-field-get text:name="EN_shorttitle">PUBLIC HOLIDAYS (LÁ NA POBLACHTA ) BILL 2016</text:user-field-get></text:span></text:span><text:span text:style-name="bold_5f_noitalic_5f_nounderline"><text:span text:style-name="T2"> </text:span></text:span></text:p>
      <text:p text:style-name="hr"/>
      <text:p text:style-name="P6"><text:span text:style-name="nobold_5f_italic_5f_nounderline"><text:user-field-get text:name="EN_DOC_STAGE">As initiated</text:user-field-get></text:span><text:span text:style-name="nobold_5f_italic_5f_nounderline"> </text:span></text:p>
      <text:p text:style-name="hr"/>
      <text:p text:style-name="arrangementofsections">CONTENTS</text:p>
      <text:p text:style-name="arrangementofsections"/>
      <text:p text:style-name="tocpartnumber"><text:bookmark-ref text:reference-format="text" text:ref-name="toc_book_1">PART 1</text:bookmark-ref></text:p>
      <text:p text:style-name="tocparttitle"><text:bookmark-ref text:reference-format="text" text:ref-name="toc_book_2">Preliminary and General</text:bookmark-ref></text:p>
      <text:p text:style-name="P11">Section</text:p>
      <text:p text:style-name="tocsectionnumber">1. <text:s/><text:bookmark-ref text:reference-format="text" text:ref-name="toc_book_3">Short title</text:bookmark-ref></text:p>
      <text:p text:style-name="tocsectionnumber">2. <text:s/><text:bookmark-ref text:reference-format="text" text:ref-name="toc_book_4">Interpretation</text:bookmark-ref></text:p>
      <text:p text:style-name="tocpartnumber"><text:bookmark-ref text:reference-format="text" text:ref-name="toc_book_5">PART 2</text:bookmark-ref></text:p>
      <text:p text:style-name="tocparttitle"><text:bookmark-ref text:reference-format="text" text:ref-name="toc_book_6">Lá na Poblachta</text:bookmark-ref></text:p>
      <text:p text:style-name="tocsectionnumber">3. <text:s/><text:bookmark-ref text:reference-format="text" text:ref-name="toc_book_7">Lá na Poblachta</text:bookmark-ref></text:p>
      <text:p text:style-name="tocpartnumber"><text:bookmark-ref text:reference-format="text" text:ref-name="toc_book_8">PART 3</text:bookmark-ref></text:p>
      <text:p text:style-name="tocparttitle"><text:bookmark-ref text:reference-format="text" text:ref-name="toc_book_9">Amendment to the Organisation of Working Time Act 1997</text:bookmark-ref></text:p>
      <text:p text:style-name="tocsectionnumber">4. <text:s/><text:bookmark-ref text:reference-format="text" text:ref-name="toc_book_10">Amendment to the Organisation of Working Time Act 1997</text:bookmark-ref></text:p>
      <text:p text:style-name="tocpartnumber"><text:bookmark-ref text:reference-format="text" text:ref-name="toc_book_11">PART 4</text:bookmark-ref></text:p>
      <text:p text:style-name="tocparttitle"><text:bookmark-ref text:reference-format="text" text:ref-name="toc_book_12">Bord Lá na Poblachta and Ciste Lá na Poblachta</text:bookmark-ref></text:p>
      <text:p text:style-name="tocsectionnumber">5. <text:s/><text:bookmark-ref text:reference-format="text" text:ref-name="toc_book_13">Bord Lá na Poblachta-establishment, functions and funding</text:bookmark-ref></text:p>
      <text:p text:style-name="tocsectionnumber">6. <text:s/><text:bookmark-ref text:reference-format="text" text:ref-name="toc_book_14">Ciste Lá na Poblachta</text:bookmark-ref></text:p>
      <text:p text:style-name="tocsectionnumber">7. <text:s/><text:bookmark-ref text:reference-format="text" text:ref-name="toc_book_15">Membership of An Bord</text:bookmark-ref></text:p>
      <text:p text:style-name="tocsectionnumber">8. <text:s/><text:bookmark-ref text:reference-format="text" text:ref-name="toc_book_16">Meetings of An Bord</text:bookmark-ref></text:p>
      <text:p text:style-name="tocsectionnumber">9. <text:s/><text:bookmark-ref text:reference-format="text" text:ref-name="toc_book_17">Disclosure of interests and confidentiality</text:bookmark-ref></text:p>
      <text:p text:style-name="tocsectionnumber">10. <text:s/><text:bookmark-ref text:reference-format="text" text:ref-name="toc_book_18">Committees of An Bord</text:bookmark-ref></text:p>
      <text:p text:style-name="tocsectionnumber">11. <text:s/><text:bookmark-ref text:reference-format="text" text:ref-name="toc_book_19">Annual reports and accounts of An Bord</text:bookmark-ref></text:p>
      <text:p text:style-name="tocsectionnumber">12. <text:s/><text:bookmark-ref text:reference-format="text" text:ref-name="toc_book_20">Expenses of Minster</text:bookmark-ref></text:p>
      <text:p text:style-name="tocsectionnumber"/>
      <text:p text:style-name="tocsectionnumber"/>
      <text:p text:style-name="P4"><text:span text:style-name="T1"><text:tab/>[</text:span><text:span text:style-name="T1"><text:user-field-get text:name="Footer">No. 45 of 2016</text:user-field-get></text:span><text:span text:style-name="T1">]</text:span></text:p>
      <text:p text:style-name="P32"/>
      <text:p text:style-name="hr"/>
      <text:p text:style-name="shorttitleirish"><text:user-field-get text:name="GA_shorttitle">AN BILLE UM LAETHANTA SAOIRE POIBLÍ (LÁ NA POBLACHTA), 2016</text:user-field-get></text:p>
      <text:p text:style-name="hr"/>
      <text:p text:style-name="P25"><text:span text:style-name="nobold_5f_italic_5f_nounderline"><text:user-field-get text:name="GA_DOC_STAGE">Mar a tionscnaíodh</text:user-field-get></text:span></text:p>
      <text:p text:style-name="hr"/>
      <text:p text:style-name="arrangementofsections">RIAR NA nALT</text:p>
      <text:p text:style-name="arrangementofsections"/>
      <text:p text:style-name="tocpartnumber">CUID 1</text:p>
      <text:p text:style-name="tocparttitle">Réamhráiteach agus Ginearálta</text:p>
      <text:p text:style-name="P11">Alt</text:p>
      <text:p text:style-name="tocsectionnumber">1. <text:s/>Gearrtheideal</text:p>
      <text:p text:style-name="tocsectionnumber">2. <text:s/>Léiriú</text:p>
      <text:p text:style-name="tocpartnumber">CUID 2</text:p>
      <text:p text:style-name="tocparttitle">Lá na Poblachta</text:p>
      <text:p text:style-name="tocsectionnumber">3. <text:s/>Lá na Poblachta</text:p>
      <text:p text:style-name="tocpartnumber">CUID 3</text:p>
      <text:p text:style-name="tocparttitle">Leasú ar an Acht um Eagrú Ama Oibre, 1997</text:p>
      <text:p text:style-name="tocsectionnumber">4. <text:s/>Leasú ar an Acht um Eagrú Ama Oibre, 1997</text:p>
      <text:p text:style-name="tocpartnumber">CUID 4</text:p>
      <text:p text:style-name="tocparttitle">Bord Lá na Poblachta agus Ciste Lá na Poblachta</text:p>
      <text:p text:style-name="tocsectionnumber">5. <text:s/>Bord Lá na Poblachta-bunú, feidhmeanna agus maoiniú</text:p>
      <text:p text:style-name="tocsectionnumber">6. <text:s/>Ciste Lá na Poblachta</text:p>
      <text:p text:style-name="tocsectionnumber">7. <text:s/>Comhaltas an Bhoird</text:p>
      <text:p text:style-name="tocsectionnumber">8. <text:s/>Cruinnithe den Bhord</text:p>
      <text:p text:style-name="tocsectionnumber">9. <text:s/>Nochtadh leasanna agus rúndacht</text:p>
      <text:p text:style-name="tocsectionnumber">10. <text:s/>Coistí den Bhord</text:p>
      <text:p text:style-name="tocsectionnumber">11. <text:s/>Tuarascálacha bliantúla agus cuntais an Bhoird</text:p>
      <text:p text:style-name="tocsectionnumber">12. <text:s/>Caiteachais an Aire</text:p>
      <text:p text:style-name="tocsectionnumber"/>
      <text:p text:style-name="tocsectionnumber"/>
      <text:p text:style-name="Footer">[Uimh. 45 de 2016]</text:p>
      <text:alphabetical-index text:style-name="Sect1" text:protected="true" text:name="Alphabetical Index1">
        <text:alphabetical-index-source text:sort-algorithm="alphanumeric" fo:language="en" fo:country="IE">
          <text:index-title-template text:style-name="actsreferredto">Acts Referred to</text:index-title-template>
          <text:alphabetical-index-entry-template text:outline-level="separator" text:style-name="Index_20_Separator">
            <text:index-entry-text/>
          </text:alphabetical-index-entry-template>
          <text:alphabetical-index-entry-template text:outline-level="1" text:style-name="actreferredto">
            <text:index-entry-text/>
          </text:alphabetical-index-entry-template>
          <text:alphabetical-index-entry-template text:outline-level="2" text:style-name="actreferredto">
            <text:index-entry-text/>
          </text:alphabetical-index-entry-template>
          <text:alphabetical-index-entry-template text:outline-level="3" text:style-name="actreferredto">
            <text:index-entry-text/>
          </text:alphabetical-index-entry-template>
        </text:alphabetical-index-source>
        <text:index-body>
          <text:index-title text:style-name="Sect1" text:name="Alphabetical Index1_Head">
            <text:p text:style-name="P10">Acts Referred to</text:p>
          </text:index-title>
          <text:p text:style-name="P12">Holiday (Employees) Act 1973 (No. 25)</text:p>
          <text:p text:style-name="P12">Organisation of Working Time Act 1997 (No. 20)</text:p>
        </text:index-body>
      </text:alphabetical-index>
      <text:p text:style-name="Standard"/>
      <text:p text:style-name="P35">Na hAchtanna dá dTagraítear</text:p>
      <text:p text:style-name="P12">Acht um Laethanta Saoire (Fostaithe), 1973 (Uimh. 25)</text:p>
      <text:p text:style-name="P12">Acht um Eagrú Ama Oibre, 1997 (Uimh. 20)</text:p>
      <text:p text:style-name="P8"/>
      <text:p text:style-name="hr"/>
      <text:p text:style-name="P13"><text:span text:style-name="bold_5f_noitalic_5f_nounderline"><text:span text:style-name="T2"><text:user-field-get text:name="EN_shorttitle">PUBLIC HOLIDAYS (LÁ NA POBLACHTA ) BILL 2016</text:user-field-get></text:span></text:span></text:p>
      <text:p text:style-name="hr"/>
      <text:p text:style-name="bill"><text:user-field-get text:name="STATUS">Bill</text:user-field-get></text:p>
      <text:p text:style-name="entitled">entitled</text:p>
      <text:p text:style-name="P14">An Act to provide for the amendment of the <text:alphabetical-index-mark text:string-value="Organisation of Working Time Act 1997 (No. 20)"/><text:a xlink:type="simple" xlink:href="http://www.irishstatutebook.ie/1997/en/act/pub/0020/index.html">Organisation of Working Time Act 1997</text:a> <text:s/>and establishment of a body to be known as Bord Lá na Poblachta and for related matters.</text:p>
      <text:p text:style-name="enacted">Be it enacted by the Oireachtas as follows:</text:p>
      <text:p text:style-name="partnumber"><text:bookmark-start text:name="toc_book_1"/>PART <text:reference-mark-start text:name="partnumber_1"/><text:sequence text:ref-name="refpartnumber0" text:name="partnumber" style:num-format="1">1</text:sequence><text:bookmark-end text:name="toc_book_1"/><text:reference-mark-end text:name="partnumber_1"/></text:p>
      <text:p text:style-name="parttitle"><text:bookmark-start text:name="toc_book_2"/>Preliminary and General<text:bookmark-end text:name="toc_book_2"/></text:p>
      <text:p text:style-name="shouldernote"><text:bookmark-start text:name="toc_book_3"/>Short title<text:bookmark-end text:name="toc_book_3"/></text:p>
      <text:p text:style-name="section"><text:reference-mark-start text:name="sectionnumber_1"/><text:span text:style-name="T2"><text:sequence text:ref-name="refsectionnumber0" text:name="sectionnumber" style:num-format="1">1</text:sequence></text:span><text:reference-mark-end text:name="sectionnumber_1"/><text:span text:style-name="T2">.</text:span><text:tab/>This Act may be cited as the Public Holidays (Lá na Poblachta) Act 2016.</text:p>
      <text:p text:style-name="shouldernote"><text:bookmark-start text:name="toc_book_4"/>Interpretation<text:bookmark-end text:name="toc_book_4"/></text:p>
      <text:p text:style-name="section"><text:reference-mark-start text:name="sectionnumber_2"/><text:span text:style-name="T2"><text:sequence text:ref-name="refsectionnumber1" text:name="sectionnumber" text:formula="ooow:sectionnumber+1" style:num-format="1">2</text:sequence></text:span><text:reference-mark-end text:name="sectionnumber_2"/><text:span text:style-name="T2">.</text:span><text:tab/>In this Act⁠—</text:p>
      <text:p text:style-name="subsection"><text:tab/><text:tab/>“Minister” means the Minister for Regional Development, Rural Affairs, Arts and the Gaeltacht;</text:p>
      <text:p text:style-name="subsection"><text:tab/><text:tab/>“public holiday” has the meaning assigned to it in the <text:alphabetical-index-mark text:string-value="Holiday (Employees) Act 1973 (No. 25)"/><text:a xlink:type="simple" xlink:href="http://www.irishstatutebook.ie/eli/1973/act/25/enacted/en/print.html">Holiday (Employees) Act 1973</text:a>.</text:p>
      <text:p text:style-name="partnumber"><text:bookmark-start text:name="toc_book_5"/>PART <text:reference-mark-start text:name="partnumber_2"/><text:sequence text:ref-name="refpartnumber1" text:name="partnumber" text:formula="ooow:partnumber+1" style:num-format="1">2</text:sequence><text:bookmark-end text:name="toc_book_5"/><text:reference-mark-end text:name="partnumber_2"/></text:p>
      <text:p text:style-name="parttitle"><text:bookmark-start text:name="toc_book_6"/>Lá na Poblachta<text:bookmark-end text:name="toc_book_6"/></text:p>
      <text:p text:style-name="shouldernote"><text:bookmark-start text:name="toc_book_7"/>Lá na Poblachta<text:bookmark-end text:name="toc_book_7"/></text:p>
      <text:p text:style-name="section"><text:reference-mark-start text:name="sectionnumber_3"/><text:span text:style-name="T2"><text:sequence text:ref-name="refsectionnumber2" text:name="sectionnumber" text:formula="ooow:sectionnumber+1" style:num-format="1">3</text:sequence></text:span><text:reference-mark-end text:name="sectionnumber_3"/><text:span text:style-name="T2">.</text:span><text:tab/>That April 24th in each calendar year shall be a public holiday within the meaning of the <text:alphabetical-index-mark text:string-value="Holiday (Employees) Act 1973 (No. 25)"/><text:a xlink:type="simple" xlink:href="http://www.irishstatutebook.ie/eli/1973/act/25/enacted/en/print.html">Holiday (Employees) Act 1973</text:a>. This public holiday shall be known and referred to as Lá na Poblachta.</text:p>
      <text:p text:style-name="section"><text:tab/>In the event of that date falling on either a Saturday or Sunday that the succeeding Monday, be the public holiday, unless it is Easter Sunday and the preceding Saturday, in which case the public holiday shall be on the Friday preceding.</text:p>
      <text:p text:style-name="P33"/>
      <text:p text:style-name="hr"/>
      <text:p text:style-name="shorttitleirish"><text:hidden-text text:condition="ooow:" text:string-value="P8:L1" text:is-hidden="true"/><text:user-field-get text:name="GA_shorttitle">AN BILLE UM LAETHANTA SAOIRE POIBLÍ (LÁ NA POBLACHTA), 2016</text:user-field-get></text:p>
      <text:p text:style-name="hr"/>
      <text:p text:style-name="bill"><text:hidden-text text:condition="ooow:" text:string-value="P8:L2" text:is-hidden="true"/><text:user-field-get text:name="STATUS">Bill</text:user-field-get>e</text:p>
      <text:p text:style-name="entitled"><text:hidden-text text:condition="ooow:" text:string-value="P8:L3" text:is-hidden="true"/>dá ngairtear</text:p>
      <text:p text:style-name="P14"><text:hidden-text text:condition="ooow:" text:string-value="P8:L4" text:is-hidden="true"/>Acht do dhéanamh socrú maidir leis an <text:alphabetical-index-mark text:string-value="Organisation of Working Time Act 1997 (No. 20)"/><text:a xlink:type="simple" xlink:href="http://www.irishstatutebook.ie/1997/en/act/pub/0020/index.html">tAcht um Eagrú Ama Oibre, 1997</text:a> a leasú agus <text:hidden-text text:condition="ooow:" text:string-value="P8:L5" text:is-hidden="true"/>maidir le comhlacht a bhunú ar a dtabharfar Bord Lá na Poblachta agus i dtaobh nithe <text:hidden-text text:condition="ooow:" text:string-value="P8:L6" text:is-hidden="true"/>gaolmhara.</text:p>
      <text:p text:style-name="enacted"><text:hidden-text text:condition="ooow:" text:string-value="P8:L7" text:is-hidden="true"/>Achtaítear ag an Oireachtas mar a leanas:</text:p>
      <text:p text:style-name="partnumber"><text:hidden-text text:condition="ooow:" text:string-value="P8:L8" text:is-hidden="true"/><text:bookmark-start text:name="toc_book_110"/>CUID <text:sequence text:ref-name="refpartnumber2" text:name="partnumber" style:num-format="1">1</text:sequence><text:bookmark-end text:name="toc_book_110"/></text:p>
      <text:p text:style-name="parttitle"><text:hidden-text text:condition="ooow:" text:string-value="P8:L9" text:is-hidden="true"/><text:bookmark-start text:name="toc_book_21"/>Réamhráiteach agus Ginearálta<text:bookmark-end text:name="toc_book_21"/></text:p>
      <text:p text:style-name="shouldernote"><text:hidden-text text:condition="ooow:" text:string-value="P8:L10" text:is-hidden="true"/><text:bookmark-start text:name="toc_book_31"/>Gearrtheideal<text:bookmark-end text:name="toc_book_31"/></text:p>
      <text:p text:style-name="section"><text:hidden-text text:condition="ooow:" text:string-value="P8:L11" text:is-hidden="true"/><text:span text:style-name="T2"><text:sequence text:ref-name="refsectionnumber3" text:name="sectionnumber" style:num-format="1">1</text:sequence></text:span><text:span text:style-name="T2">.</text:span><text:tab/>Féadfar an tAcht um Laethanta Saoire Poiblí (Lá na Poblachta), 2016 a ghairm den Acht <text:hidden-text text:condition="ooow:" text:string-value="P8:L12" text:is-hidden="true"/>seo.</text:p>
      <text:p text:style-name="shouldernote"><text:hidden-text text:condition="ooow:" text:string-value="P8:L13" text:is-hidden="true"/><text:bookmark-start text:name="toc_book_41"/>Léiriú<text:bookmark-end text:name="toc_book_41"/></text:p>
      <text:p text:style-name="section"><text:hidden-text text:condition="ooow:" text:string-value="P8:L14" text:is-hidden="true"/><text:span text:style-name="T2"><text:sequence text:ref-name="refsectionnumber4" text:name="sectionnumber" text:formula="ooow:sectionnumber+1" style:num-format="1">2</text:sequence></text:span><text:span text:style-name="T2">.</text:span><text:tab/>San Acht seo⁠—</text:p>
      <text:p text:style-name="subsection"><text:hidden-text text:condition="ooow:" text:string-value="P8:L15" text:is-hidden="true"/><text:tab/><text:tab/>ciallaíonn “an tAire” an tAire Forbartha Réigiúnaí, Gnóthaí Tuaithe, Ealaíon agus <text:hidden-text text:condition="ooow:" text:string-value="P8:L16" text:is-hidden="true"/>Gaeltachta;</text:p>
      <text:p text:style-name="subsection"><text:hidden-text text:condition="ooow:" text:string-value="P8:L17" text:is-hidden="true"/><text:tab/><text:tab/>tá le “lá saoire poiblí” an bhrí a shanntar dó san Acht um Laethanta Saoire (Fostaithe), <text:hidden-text text:condition="ooow:" text:string-value="P8:L18" text:is-hidden="true"/>1973.</text:p>
      <text:p text:style-name="partnumber"><text:hidden-text text:condition="ooow:" text:string-value="P8:L19" text:is-hidden="true"/><text:bookmark-start text:name="toc_book_51"/>CUID <text:sequence text:ref-name="refpartnumber3" text:name="partnumber" text:formula="ooow:partnumber+1" style:num-format="1">2</text:sequence><text:bookmark-end text:name="toc_book_51"/></text:p>
      <text:p text:style-name="parttitle"><text:hidden-text text:condition="ooow:" text:string-value="P8:L20" text:is-hidden="true"/><text:bookmark-start text:name="toc_book_61"/>Lá na Poblachta<text:bookmark-end text:name="toc_book_61"/></text:p>
      <text:p text:style-name="shouldernote"><text:hidden-text text:condition="ooow:" text:string-value="P8:L21" text:is-hidden="true"/><text:bookmark-start text:name="toc_book_71"/>Lá na Poblachta<text:bookmark-end text:name="toc_book_71"/></text:p>
      <text:p text:style-name="P26"><text:hidden-text text:condition="ooow:" text:string-value="P8:L22" text:is-hidden="true"/><text:span text:style-name="T2"><text:sequence text:ref-name="refsectionnumber5" text:name="sectionnumber" text:formula="ooow:sectionnumber+1" style:num-format="1">3</text:sequence></text:span><text:span text:style-name="T2">.</text:span><text:tab/>Is lá saoire poiblí de réir bhrí an Achta um Laethanta Saoire (Fostaithe), 1973 an 24 <text:hidden-text text:condition="ooow:" text:string-value="P8:L23" text:is-hidden="true"/>Aibreán i ngach bliain féilire. Tabharfar Lá na Poblachta ar an tsaoire phoiblí sin agus <text:hidden-text text:condition="ooow:" text:string-value="P8:L24" text:is-hidden="true"/>gairfear Lá na Poblachta di.</text:p>
      <text:p text:style-name="P26"><text:hidden-text text:condition="ooow:" text:string-value="P8:L25" text:is-hidden="true"/><text:tab/>I gcás go dtiteann an dáta sin ar Shatharn nó ar Dhomhnach is ar an Luan ina dhiaidh a <text:hidden-text text:condition="ooow:" text:string-value="P8:L26" text:is-hidden="true"/>bheidh an lá saoire poiblí, mura Domhnach Cásca agus an Satharn roimhe a bheidh i <text:hidden-text text:condition="ooow:" text:string-value="P8:L27" text:is-hidden="true"/>gceist, agus sa chás sin is ar an Aoine roimhe a bheidh an lá saoire poiblí.</text:p>
      <text:p text:style-name="partnumber"><text:soft-page-break/><text:hidden-text text:condition="ooow:" text:string-value="P9:L1" text:is-hidden="true"/><text:bookmark-start text:name="toc_book_8"/>PART <text:reference-mark-start text:name="partnumber_3"/><text:sequence text:ref-name="refpartnumber4" text:name="partnumber" text:formula="ooow:partnumber+1" style:num-format="1">3</text:sequence><text:bookmark-end text:name="toc_book_8"/><text:reference-mark-end text:name="partnumber_3"/></text:p>
      <text:p text:style-name="parttitle"><text:hidden-text text:condition="ooow:" text:string-value="P9:L2" text:is-hidden="true"/><text:bookmark-start text:name="toc_book_9"/>Amendment to the <text:alphabetical-index-mark text:string-value="Organisation of Working Time Act 1997 (No. 20)"/><text:a xlink:type="simple" xlink:href="http://www.irishstatutebook.ie/1997/en/act/pub/0020/index.html">Organisation of Working Time Act 1997</text:a><text:bookmark-end text:name="toc_book_9"/></text:p>
      <text:p text:style-name="shouldernote"><text:hidden-text text:condition="ooow:" text:string-value="P9:L3" text:is-hidden="true"/><text:bookmark-start text:name="toc_book_10"/>Amendment to the Organisation of Working Time Act 1997<text:bookmark-end text:name="toc_book_10"/></text:p>
      <text:p text:style-name="section"><text:hidden-text text:condition="ooow:" text:string-value="P9:L4" text:is-hidden="true"/><text:reference-mark-start text:name="sectionnumber_4"/><text:span text:style-name="T2"><text:sequence text:ref-name="refsectionnumber6" text:name="sectionnumber" text:formula="ooow:sectionnumber+1" style:num-format="1">4</text:sequence></text:span><text:reference-mark-end text:name="sectionnumber_4"/><text:span text:style-name="T2">.</text:span><text:tab/>The <text:alphabetical-index-mark text:string-value="Organisation of Working Time Act 1997 (No. 20)"/><text:a xlink:type="simple" xlink:href="http://www.irishstatutebook.ie/1997/en/act/pub/0020/index.html">Organisation of Working Time Act 1997</text:a> is amended in paragraph 1 of the Second <text:hidden-text text:condition="ooow:" text:string-value="P9:L5" text:is-hidden="true"/>Schedule to that Act by the substitution of the following for subparagraph (g):</text:p>
      <text:p text:style-name="paragraph_5f_insert"><text:hidden-text text:condition="ooow:" text:string-value="P9:L6" text:is-hidden="true"/><text:tab/>“(g)<text:tab/>that the 24th of April in each calendar year,</text:p>
      <text:p text:style-name="paragraph_5f_insert"><text:hidden-text text:condition="ooow:" text:string-value="P9:L7" text:is-hidden="true"/><text:tab/>(h)<text:tab/>any other day or days prescribed for the purposes of this <text:hidden-text text:condition="ooow:" text:string-value="P9:L8" text:is-hidden="true"/>paragraph.”.</text:p>
      <text:p text:style-name="partnumber"><text:hidden-text text:condition="ooow:" text:string-value="P9:L9" text:is-hidden="true"/><text:bookmark-start text:name="toc_book_11"/>PART <text:reference-mark-start text:name="partnumber_4"/><text:sequence text:ref-name="refpartnumber5" text:name="partnumber" text:formula="ooow:partnumber+1" style:num-format="1">4</text:sequence><text:bookmark-end text:name="toc_book_11"/><text:reference-mark-end text:name="partnumber_4"/></text:p>
      <text:p text:style-name="parttitle"><text:hidden-text text:condition="ooow:" text:string-value="P9:L10" text:is-hidden="true"/><text:bookmark-start text:name="toc_book_12"/>Bord Lá na Poblachta and Ciste Lá na Poblachta<text:bookmark-end text:name="toc_book_12"/></text:p>
      <text:p text:style-name="shouldernote"><text:hidden-text text:condition="ooow:" text:string-value="P9:L11" text:is-hidden="true"/><text:bookmark-start text:name="toc_book_13"/>Bord Lá na Poblachta-establishment, functions and funding<text:bookmark-end text:name="toc_book_13"/></text:p>
      <text:p text:style-name="subsection"><text:hidden-text text:condition="ooow:" text:string-value="P9:L12" text:is-hidden="true"/><text:reference-mark-start text:name="sectionnumber_5"/><text:span text:style-name="T2"><text:sequence text:ref-name="refsectionnumber7" text:name="sectionnumber" text:formula="ooow:sectionnumber+1" style:num-format="1">5</text:sequence></text:span><text:reference-mark-end text:name="sectionnumber_5"/><text:span text:style-name="T2">.</text:span><text:tab/><text:reference-mark-start text:name="subsectionnumber_1"/>(<text:sequence text:ref-name="refsubsectionnumber0" text:name="subsectionnumber" style:num-format="1">1</text:sequence>)<text:reference-mark-end text:name="subsectionnumber_1"/><text:tab/>There shall stand established, on the establishment day, a body to be known as Bord <text:hidden-text text:condition="ooow:" text:string-value="P9:L13" text:is-hidden="true"/>Lá na Poblachta, and in this Act referred to as “An Bord”, to perform the functions <text:hidden-text text:condition="ooow:" text:string-value="P9:L14" text:is-hidden="true"/>assigned to it by this Act.</text:p>
      <text:p text:style-name="subsection"><text:hidden-text text:condition="ooow:" text:string-value="P9:L15" text:is-hidden="true"/><text:tab/><text:reference-mark-start text:name="subsectionnumber_2"/>(<text:sequence text:ref-name="refsubsectionnumber1" text:name="subsectionnumber" text:formula="ooow:subsectionnumber+1" style:num-format="1">2</text:sequence>)<text:reference-mark-end text:name="subsectionnumber_2"/><text:tab/>The minister shall by order within a month from the passing of this Act appoint a day <text:hidden-text text:condition="ooow:" text:string-value="P9:L16" text:is-hidden="true"/>to be the establishment day for the purposes of this Act.</text:p>
      <text:p text:style-name="subsection"><text:hidden-text text:condition="ooow:" text:string-value="P9:L17" text:is-hidden="true"/><text:tab/><text:reference-mark-start text:name="subsectionnumber_3"/>(<text:sequence text:ref-name="refsubsectionnumber2" text:name="subsectionnumber" text:formula="ooow:subsectionnumber+1" style:num-format="1">3</text:sequence>)<text:reference-mark-end text:name="subsectionnumber_3"/><text:tab/>The function of An Bord shall be to annually promote, encourage, coordinate and <text:hidden-text text:condition="ooow:" text:string-value="P9:L18" text:is-hidden="true"/>fund a programme of events, in commemoration and appreciation of the contribution <text:hidden-text text:condition="ooow:" text:string-value="P9:L19" text:is-hidden="true"/>made to the Irish nation by those who, during the centuries of occupation of Ireland <text:hidden-text text:condition="ooow:" text:string-value="P9:L20" text:is-hidden="true"/>by a foreign power, gave their lives and liberty to pursue the freedom of the Irish <text:hidden-text text:condition="ooow:" text:string-value="P9:L21" text:is-hidden="true"/>nation. It shall also seek to raise awareness and promote discourse, analysis and <text:hidden-text text:condition="ooow:" text:string-value="P9:L22" text:is-hidden="true"/>understanding of the ideals and aspirations contained in the key revolutionary <text:hidden-text text:condition="ooow:" text:string-value="P9:L23" text:is-hidden="true"/>documents and events leading up to the declaration of the Irish Republic at the GPO <text:hidden-text text:condition="ooow:" text:string-value="P9:L24" text:is-hidden="true"/>on Monday 24th April, 1916.</text:p>
      <text:p text:style-name="subsection"><text:hidden-text text:condition="ooow:" text:string-value="P9:L25" text:is-hidden="true"/><text:tab/><text:reference-mark-start text:name="subsectionnumber_4"/>(<text:sequence text:ref-name="refsubsectionnumber3" text:name="subsectionnumber" text:formula="ooow:subsectionnumber+1" style:num-format="1">4</text:sequence>)<text:reference-mark-end text:name="subsectionnumber_4"/><text:tab/>This programme of events under <text:span text:style-name="T4">subsection</text:span> <text:span text:style-name="T4"><text:reference-ref text:reference-format="text" text:ref-name="subsectionnumber_3">(3)</text:reference-ref></text:span> shall take place primarily on Lá na <text:hidden-text text:condition="ooow:" text:string-value="P9:L26" text:is-hidden="true"/>Poblachta each year.</text:p>
      <text:p text:style-name="subsection"><text:hidden-text text:condition="ooow:" text:string-value="P9:L27" text:is-hidden="true"/><text:tab/><text:reference-mark-start text:name="subsectionnumber_5"/>(<text:sequence text:ref-name="refsubsectionnumber4" text:name="subsectionnumber" text:formula="ooow:subsectionnumber+1" style:num-format="1">5</text:sequence>)<text:reference-mark-end text:name="subsectionnumber_5"/><text:tab/>In promoting, encouraging, co-ordinating or funding the events referred to in <text:hidden-text text:condition="ooow:" text:string-value="P9:L28" text:is-hidden="true"/><text:span text:style-name="T4">subsection</text:span> <text:span text:style-name="T4"><text:reference-ref text:reference-format="text" text:ref-name="subsectionnumber_3">(3)</text:reference-ref></text:span>, An Bord shall ensure that such programme of events will include <text:hidden-text text:condition="ooow:" text:string-value="P9:L29" text:is-hidden="true"/>events to take place in each county of the thirty-two counties of Ireland and shall have <text:hidden-text text:condition="ooow:" text:string-value="P9:L30" text:is-hidden="true"/>no cover charge.</text:p>
      <text:p text:style-name="shouldernote"><text:hidden-text text:condition="ooow:" text:string-value="P9:L31" text:is-hidden="true"/><text:bookmark-start text:name="toc_book_14"/>Ciste Lá na Poblachta<text:bookmark-end text:name="toc_book_14"/></text:p>
      <text:p text:style-name="subsection"><text:hidden-text text:condition="ooow:" text:string-value="P9:L32" text:is-hidden="true"/><text:reference-mark-start text:name="sectionnumber_6"/><text:span text:style-name="T2"><text:sequence text:ref-name="refsectionnumber8" text:name="sectionnumber" text:formula="ooow:sectionnumber+1" style:num-format="1">6</text:sequence></text:span><text:reference-mark-end text:name="sectionnumber_6"/><text:span text:style-name="T2">.</text:span><text:tab/><text:reference-mark-start text:name="subsectionnumber_6"/>(<text:sequence text:ref-name="refsubsectionnumber5" text:name="subsectionnumber" style:num-format="1">1</text:sequence>)<text:reference-mark-end text:name="subsectionnumber_6"/><text:tab/>There shall be established by the minister, out of moneys provided by Oireachtas, a <text:hidden-text text:condition="ooow:" text:string-value="P9:L33" text:is-hidden="true"/>fund, to be known as Ciste Lá na Poblachta.</text:p>
      <text:p text:style-name="subsection"><text:hidden-text text:condition="ooow:" text:string-value="P9:L34" text:is-hidden="true"/><text:tab/><text:reference-mark-start text:name="subsectionnumber_7"/>(<text:sequence text:ref-name="refsubsectionnumber6" text:name="subsectionnumber" text:formula="ooow:subsectionnumber+1" style:num-format="1">2</text:sequence>)<text:reference-mark-end text:name="subsectionnumber_7"/><text:tab/>The functions of An Bord and the programme of events funded by An Bord shall be <text:hidden-text text:condition="ooow:" text:string-value="P9:L35" text:is-hidden="true"/>paid for out of Ciste Lá na Poblachta.</text:p>
      <text:p text:style-name="P36"><text:hidden-text text:condition="ooow:" text:string-value="P10:L1" text:is-hidden="true"/><text:bookmark-start text:name="toc_book_81"/>CUID <text:bookmark-end text:name="toc_book_81"/>3</text:p>
      <text:p text:style-name="parttitle"><text:hidden-text text:condition="ooow:" text:string-value="P10:L2" text:is-hidden="true"/><text:bookmark-start text:name="toc_book_91"/>Leasú ar an Acht um Eagrú Ama Oibre, 1997<text:bookmark-end text:name="toc_book_91"/></text:p>
      <text:p text:style-name="shouldernote"><text:hidden-text text:condition="ooow:" text:string-value="P10:L3" text:is-hidden="true"/><text:bookmark-start text:name="toc_book_101"/>Leasú ar an Acht um Eagrú Ama Oibre, 1997<text:bookmark-end text:name="toc_book_101"/></text:p>
      <text:p text:style-name="section"><text:hidden-text text:condition="ooow:" text:string-value="P10:L4" text:is-hidden="true"/><text:span text:style-name="T3">4</text:span><text:span text:style-name="T2">.</text:span><text:tab/>Leasaítear an tAcht um Eagrú Ama Oibre, 1977, i mír 1 den Dara Sceideal a ghabhann <text:hidden-text text:condition="ooow:" text:string-value="P10:L5" text:is-hidden="true"/>leis an Acht sin, tríd an méid seo a leanas a chur in ionad fhomhír (g):</text:p>
      <text:p text:style-name="paragraph_5f_insert"><text:hidden-text text:condition="ooow:" text:string-value="P10:L6" text:is-hidden="true"/><text:tab/>“(g)<text:tab/>an 24 Aibreán i ngach bliain féilire,</text:p>
      <text:p text:style-name="paragraph_5f_insert"><text:hidden-text text:condition="ooow:" text:string-value="P10:L7" text:is-hidden="true"/><text:tab/>(h)<text:tab/>aon lá nó laethanta eile a fhorordófar chun críocha na míre seo.”.</text:p>
      <text:p text:style-name="partnumber"><text:hidden-text text:condition="ooow:" text:string-value="P10:L8" text:is-hidden="true"/><text:bookmark-start text:name="toc_book_111"/>CUID <text:bookmark-end text:name="toc_book_111"/>4</text:p>
      <text:p text:style-name="parttitle"><text:hidden-text text:condition="ooow:" text:string-value="P10:L9" text:is-hidden="true"/><text:bookmark-start text:name="toc_book_121"/>Bord Lá na Poblachta agus Ciste Lá na Poblachta<text:bookmark-end text:name="toc_book_121"/></text:p>
      <text:p text:style-name="shouldernote"><text:hidden-text text:condition="ooow:" text:string-value="P10:L10" text:is-hidden="true"/><text:bookmark-start text:name="toc_book_131"/>Bord Lá na Poblachta—bunú, feidhmeanna agus maoiniú<text:bookmark-end text:name="toc_book_131"/></text:p>
      <text:p text:style-name="subsection"><text:hidden-text text:condition="ooow:" text:string-value="P10:L11" text:is-hidden="true"/><text:span text:style-name="T3">5</text:span><text:span text:style-name="T2">.</text:span><text:tab/>(<text:sequence text:ref-name="refsubsectionnumber7" text:name="subsectionnumber" style:num-format="1">1</text:sequence>)<text:tab/>Beidh arna bhunú, ar an lá bunaithe, comhlacht ar a dtabharfar Bord Lá na Poblachta, <text:hidden-text text:condition="ooow:" text:string-value="P10:L12" text:is-hidden="true"/>agus dá ngairtear “an Bord” san Acht seo, chun na feidhmeanna a shanntar dó leis <text:hidden-text text:condition="ooow:" text:string-value="P10:L13" text:is-hidden="true"/>Acht seo a chomhlíonadh.</text:p>
      <text:p text:style-name="subsection"><text:hidden-text text:condition="ooow:" text:string-value="P10:L14" text:is-hidden="true"/><text:tab/>(<text:sequence text:ref-name="refsubsectionnumber8" text:name="subsectionnumber" text:formula="ooow:subsectionnumber+1" style:num-format="1">2</text:sequence>)<text:tab/>Déanfaidh an tAire, le hordú, laistigh de mhí amháin tar éis an tAcht seo a rith, lá a <text:hidden-text text:condition="ooow:" text:string-value="P10:L15" text:is-hidden="true"/>cheapadh chun bheith ina lá bunaithe chun críocha an Achta seo.</text:p>
      <text:p text:style-name="subsection"><text:hidden-text text:condition="ooow:" text:string-value="P10:L16" text:is-hidden="true"/><text:tab/>(<text:sequence text:ref-name="refsubsectionnumber9" text:name="subsectionnumber" text:formula="ooow:subsectionnumber+1" style:num-format="1">3</text:sequence>)<text:tab/>Is é feidhm an Bhoird clár imeachtaí a chur cinn, a spreagadh, a chomhordú agus a <text:hidden-text text:condition="ooow:" text:string-value="P10:L17" text:is-hidden="true"/>mhaoiniú gach bliain, mar chomóradh ar a bhfuil déanta agus in ómós dá bhfuil <text:hidden-text text:condition="ooow:" text:string-value="P10:L18" text:is-hidden="true"/>déanta ar son náisiún na hÉireann acu sin a chaill a mbeatha agus a saoirse féin ar son <text:hidden-text text:condition="ooow:" text:string-value="P10:L19" text:is-hidden="true"/>shaoirse an náisiúin Éireannaigh le linn na gcéadta bliain a raibh Éire faoi <text:hidden-text text:condition="ooow:" text:string-value="P10:L20" text:is-hidden="true"/>fhorghabháil ag cumhacht ghallda. Féachfar freisin le feasacht a fheabhsú agus le <text:hidden-text text:condition="ooow:" text:string-value="P10:L21" text:is-hidden="true"/>díospóireacht, le hanailís agus le tuiscint a chur chun cinn maidir leis na hidéil agus <text:hidden-text text:condition="ooow:" text:string-value="P10:L22" text:is-hidden="true"/>na hardmhianta atá sna doiciméid réabhlóideacha fhíorthábhachtacha agus a bhain leis <text:hidden-text text:condition="ooow:" text:string-value="P10:L23" text:is-hidden="true"/>na himeachtaí ar eascair forógra Phoblacht na hÉireann in Ard-Oifig an Phoist ar an <text:hidden-text text:condition="ooow:" text:string-value="P10:L24" text:is-hidden="true"/>Luan, an 24 Aibreán, 1916 astu.</text:p>
      <text:p text:style-name="subsection"><text:hidden-text text:condition="ooow:" text:string-value="P10:L25" text:is-hidden="true"/><text:tab/>(<text:sequence text:ref-name="refsubsectionnumber10" text:name="subsectionnumber" text:formula="ooow:subsectionnumber+1" style:num-format="1">4</text:sequence>)<text:tab/>Is ar Lá na Poblachta go príomha a tharlóidh an clár imeachtaí sin faoi <text:span text:style-name="T5">fho-alt (3)</text:span> gach <text:hidden-text text:condition="ooow:" text:string-value="P10:L26" text:is-hidden="true"/>bliain.</text:p>
      <text:p text:style-name="subsection"><text:hidden-text text:condition="ooow:" text:string-value="P10:L27" text:is-hidden="true"/><text:tab/>(<text:sequence text:ref-name="refsubsectionnumber11" text:name="subsectionnumber" text:formula="ooow:subsectionnumber+1" style:num-format="1">5</text:sequence>)<text:tab/>Le linn dó na himeachtaí dá dtagraítear i <text:span text:style-name="T5">bhfo-alt (3)</text:span> a chur chun cinn, a spreagadh, a <text:hidden-text text:condition="ooow:" text:string-value="P10:L28" text:is-hidden="true"/>chomhordú nó a mhaoiniú, cinnteoidh an Bord go gcuimseoidh an clár imeachtaí sin <text:hidden-text text:condition="ooow:" text:string-value="P10:L29" text:is-hidden="true"/>imeachtaí a tharlóidh i ngach contae den dá chontae is tríocha in Éirinn agus nach <text:hidden-text text:condition="ooow:" text:string-value="P10:L30" text:is-hidden="true"/>mbeidh táille iontrála i gceist.</text:p>
      <text:p text:style-name="shouldernote"><text:hidden-text text:condition="ooow:" text:string-value="P10:L31" text:is-hidden="true"/><text:bookmark-start text:name="toc_book_141"/>Ciste Lá na Poblachta<text:bookmark-end text:name="toc_book_141"/></text:p>
      <text:p text:style-name="subsection"><text:hidden-text text:condition="ooow:" text:string-value="P10:L32" text:is-hidden="true"/><text:span text:style-name="T2">6.</text:span><text:tab/>(<text:sequence text:ref-name="refsubsectionnumber12" text:name="subsectionnumber" style:num-format="1">1</text:sequence>)<text:tab/>Bunóidh an tAire, as airgead a sholáthróidh an tOireachtas, ciste ar a dtabharfar Ciste <text:hidden-text text:condition="ooow:" text:string-value="P10:L33" text:is-hidden="true"/>Lá na Poblachta.</text:p>
      <text:p text:style-name="subsection"><text:hidden-text text:condition="ooow:" text:string-value="P10:L34" text:is-hidden="true"/><text:tab/>(<text:sequence text:ref-name="refsubsectionnumber13" text:name="subsectionnumber" text:formula="ooow:subsectionnumber+1" style:num-format="1">2</text:sequence>)<text:tab/>Déanfar na costais a bhaineann le feidhmeanna an Bhoird agus leis an gclár imeachtaí <text:hidden-text text:condition="ooow:" text:string-value="P10:L35" text:is-hidden="true"/>a mhaoineoidh an Bord a íoc as Ciste Lá na Poblachta.</text:p>
      <text:p text:style-name="P37"><text:hidden-text text:condition="ooow:" text:string-value="P11:L1" text:is-hidden="true"/><text:bookmark-start text:name="toc_book_15"/>Membership of An Bord<text:bookmark-end text:name="toc_book_15"/></text:p>
      <text:p text:style-name="subsection"><text:hidden-text text:condition="ooow:" text:string-value="P11:L2" text:is-hidden="true"/><text:reference-mark-start text:name="sectionnumber_7"/><text:span text:style-name="T2"><text:sequence text:ref-name="refsectionnumber9" text:name="sectionnumber" text:formula="ooow:sectionnumber+1" style:num-format="1">7</text:sequence></text:span><text:reference-mark-end text:name="sectionnumber_7"/><text:span text:style-name="T2">.</text:span><text:tab/><text:reference-mark-start text:name="subsectionnumber_8"/>(<text:sequence text:ref-name="refsubsectionnumber14" text:name="subsectionnumber" style:num-format="1">1</text:sequence>)<text:reference-mark-end text:name="subsectionnumber_8"/><text:tab/>An Bord shall consist of the 12 members, who shall be appointed by the Minister, <text:hidden-text text:condition="ooow:" text:string-value="P11:L3" text:is-hidden="true"/>following on their nomination by the Oireachtas joint Committee on Regional <text:hidden-text text:condition="ooow:" text:string-value="P11:L4" text:is-hidden="true"/>Development, Rural Affairs, Arts and the Gaeltacht, having in its opinion a special <text:hidden-text text:condition="ooow:" text:string-value="P11:L5" text:is-hidden="true"/>interest and expertise in matters relating to the functions of An Bord.</text:p>
      <text:p text:style-name="subsection"><text:hidden-text text:condition="ooow:" text:string-value="P11:L6" text:is-hidden="true"/><text:tab/><text:reference-mark-start text:name="subsectionnumber_9"/>(<text:sequence text:ref-name="refsubsectionnumber15" text:name="subsectionnumber" text:formula="ooow:subsectionnumber+1" style:num-format="1">2</text:sequence>)<text:reference-mark-end text:name="subsectionnumber_9"/><text:tab/>The Minister shall appoint from amongst the 12 members referred to in <text:span text:style-name="T5">subsection </text:span><text:span text:style-name="T5"><text:reference-ref text:reference-format="text" text:ref-name="subsectionnumber_8">(1)</text:reference-ref></text:span><text:span text:style-name="T5"> </text:span><text:span text:style-name="T5"><text:hidden-text text:condition="ooow:" text:string-value="P11:L7" text:is-hidden="true"/></text:span>a member to be Cathaoirleach of An Bord.</text:p>
      <text:p text:style-name="subsection"><text:hidden-text text:condition="ooow:" text:string-value="P11:L8" text:is-hidden="true"/><text:tab/><text:reference-mark-start text:name="subsectionnumber_10"/>(<text:sequence text:ref-name="refsubsectionnumber16" text:name="subsectionnumber" text:formula="ooow:subsectionnumber+1" style:num-format="1">3</text:sequence>)<text:reference-mark-end text:name="subsectionnumber_10"/><text:tab/>The term membership of An Bord shall be five years and every member of An Bord <text:hidden-text text:condition="ooow:" text:string-value="P11:L9" text:is-hidden="true"/>shall hold office for a period of five years from the date of their appointment.</text:p>
      <text:p text:style-name="subsection"><text:hidden-text text:condition="ooow:" text:string-value="P11:L10" text:is-hidden="true"/><text:tab/><text:reference-mark-start text:name="subsectionnumber_11"/>(<text:sequence text:ref-name="refsubsectionnumber17" text:name="subsectionnumber" text:formula="ooow:subsectionnumber+1" style:num-format="1">4</text:sequence>)<text:reference-mark-end text:name="subsectionnumber_11"/><text:tab/>On each expiration of a term of membership of An Bord, the Minister shall appoint <text:hidden-text text:condition="ooow:" text:string-value="P11:L11" text:is-hidden="true"/>another 12 persons as per <text:span text:style-name="T5">subsection</text:span> <text:span text:style-name="T4"><text:reference-ref text:reference-format="text" text:ref-name="subsectionnumber_8">(1)</text:reference-ref></text:span>, <text:span text:style-name="T4"><text:reference-ref text:reference-format="text" text:ref-name="subsectionnumber_9">(2)</text:reference-ref></text:span> and <text:span text:style-name="T4"><text:reference-ref text:reference-format="text" text:ref-name="subsectionnumber_10">(3)</text:reference-ref></text:span>.</text:p>
      <text:p text:style-name="subsection"><text:hidden-text text:condition="ooow:" text:string-value="P11:L12" text:is-hidden="true"/><text:tab/><text:reference-mark-start text:name="subsectionnumber_12"/>(<text:sequence text:ref-name="refsubsectionnumber18" text:name="subsectionnumber" text:formula="ooow:subsectionnumber+1" style:num-format="1">5</text:sequence>)<text:reference-mark-end text:name="subsectionnumber_12"/><text:tab/>An outgoing member of An Bord shall not be eligible for re-appointment to An Bord, <text:hidden-text text:condition="ooow:" text:string-value="P11:L13" text:is-hidden="true"/>but a person who has been a member of An Bord in the past, but not during the <text:hidden-text text:condition="ooow:" text:string-value="P11:L14" text:is-hidden="true"/>immediately preceding term of An Bord shall be eligible for appointment again as a <text:hidden-text text:condition="ooow:" text:string-value="P11:L15" text:is-hidden="true"/>member of An Bord.</text:p>
      <text:p text:style-name="subsection"><text:hidden-text text:condition="ooow:" text:string-value="P11:L16" text:is-hidden="true"/><text:tab/><text:reference-mark-start text:name="subsectionnumber_13"/>(<text:sequence text:ref-name="refsubsectionnumber19" text:name="subsectionnumber" text:formula="ooow:subsectionnumber+1" style:num-format="1">6</text:sequence>)<text:reference-mark-end text:name="subsectionnumber_13"/><text:tab/>A member of An Bord may resign from office by notice in writing given to the <text:hidden-text text:condition="ooow:" text:string-value="P11:L17" text:is-hidden="true"/>Minister, and the resignation shall take effect on the date on which the Minister <text:hidden-text text:condition="ooow:" text:string-value="P11:L18" text:is-hidden="true"/>receives the notice.</text:p>
      <text:p text:style-name="subsection"><text:hidden-text text:condition="ooow:" text:string-value="P11:L19" text:is-hidden="true"/><text:tab/><text:reference-mark-start text:name="subsectionnumber_14"/>(<text:sequence text:ref-name="refsubsectionnumber20" text:name="subsectionnumber" text:formula="ooow:subsectionnumber+1" style:num-format="1">7</text:sequence>)<text:reference-mark-end text:name="subsectionnumber_14"/><text:tab/>A member of An Bord shall, subject to the provisions of this Act, hold office upon <text:hidden-text text:condition="ooow:" text:string-value="P11:L20" text:is-hidden="true"/>such terms and conditions (including terms and conditions relating to remuneration <text:hidden-text text:condition="ooow:" text:string-value="P11:L21" text:is-hidden="true"/>and allowances) as may be determined by the Minister, in consultation with the <text:hidden-text text:condition="ooow:" text:string-value="P11:L22" text:is-hidden="true"/>Oireachtas Joint Committee on Regional Development, Rural Affairs, Arts and the <text:hidden-text text:condition="ooow:" text:string-value="P11:L23" text:is-hidden="true"/>Gaeltacht.</text:p>
      <text:p text:style-name="subsection"><text:hidden-text text:condition="ooow:" text:string-value="P11:L24" text:is-hidden="true"/><text:tab/><text:reference-mark-start text:name="subsectionnumber_15"/>(<text:sequence text:ref-name="refsubsectionnumber21" text:name="subsectionnumber" text:formula="ooow:subsectionnumber+1" style:num-format="1">8</text:sequence>)<text:reference-mark-end text:name="subsectionnumber_15"/><text:tab/>The Minister shall at any time, following a request from the Oireachtas Joint <text:hidden-text text:condition="ooow:" text:string-value="P11:L25" text:is-hidden="true"/>Committee on Regional Development, Rural Affairs, Arts and the Gaeltacht remove <text:hidden-text text:condition="ooow:" text:string-value="P11:L26" text:is-hidden="true"/>from office a member of An Bord, for a stated breach of the terms and conditions in <text:hidden-text text:condition="ooow:" text:string-value="P11:L27" text:is-hidden="true"/><text:span text:style-name="T5">subsection</text:span> <text:span text:style-name="T4"><text:reference-ref text:reference-format="text" text:ref-name="subsectionnumber_14">(7)</text:reference-ref></text:span> or for gross misconduct.</text:p>
      <text:p text:style-name="subsection"><text:hidden-text text:condition="ooow:" text:string-value="P11:L28" text:is-hidden="true"/><text:tab/><text:reference-mark-start text:name="subsectionnumber_16"/>(<text:sequence text:ref-name="refsubsectionnumber22" text:name="subsectionnumber" text:formula="ooow:subsectionnumber+1" style:num-format="1">9</text:sequence>)<text:reference-mark-end text:name="subsectionnumber_16"/><text:tab/>If a vacancy arises on An Bord, The Minister may, having consulted with the <text:hidden-text text:condition="ooow:" text:string-value="P11:L29" text:is-hidden="true"/>Oireachtas Joint Committee on the Regional Development, Rural Affairs, Arts and the <text:hidden-text text:condition="ooow:" text:string-value="P11:L30" text:is-hidden="true"/>Gaeltacht, appoint a person to be a member of An Bord to fill the vacancy so <text:hidden-text text:condition="ooow:" text:string-value="P11:L31" text:is-hidden="true"/>occasioned by the resignation of a member as per <text:span text:style-name="T5">subsection</text:span> <text:span text:style-name="T4"><text:reference-ref text:reference-format="text" text:ref-name="subsectionnumber_13">(6)</text:reference-ref></text:span> or the removal of a <text:hidden-text text:condition="ooow:" text:string-value="P11:L32" text:is-hidden="true"/>member under the terms of <text:span text:style-name="T5">subsection</text:span> <text:span text:style-name="T4"><text:reference-ref text:reference-format="text" text:ref-name="subsectionnumber_15">(8)</text:reference-ref></text:span>.</text:p>
      <text:p text:style-name="subsection"><text:hidden-text text:condition="ooow:" text:string-value="P11:L33" text:is-hidden="true"/><text:tab/><text:reference-mark-start text:name="subsectionnumber_17"/>(<text:sequence text:ref-name="refsubsectionnumber23" text:name="subsectionnumber" text:formula="ooow:subsectionnumber+1" style:num-format="1">10</text:sequence>)<text:reference-mark-end text:name="subsectionnumber_17"/><text:tab/>A person appointed to be a member of An Bord pursuant to <text:span text:style-name="T4">subsection</text:span> <text:span text:style-name="T4"><text:reference-ref text:reference-format="text" text:ref-name="subsectionnumber_16">(9)</text:reference-ref></text:span> shall hold <text:hidden-text text:condition="ooow:" text:string-value="P11:L34" text:is-hidden="true"/>office for the period of the term of office of the member who occasioned the casual <text:hidden-text text:condition="ooow:" text:string-value="P11:L35" text:is-hidden="true"/>vacancy concerned that remains unexpired at the date of his or her appointment. A <text:hidden-text text:condition="ooow:" text:string-value="P11:L36" text:is-hidden="true"/>member appointed under <text:span text:style-name="T5">subsection</text:span> <text:span text:style-name="T4"><text:reference-ref text:reference-format="text" text:ref-name="subsectionnumber_16">(9)</text:reference-ref></text:span> shall not be restricted by the provisions of <text:hidden-text text:condition="ooow:" text:string-value="P11:L37" text:is-hidden="true"/><text:span text:style-name="T5">subsection</text:span> <text:span text:style-name="T4"><text:reference-ref text:reference-format="text" text:ref-name="subsectionnumber_12">(5)</text:reference-ref></text:span> if the remaining period is less three years.</text:p>
      <text:p text:style-name="subsection"><text:hidden-text text:condition="ooow:" text:string-value="P11:L38" text:is-hidden="true"/><text:tab/><text:reference-mark-start text:name="subsectionnumber_18"/>(<text:sequence text:ref-name="refsubsectionnumber24" text:name="subsectionnumber" text:formula="ooow:subsectionnumber+1" style:num-format="1">11</text:sequence>)<text:reference-mark-end text:name="subsectionnumber_18"/><text:tab/>An Cathaoirleach and each ordinary member of An Bord shall be reimbursed <text:hidden-text text:condition="ooow:" text:string-value="P11:L39" text:is-hidden="true"/>expenses expended in relation to their duties on behalf of An Bord and may receive an <text:hidden-text text:condition="ooow:" text:string-value="P11:L40" text:is-hidden="true"/>annual remuneration based on attendance at An Bord meetings in line with such <text:hidden-text text:condition="ooow:" text:string-value="P11:L41" text:is-hidden="true"/>guidelines as set by the Minister, with the approval of the Minister for Finance, <text:hidden-text text:condition="ooow:" text:string-value="P11:L42" text:is-hidden="true"/>having consulted with the Oireachtas Joint Committee on Regional Development, <text:hidden-text text:condition="ooow:" text:string-value="P11:L43" text:is-hidden="true"/>Rural Affairs, Arts and the Gaeltacht.</text:p>
      <text:p text:style-name="P37"><text:hidden-text text:condition="ooow:" text:string-value="P12:L1" text:is-hidden="true"/><text:bookmark-start text:name="toc_book_151"/>Comhaltas an Bhoird<text:bookmark-end text:name="toc_book_151"/></text:p>
      <text:p text:style-name="subsection"><text:hidden-text text:condition="ooow:" text:string-value="P12:L2" text:is-hidden="true"/><text:span text:style-name="T2">7.</text:span><text:tab/>(<text:sequence text:ref-name="refsubsectionnumber25" text:name="subsectionnumber" style:num-format="1">1</text:sequence>)<text:tab/>12 chomhalta arna gceapadh ag an Aire, tar éis don Chomhchoiste Oireachtais um <text:hidden-text text:condition="ooow:" text:string-value="P12:L3" text:is-hidden="true"/>Fhorbairt Réigiúnach, Gnóthaí Tuaithe, Ealaíona agus Gaeltacht iad a ainmniú, a <text:hidden-text text:condition="ooow:" text:string-value="P12:L4" text:is-hidden="true"/>bheidh ar an mBord, agus ar daoine iad ag a bhfuil, i dtuairim an Chomhchoiste, suim <text:hidden-text text:condition="ooow:" text:string-value="P12:L5" text:is-hidden="true"/>agus saineolas ar leith maidir le nithe a bhaineann le feidhmeanna an Bhoird.</text:p>
      <text:p text:style-name="subsection"><text:hidden-text text:condition="ooow:" text:string-value="P12:L6" text:is-hidden="true"/><text:tab/>(<text:sequence text:ref-name="refsubsectionnumber26" text:name="subsectionnumber" text:formula="ooow:subsectionnumber+1" style:num-format="1">2</text:sequence>)<text:tab/>Ceapfaidh an tAire comhalta chun bheith ina Chathaoirleach nó ina Cathaoirleach ar <text:hidden-text text:condition="ooow:" text:string-value="P12:L7" text:is-hidden="true"/>an mBord as measc an 12 chomhalta dá dtagraítear i <text:span text:style-name="T5">bhfo-alt (1)</text:span>.</text:p>
      <text:p text:style-name="subsection"><text:hidden-text text:condition="ooow:" text:string-value="P12:L8" text:is-hidden="true"/><text:tab/>(<text:sequence text:ref-name="refsubsectionnumber27" text:name="subsectionnumber" text:formula="ooow:subsectionnumber+1" style:num-format="1">3</text:sequence>)<text:tab/>Is é cúig bliana téarma comhaltais an Bhoird agus beidh gach comhalta den Bhord i <text:hidden-text text:condition="ooow:" text:string-value="P12:L9" text:is-hidden="true"/>seilbh oifige go ceann tréimhse cúig bliana ó dháta a cheapacháin nó a ceapacháin.</text:p>
      <text:p text:style-name="subsection"><text:hidden-text text:condition="ooow:" text:string-value="P12:L10" text:is-hidden="true"/><text:tab/>(<text:sequence text:ref-name="refsubsectionnumber28" text:name="subsectionnumber" text:formula="ooow:subsectionnumber+1" style:num-format="1">4</text:sequence>)<text:tab/>Gach tráth a rachaidh téarma comhaltais an Bhoird in éag, déanfaidh an tAire 12 <text:hidden-text text:condition="ooow:" text:string-value="P12:L11" text:is-hidden="true"/>dhuine eile a cheapadh de réir fhorálacha <text:span text:style-name="T5">fho-alt</text:span> <text:span text:style-name="T5">(1)</text:span>, <text:span text:style-name="T5">(2)</text:span> agus <text:span text:style-name="T5">(3)</text:span>.</text:p>
      <text:p text:style-name="subsection"><text:hidden-text text:condition="ooow:" text:string-value="P12:L12" text:is-hidden="true"/><text:tab/>(<text:sequence text:ref-name="refsubsectionnumber29" text:name="subsectionnumber" text:formula="ooow:subsectionnumber+1" style:num-format="1">5</text:sequence>)<text:tab/>Ní bheidh comhalta den Bhord atá ag dul as oifig inathcheaptha don Bhord ach beidh <text:hidden-text text:condition="ooow:" text:string-value="P12:L13" text:is-hidden="true"/>duine a bhí mar chomhalta den Bhord roimhe sin, ach ní le linn théarma an Bhoird <text:hidden-text text:condition="ooow:" text:string-value="P12:L14" text:is-hidden="true"/>díreach roimhe sin, inathcheaptha arís mar chomhalta den Bhord.</text:p>
      <text:p text:style-name="subsection"><text:hidden-text text:condition="ooow:" text:string-value="P12:L15" text:is-hidden="true"/><text:tab/>(<text:sequence text:ref-name="refsubsectionnumber30" text:name="subsectionnumber" text:formula="ooow:subsectionnumber+1" style:num-format="1">6</text:sequence>)<text:tab/>Féadfaidh comhalta den Bhord éirí as oifig trí fhógra i scríbhinn arna thabhairt don <text:hidden-text text:condition="ooow:" text:string-value="P12:L16" text:is-hidden="true"/>Aire, agus beidh éifeacht leis an éirí as oifig an dáta a gheobhaidh an tAire an fógra.</text:p>
      <text:p text:style-name="subsection"><text:hidden-text text:condition="ooow:" text:string-value="P12:L17" text:is-hidden="true"/><text:tab/>(<text:sequence text:ref-name="refsubsectionnumber31" text:name="subsectionnumber" text:formula="ooow:subsectionnumber+1" style:num-format="1">7</text:sequence>)<text:tab/>Beidh comhalta den Bhord, faoi réir fhorálacha an Achta seo, i seilbh oifige ar cibé <text:hidden-text text:condition="ooow:" text:string-value="P12:L18" text:is-hidden="true"/>téarmaí agus coinníollacha (lena n-áirítear téarmaí agus coinníollacha a bhaineann le <text:hidden-text text:condition="ooow:" text:string-value="P12:L19" text:is-hidden="true"/>luach saothair agus liúntais) a chinnfidh an tAire i gcomhairle leis an gComhchoiste <text:hidden-text text:condition="ooow:" text:string-value="P12:L20" text:is-hidden="true"/>Oireachtais um Fhorbairt Réigiúnach, Gnóthaí Tuaithe, Ealaíona agus Gaeltacht.</text:p>
      <text:p text:style-name="subsection"><text:hidden-text text:condition="ooow:" text:string-value="P12:L21" text:is-hidden="true"/><text:tab/>(<text:sequence text:ref-name="refsubsectionnumber32" text:name="subsectionnumber" text:formula="ooow:subsectionnumber+1" style:num-format="1">8</text:sequence>)<text:tab/>Déanfaidh an tAire, aon tráth, tar éis don Chomhchoiste Oireachtais um Fhorbairt <text:hidden-text text:condition="ooow:" text:string-value="P12:L22" text:is-hidden="true"/>Réigiúnach, Gnóthaí Tuaithe, Ealaíona agus Gaeltacht é a iarraidh comhalta den <text:hidden-text text:condition="ooow:" text:string-value="P12:L23" text:is-hidden="true"/>Bhord a chur as oifig mar gheall ar shárú ainmnithe ar na téarmaí agus na <text:hidden-text text:condition="ooow:" text:string-value="P12:L24" text:is-hidden="true"/>coinníollacha in <text:span text:style-name="T5">fho-alt</text:span> <text:span text:style-name="T5">(7)</text:span> nó mar gheall ar mhí-iompar tromchúiseach.</text:p>
      <text:p text:style-name="subsection"><text:hidden-text text:condition="ooow:" text:string-value="P12:L25" text:is-hidden="true"/><text:tab/>(<text:sequence text:ref-name="refsubsectionnumber33" text:name="subsectionnumber" text:formula="ooow:subsectionnumber+1" style:num-format="1">9</text:sequence>)<text:tab/>Má tharlaíonn folúntas ar an mBord, féadfaidh an tAire, tar éis dul i gcomhairle leis <text:hidden-text text:condition="ooow:" text:string-value="P12:L26" text:is-hidden="true"/>an gComhchoiste Oireachtais um Fhorbairt Réigiúnach, Gnóthaí Tuaithe, Ealaíona <text:hidden-text text:condition="ooow:" text:string-value="P12:L27" text:is-hidden="true"/>agus Gaeltacht, duine a cheapadh chun bheith ina chomhalta nó ina comhalta den <text:hidden-text text:condition="ooow:" text:string-value="P12:L28" text:is-hidden="true"/>Bhord chun an folúntas a tharla amhlaidh de dhroim comhalta d’éirí as faoi <text:span text:style-name="T5">fho-alt</text:span> <text:span text:style-name="T5">(6)</text:span> <text:hidden-text text:condition="ooow:" text:string-value="P12:L29" text:is-hidden="true"/>nó comhalta a chur as oifig faoi théarmaí <text:span text:style-name="T5">fho-alt</text:span> <text:span text:style-name="T5">(8)</text:span> a líonadh.</text:p>
      <text:p text:style-name="subsection"><text:hidden-text text:condition="ooow:" text:string-value="P12:L30" text:is-hidden="true"/><text:tab/>(<text:sequence text:ref-name="refsubsectionnumber34" text:name="subsectionnumber" text:formula="ooow:subsectionnumber+1" style:num-format="1">10</text:sequence>)<text:tab/>Beidh duine a cheapfar chun bheith ina chomhalta nó ina comhalta den Bhord de bhun <text:hidden-text text:condition="ooow:" text:string-value="P12:L31" text:is-hidden="true"/><text:span text:style-name="T5">fho-alt</text:span> <text:span text:style-name="T5">(9)</text:span> i seilbh oifige go ceann na tréimhse a bheidh gan éag, ar dháta a <text:hidden-text text:condition="ooow:" text:string-value="P12:L32" text:is-hidden="true"/>cheapacháin nó a ceapacháin, de théarma oifige an chomhalta ba chúis leis an <text:hidden-text text:condition="ooow:" text:string-value="P12:L33" text:is-hidden="true"/>gcorrfholúntas lena mbaineann. Maidir le comhalta a cheapfar faoi <text:span text:style-name="T5">fho-alt</text:span> (9), ní <text:hidden-text text:condition="ooow:" text:string-value="P12:L34" text:is-hidden="true"/>shrianfar é nó í le forálacha <text:span text:style-name="T5">fho-alt</text:span> <text:span text:style-name="T5">(5)</text:span> más tréimhse is giorra ná trí bliana an tréimhse <text:hidden-text text:condition="ooow:" text:string-value="P12:L35" text:is-hidden="true"/>a bheidh fágtha.</text:p>
      <text:p text:style-name="subsection"><text:hidden-text text:condition="ooow:" text:string-value="P12:L36" text:is-hidden="true"/><text:tab/>(<text:sequence text:ref-name="refsubsectionnumber35" text:name="subsectionnumber" text:formula="ooow:subsectionnumber+1" style:num-format="1">11</text:sequence>)<text:tab/>Aisíocfar leis an gCathaoirleach agus le gach gnáthchomhalta den Bhord caiteachais a <text:hidden-text text:condition="ooow:" text:string-value="P12:L37" text:is-hidden="true"/>chaithfidh siad i ndáil lena ndualgais thar ceann an Bhoird agus féadfaidh siad luach <text:hidden-text text:condition="ooow:" text:string-value="P12:L38" text:is-hidden="true"/>saothair bliantúil a fháil a bheidh bunaithe ar a dtinreamh ag cruinnithe den Bhord de <text:hidden-text text:condition="ooow:" text:string-value="P12:L39" text:is-hidden="true"/>réir cibé treoirlínte a bheidh leagtha amach ag an Aire, le ceadú an Aire Airgeadais, tar <text:hidden-text text:condition="ooow:" text:string-value="P12:L40" text:is-hidden="true"/>éis dul i gcomhairle leis an gComhchoiste Oireachtais um Fhorbairt Réigiúnach, <text:hidden-text text:condition="ooow:" text:string-value="P12:L41" text:is-hidden="true"/>Gnóthaí Tuaithe, Ealaíona agus Gaeltacht.</text:p>
      <text:p text:style-name="shouldernote"><text:soft-page-break/><text:hidden-text text:condition="ooow:" text:string-value="P13:L1" text:is-hidden="true"/><text:bookmark-start text:name="toc_book_16"/>Meetings of An Bord<text:bookmark-end text:name="toc_book_16"/></text:p>
      <text:p text:style-name="subsection"><text:hidden-text text:condition="ooow:" text:string-value="P13:L2" text:is-hidden="true"/><text:reference-mark-start text:name="sectionnumber_8"/><text:span text:style-name="T2"><text:sequence text:ref-name="refsectionnumber10" text:name="sectionnumber" text:formula="ooow:sectionnumber+1" style:num-format="1">8</text:sequence></text:span><text:reference-mark-end text:name="sectionnumber_8"/><text:span text:style-name="T2">.</text:span><text:tab/><text:reference-mark-start text:name="subsectionnumber_19"/>(<text:sequence text:ref-name="refsubsectionnumber36" text:name="subsectionnumber" style:num-format="1">1</text:sequence>)<text:reference-mark-end text:name="subsectionnumber_19"/><text:tab/>An Bord shall hold such and so many meetings as may be necessary for the due <text:hidden-text text:condition="ooow:" text:string-value="P13:L3" text:is-hidden="true"/>fulfilment of its functions.</text:p>
      <text:p text:style-name="subsection"><text:hidden-text text:condition="ooow:" text:string-value="P13:L4" text:is-hidden="true"/><text:tab/><text:reference-mark-start text:name="subsectionnumber_20"/>(<text:sequence text:ref-name="refsubsectionnumber37" text:name="subsectionnumber" text:formula="ooow:subsectionnumber+1" style:num-format="1">2</text:sequence>)<text:reference-mark-end text:name="subsectionnumber_20"/><text:tab/>At a meeting of An Bord⁠—</text:p>
      <text:p text:style-name="paragraph"><text:hidden-text text:condition="ooow:" text:string-value="P13:L5" text:is-hidden="true"/><text:tab/><text:reference-mark-start text:name="paragraphnumber_1"/>(<text:sequence text:ref-name="refparagraphnumber0" text:name="paragraphnumber" text:formula="ooow:1" style:num-format="a">a</text:sequence>)<text:reference-mark-end text:name="paragraphnumber_1"/><text:tab/>the chairperson of An Bord, shall if present, be the chairperson of the meeting, or</text:p>
      <text:p text:style-name="paragraph"><text:hidden-text text:condition="ooow:" text:string-value="P13:L6" text:is-hidden="true"/><text:tab/><text:reference-mark-start text:name="paragraphnumber_2"/>(<text:sequence text:ref-name="refparagraphnumber1" text:name="paragraphnumber" text:formula="ooow:paragraphnumber+1" style:num-format="a">b</text:sequence>)<text:reference-mark-end text:name="paragraphnumber_2"/><text:tab/>if, and so long as the chairperson of An Bord is not present, or if that office is <text:hidden-text text:condition="ooow:" text:string-value="P13:L7" text:is-hidden="true"/>vacant, the members of An Bord who are present shall choose one of their <text:hidden-text text:condition="ooow:" text:string-value="P13:L8" text:is-hidden="true"/>number to be chairperson of the meeting.</text:p>
      <text:p text:style-name="subsection"><text:hidden-text text:condition="ooow:" text:string-value="P13:L9" text:is-hidden="true"/><text:tab/><text:reference-mark-start text:name="subsectionnumber_21"/>(<text:sequence text:ref-name="refsubsectionnumber38" text:name="subsectionnumber" text:formula="ooow:subsectionnumber+1" style:num-format="1">3</text:sequence>)<text:reference-mark-end text:name="subsectionnumber_21"/><text:tab/>Every question at a meeting shall be determined by a majority of the votes of the <text:hidden-text text:condition="ooow:" text:string-value="P13:L10" text:is-hidden="true"/>members of An Bord present and voting on the question and, in the case of an equal <text:hidden-text text:condition="ooow:" text:string-value="P13:L11" text:is-hidden="true"/>division of votes, the chairperson of the meeting shall have a second or casting vote.</text:p>
      <text:p text:style-name="subsection"><text:hidden-text text:condition="ooow:" text:string-value="P13:L12" text:is-hidden="true"/><text:tab/><text:reference-mark-start text:name="subsectionnumber_22"/>(<text:sequence text:ref-name="refsubsectionnumber39" text:name="subsectionnumber" text:formula="ooow:subsectionnumber+1" style:num-format="1">4</text:sequence>)<text:reference-mark-end text:name="subsectionnumber_22"/><text:tab/>An Bord may act notwithstanding one or more vacancies among its members.</text:p>
      <text:p text:style-name="subsection"><text:hidden-text text:condition="ooow:" text:string-value="P13:L13" text:is-hidden="true"/><text:tab/><text:reference-mark-start text:name="subsectionnumber_23"/>(<text:sequence text:ref-name="refsubsectionnumber40" text:name="subsectionnumber" text:formula="ooow:subsectionnumber+1" style:num-format="1">5</text:sequence>)<text:reference-mark-end text:name="subsectionnumber_23"/><text:tab/>Subject to the provisions of this Act, An Bord shall regulate its procedures by rules or <text:hidden-text text:condition="ooow:" text:string-value="P13:L14" text:is-hidden="true"/>otherwise.</text:p>
      <text:p text:style-name="subsection"><text:hidden-text text:condition="ooow:" text:string-value="P13:L15" text:is-hidden="true"/><text:tab/><text:reference-mark-start text:name="subsectionnumber_24"/>(<text:sequence text:ref-name="refsubsectionnumber41" text:name="subsectionnumber" text:formula="ooow:subsectionnumber+1" style:num-format="1">6</text:sequence>)<text:reference-mark-end text:name="subsectionnumber_24"/><text:tab/>The quorum for a meeting of An Bord shall, unless the Minister otherwise directs, be <text:hidden-text text:condition="ooow:" text:string-value="P13:L16" text:is-hidden="true"/>seven.</text:p>
      <text:p text:style-name="shouldernote"><text:hidden-text text:condition="ooow:" text:string-value="P13:L17" text:is-hidden="true"/><text:bookmark-start text:name="toc_book_17"/>Disclosure of interests and confidentiality<text:bookmark-end text:name="toc_book_17"/></text:p>
      <text:p text:style-name="subsection"><text:hidden-text text:condition="ooow:" text:string-value="P13:L18" text:is-hidden="true"/><text:reference-mark-start text:name="sectionnumber_9"/><text:span text:style-name="T2"><text:sequence text:ref-name="refsectionnumber11" text:name="sectionnumber" text:formula="ooow:sectionnumber+1" style:num-format="1">9</text:sequence></text:span><text:reference-mark-end text:name="sectionnumber_9"/><text:span text:style-name="T2">.</text:span><text:tab/><text:reference-mark-start text:name="subsectionnumber_25"/>(<text:sequence text:ref-name="refsubsectionnumber42" text:name="subsectionnumber" style:num-format="1">1</text:sequence>)<text:reference-mark-end text:name="subsectionnumber_25"/><text:tab/>Where at a meeting of An Bord any of the following matters arise, namely⁠—</text:p>
      <text:p text:style-name="paragraph"><text:hidden-text text:condition="ooow:" text:string-value="P13:L19" text:is-hidden="true"/><text:tab/><text:reference-mark-start text:name="paragraphnumber_3"/>(<text:sequence text:ref-name="refparagraphnumber2" text:name="paragraphnumber" text:formula="ooow:1" style:num-format="a">a</text:sequence>)<text:reference-mark-end text:name="paragraphnumber_3"/><text:tab/>an arrangement to which An Bord is a part or a proposed such arrangement, or</text:p>
      <text:p text:style-name="paragraph"><text:hidden-text text:condition="ooow:" text:string-value="P13:L20" text:is-hidden="true"/><text:tab/><text:reference-mark-start text:name="paragraphnumber_4"/>(<text:sequence text:ref-name="refparagraphnumber3" text:name="paragraphnumber" text:formula="ooow:paragraphnumber+1" style:num-format="a">b</text:sequence>)<text:reference-mark-end text:name="paragraphnumber_4"/><text:tab/>a contract or other agreement with An Bord or a proposed such contract or other <text:hidden-text text:condition="ooow:" text:string-value="P13:L21" text:is-hidden="true"/>agreement.</text:p>
      <text:p text:style-name="subsection"><text:hidden-text text:condition="ooow:" text:string-value="P13:L22" text:is-hidden="true"/><text:tab/><text:tab/>then, any member of An Bord present at the meeting who otherwise than in his or her <text:hidden-text text:condition="ooow:" text:string-value="P13:L23" text:is-hidden="true"/>capacity as such a member has an interest in the matter shall⁠—</text:p>
      <text:p text:style-name="subparagraph"><text:hidden-text text:condition="ooow:" text:string-value="P13:L24" text:is-hidden="true"/><text:tab/><text:reference-mark-start text:name="subparagraphnumber_1"/>(<text:sequence text:ref-name="refsubparagraphnumber0" text:name="subparagraphnumber" text:formula="ooow:1" style:num-format="i">i</text:sequence>)<text:reference-mark-end text:name="subparagraphnumber_1"/><text:tab/>at the meeting to disclose to An Bord the fact of such interest and the nature <text:hidden-text text:condition="ooow:" text:string-value="P13:L25" text:is-hidden="true"/>thereof,</text:p>
      <text:p text:style-name="subparagraph"><text:hidden-text text:condition="ooow:" text:string-value="P13:L26" text:is-hidden="true"/><text:tab/><text:reference-mark-start text:name="subparagraphnumber_2"/>(<text:sequence text:ref-name="refsubparagraphnumber1" text:name="subparagraphnumber" text:formula="ooow:subparagraphnumber+1" style:num-format="i">ii</text:sequence>)<text:reference-mark-end text:name="subparagraphnumber_2"/><text:tab/>neither influence nor seek to influence a decision to be made in relation to <text:hidden-text text:condition="ooow:" text:string-value="P13:L27" text:is-hidden="true"/>the matter,</text:p>
      <text:p text:style-name="subparagraph"><text:hidden-text text:condition="ooow:" text:string-value="P13:L28" text:is-hidden="true"/><text:tab/><text:reference-mark-start text:name="subparagraphnumber_3"/>(<text:sequence text:ref-name="refsubparagraphnumber2" text:name="subparagraphnumber" text:formula="ooow:subparagraphnumber+1" style:num-format="i">iii</text:sequence>)<text:reference-mark-end text:name="subparagraphnumber_3"/><text:tab/>absent himself or herself from the meeting or that part of the meeting during <text:hidden-text text:condition="ooow:" text:string-value="P13:L29" text:is-hidden="true"/>which the matter is discussed,</text:p>
      <text:p text:style-name="subparagraph"><text:hidden-text text:condition="ooow:" text:string-value="P13:L30" text:is-hidden="true"/><text:tab/><text:reference-mark-start text:name="subparagraphnumber_4"/>(<text:sequence text:ref-name="refsubparagraphnumber3" text:name="subparagraphnumber" text:formula="ooow:subparagraphnumber+1" style:num-format="i">iv</text:sequence>)<text:reference-mark-end text:name="subparagraphnumber_4"/><text:tab/>take no part in any deliberation of An Bord relating to the matter, and</text:p>
      <text:p text:style-name="subparagraph"><text:hidden-text text:condition="ooow:" text:string-value="P13:L31" text:is-hidden="true"/><text:tab/><text:reference-mark-start text:name="subparagraphnumber_5"/>(<text:sequence text:ref-name="refsubparagraphnumber4" text:name="subparagraphnumber" text:formula="ooow:subparagraphnumber+1" style:num-format="i">v</text:sequence>)<text:reference-mark-end text:name="subparagraphnumber_5"/><text:tab/>not vote on a decision relating to the matter.</text:p>
      <text:p text:style-name="subsection"><text:hidden-text text:condition="ooow:" text:string-value="P13:L32" text:is-hidden="true"/><text:tab/><text:reference-mark-start text:name="subsectionnumber_26"/>(<text:sequence text:ref-name="refsubsectionnumber43" text:name="subsectionnumber" text:formula="ooow:subsectionnumber+1" style:num-format="1">2</text:sequence>)<text:reference-mark-end text:name="subsectionnumber_26"/><text:tab/>Where an interest is disclosed pursuant to <text:span text:style-name="T4">subsection</text:span> <text:span text:style-name="T4"><text:reference-ref text:reference-format="text" text:ref-name="subsectionnumber_25">(1)</text:reference-ref></text:span>, the disclosure shall be <text:hidden-text text:condition="ooow:" text:string-value="P13:L33" text:is-hidden="true"/>recorded in the minutes of the meeting concerned and, for so long as the matter to <text:hidden-text text:condition="ooow:" text:string-value="P13:L34" text:is-hidden="true"/>which the disclosure relates is being dealt with by the meeting, the member by whom <text:hidden-text text:condition="ooow:" text:string-value="P13:L35" text:is-hidden="true"/>the disclosure is made shall not be counted in the quorum for the meeting.</text:p>
      <text:p text:style-name="P37"><text:hidden-text text:condition="ooow:" text:string-value="P14:L1" text:is-hidden="true"/><text:bookmark-start text:name="toc_book_161"/>Cruinnithe den Bhord<text:bookmark-end text:name="toc_book_161"/></text:p>
      <text:p text:style-name="P29"><text:hidden-text text:condition="ooow:" text:string-value="P14:L2" text:is-hidden="true"/><text:span text:style-name="T2">8.</text:span><text:tab/>(<text:sequence text:ref-name="refsubsectionnumber44" text:name="subsectionnumber" style:num-format="1">1</text:sequence>)<text:tab/>Tionólfaidh an Bord cibé cruinnithe agus cibé líon cruinnithe is gá chun a <text:hidden-text text:condition="ooow:" text:string-value="P14:L3" text:is-hidden="true"/>fheidhmeanna a chomhlíonadh go cuí.</text:p>
      <text:p text:style-name="P29"><text:hidden-text text:condition="ooow:" text:string-value="P14:L4" text:is-hidden="true"/><text:tab/>(<text:sequence text:ref-name="refsubsectionnumber45" text:name="subsectionnumber" text:formula="ooow:subsectionnumber+1" style:num-format="1">2</text:sequence>)<text:tab/>Ag cruinniú den Bhord⁠—</text:p>
      <text:p text:style-name="P28"><text:hidden-text text:condition="ooow:" text:string-value="P14:L5" text:is-hidden="true"/><text:tab/>(<text:sequence text:ref-name="refparagraphnumber4" text:name="paragraphnumber" text:formula="ooow:1" style:num-format="a">a</text:sequence>)<text:tab/>is é nó is í cathaoirleach an Bhoird, má bhíonn sé nó sí i láthair, a bheidh mar <text:hidden-text text:condition="ooow:" text:string-value="P14:L6" text:is-hidden="true"/>chathaoirleach ar an gcruinniú, nó</text:p>
      <text:p text:style-name="P28"><text:hidden-text text:condition="ooow:" text:string-value="P14:L7" text:is-hidden="true"/><text:tab/>(<text:sequence text:ref-name="refparagraphnumber5" text:name="paragraphnumber" text:formula="ooow:paragraphnumber+1" style:num-format="a">b</text:sequence>)<text:tab/>mura mbeidh, agus fad nach mbeidh, cathaoirleach an Bhoird i láthair, nó má tá <text:hidden-text text:condition="ooow:" text:string-value="P14:L8" text:is-hidden="true"/>an oifig sin folamh, roghnóidh na comhaltaí den Bhord a bheidh i láthair duine dá <text:hidden-text text:condition="ooow:" text:string-value="P14:L9" text:is-hidden="true"/>líon chun bheith ina chathaoirleach nó ina cathaoirleach ar an gcruinniú.</text:p>
      <text:p text:style-name="P29"><text:hidden-text text:condition="ooow:" text:string-value="P14:L10" text:is-hidden="true"/><text:tab/>(<text:sequence text:ref-name="refsubsectionnumber46" text:name="subsectionnumber" text:formula="ooow:subsectionnumber+1" style:num-format="1">3</text:sequence>)<text:tab/>Cinnfear gach ceist ag cruinniú le tromlach vótaí na gcomhaltaí den Bhord a bheidh i <text:hidden-text text:condition="ooow:" text:string-value="P14:L11" text:is-hidden="true"/>láthair agus a vótálfaidh ar an gceist agus, i gcás comhionannas vótaí, beidh an dara <text:hidden-text text:condition="ooow:" text:string-value="P14:L12" text:is-hidden="true"/>vóta nó vóta réitigh ag cathaoirleach an chruinnithe.</text:p>
      <text:p text:style-name="P29"><text:hidden-text text:condition="ooow:" text:string-value="P14:L13" text:is-hidden="true"/><text:tab/>(<text:sequence text:ref-name="refsubsectionnumber47" text:name="subsectionnumber" text:formula="ooow:subsectionnumber+1" style:num-format="1">4</text:sequence>)<text:tab/>Féadfaidh an Bord gníomhú d’ainneoin folúntas nó folúntais i measc a chomhaltaí.</text:p>
      <text:p text:style-name="P29"><text:hidden-text text:condition="ooow:" text:string-value="P14:L14" text:is-hidden="true"/><text:tab/>(<text:sequence text:ref-name="refsubsectionnumber48" text:name="subsectionnumber" text:formula="ooow:subsectionnumber+1" style:num-format="1">5</text:sequence>)<text:tab/>Faoi réir fhorálacha an Achta seo, rialálfaidh an Bord a nósanna imeachta le rialacha <text:hidden-text text:condition="ooow:" text:string-value="P14:L15" text:is-hidden="true"/>nó ar shlí eile.</text:p>
      <text:p text:style-name="P29"><text:hidden-text text:condition="ooow:" text:string-value="P14:L16" text:is-hidden="true"/><text:tab/>(<text:sequence text:ref-name="refsubsectionnumber49" text:name="subsectionnumber" text:formula="ooow:subsectionnumber+1" style:num-format="1">6</text:sequence>)<text:tab/>Seachtar is córam do chruinniú den Bhord, mura n-ordóidh an tAire a mhalairt.</text:p>
      <text:p text:style-name="shouldernote"><text:hidden-text text:condition="ooow:" text:string-value="P14:L17" text:is-hidden="true"/><text:bookmark-start text:name="toc_book_171"/>Nochtadh leasanna agus rúndacht<text:bookmark-end text:name="toc_book_171"/></text:p>
      <text:p text:style-name="P29"><text:hidden-text text:condition="ooow:" text:string-value="P14:L18" text:is-hidden="true"/><text:span text:style-name="T2">9.</text:span><text:tab/>(<text:sequence text:ref-name="refsubsectionnumber50" text:name="subsectionnumber" style:num-format="1">1</text:sequence>)<text:tab/>I gcás go n-eascróidh aon cheann de na nithe seo a leanas ag cruinniú den Bhord, <text:hidden-text text:condition="ooow:" text:string-value="P14:L19" text:is-hidden="true"/>eadhon⁠—</text:p>
      <text:p text:style-name="P28"><text:hidden-text text:condition="ooow:" text:string-value="P14:L20" text:is-hidden="true"/><text:tab/>(<text:sequence text:ref-name="refparagraphnumber6" text:name="paragraphnumber" text:formula="ooow:1" style:num-format="a">a</text:sequence>)<text:tab/>socrú ar páirtí ann an Bord nó socrú den sórt sin atá beartaithe, nó</text:p>
      <text:p text:style-name="P28"><text:hidden-text text:condition="ooow:" text:string-value="P14:L21" text:is-hidden="true"/><text:tab/>(<text:sequence text:ref-name="refparagraphnumber7" text:name="paragraphnumber" text:formula="ooow:paragraphnumber+1" style:num-format="a">b</text:sequence>)<text:tab/>conradh nó comhaontú eile leis an mBord nó conradh nó comhaontú eile den sórt <text:hidden-text text:condition="ooow:" text:string-value="P14:L22" text:is-hidden="true"/>sin atá beartaithe,</text:p>
      <text:p text:style-name="P29"><text:hidden-text text:condition="ooow:" text:string-value="P14:L23" text:is-hidden="true"/><text:tab/><text:tab/>ansin, maidir le haon chomhalta den Bhord a bheidh i láthair ag an gcruinniú agus a <text:hidden-text text:condition="ooow:" text:string-value="P14:L24" text:is-hidden="true"/>bhfuil leas aige nó aici sa ní ar shlí seachas ina cháil nó ina cáil mar chomhalta den <text:hidden-text text:condition="ooow:" text:string-value="P14:L25" text:is-hidden="true"/>sórt sin⁠—</text:p>
      <text:p text:style-name="P27"><text:hidden-text text:condition="ooow:" text:string-value="P14:L26" text:is-hidden="true"/><text:tab/>(<text:sequence text:ref-name="refsubparagraphnumber5" text:name="subparagraphnumber" text:formula="ooow:1" style:num-format="i">i</text:sequence>)<text:tab/>nochtfaidh sé nó sí don Bhord, ag an gcruinniú, go bhfuil an leas sin aige nó <text:hidden-text text:condition="ooow:" text:string-value="P14:L27" text:is-hidden="true"/>aici agus nochtfaidh sé nó sí cineál an leasa,</text:p>
      <text:p text:style-name="P27"><text:hidden-text text:condition="ooow:" text:string-value="P14:L28" text:is-hidden="true"/><text:tab/>(<text:sequence text:ref-name="refsubparagraphnumber6" text:name="subparagraphnumber" text:formula="ooow:subparagraphnumber+1" style:num-format="i">ii</text:sequence>)<text:tab/>ní imreoidh sé nó sí tionchar, ná ní fhéachfaidh sé nó sí le tionchar a imirt, ar <text:hidden-text text:condition="ooow:" text:string-value="P14:L29" text:is-hidden="true"/>chinneadh a bheidh le déanamh i ndáil leis an ní,</text:p>
      <text:p text:style-name="P27"><text:hidden-text text:condition="ooow:" text:string-value="P14:L30" text:is-hidden="true"/><text:tab/>(<text:sequence text:ref-name="refsubparagraphnumber7" text:name="subparagraphnumber" text:formula="ooow:subparagraphnumber+1" style:num-format="i">iii</text:sequence>)<text:tab/>fanfaidh sé nó sí as láthair ón gcruinniú nó ón gcuid sin den chruinniú ar lena <text:hidden-text text:condition="ooow:" text:string-value="P14:L31" text:is-hidden="true"/>linn a phléitear an ní,</text:p>
      <text:p text:style-name="P27"><text:hidden-text text:condition="ooow:" text:string-value="P14:L32" text:is-hidden="true"/><text:tab/>(<text:sequence text:ref-name="refsubparagraphnumber8" text:name="subparagraphnumber" text:formula="ooow:subparagraphnumber+1" style:num-format="i">iv</text:sequence>)<text:tab/>ní ghlacfaidh sé nó sí aon pháirt in aon bhreithniú a dhéanfaidh an Bord i <text:hidden-text text:condition="ooow:" text:string-value="P14:L33" text:is-hidden="true"/>ndáil leis an ní, agus</text:p>
      <text:p text:style-name="P27"><text:hidden-text text:condition="ooow:" text:string-value="P14:L34" text:is-hidden="true"/><text:tab/>(<text:sequence text:ref-name="refsubparagraphnumber9" text:name="subparagraphnumber" text:formula="ooow:subparagraphnumber+1" style:num-format="i">v</text:sequence>)<text:tab/>ní vótálfaidh sé nó sí ar chinneadh a bhaineann leis an ní.</text:p>
      <text:p text:style-name="P29"><text:hidden-text text:condition="ooow:" text:string-value="P14:L35" text:is-hidden="true"/><text:tab/>(<text:sequence text:ref-name="refsubsectionnumber51" text:name="subsectionnumber" text:formula="ooow:subsectionnumber+1" style:num-format="1">2</text:sequence>)<text:tab/>I gcás go nochtfar leas de bhun <text:span text:style-name="T5">fho-alt (1)</text:span>, déanfar an nochtadh a thaifeadadh i <text:hidden-text text:condition="ooow:" text:string-value="P14:L36" text:is-hidden="true"/>miontuairiscí an chruinnithe lena mbaineann agus fad a bheifear ag plé leis an ní lena <text:hidden-text text:condition="ooow:" text:string-value="P14:L37" text:is-hidden="true"/>mbaineann an nochtadh ag an gcruinniú, ní áireofar an comhalta a dhéanann an <text:hidden-text text:condition="ooow:" text:string-value="P14:L38" text:is-hidden="true"/>nochtadh sa chóram don chruinniú.</text:p>
      <text:p text:style-name="P29"><text:hidden-text text:condition="ooow:" text:string-value="P14:L39" text:is-hidden="true"/> </text:p>
      <text:p text:style-name="P29"><text:hidden-text text:condition="ooow:" text:string-value="P14:L40" text:is-hidden="true"/> </text:p>
      <text:p text:style-name="subsection"><text:soft-page-break/><text:hidden-text text:condition="ooow:" text:string-value="P15:L1" text:is-hidden="true"/><text:tab/><text:reference-mark-start text:name="subsectionnumber_27"/>(<text:sequence text:ref-name="refsubsectionnumber52" text:name="subsectionnumber" text:formula="ooow:subsectionnumber+1" style:num-format="1">3</text:sequence>)<text:reference-mark-end text:name="subsectionnumber_27"/><text:tab/>Where at a meeting of An Bord a question arises as to whether or not a course of <text:hidden-text text:condition="ooow:" text:string-value="P15:L2" text:is-hidden="true"/>conduct, if pursued by a member of An Bord, would constitute a failure by him or her <text:hidden-text text:condition="ooow:" text:string-value="P15:L3" text:is-hidden="true"/>to comply with the requirements of <text:span text:style-name="T4">subsection</text:span> <text:span text:style-name="T4"><text:reference-ref text:reference-format="text" text:ref-name="subsectionnumber_25">(1)</text:reference-ref></text:span>, the question may be determined by <text:hidden-text text:condition="ooow:" text:string-value="P15:L4" text:is-hidden="true"/>the chairperson of the meeting, whose decision shall be final, and where such a <text:hidden-text text:condition="ooow:" text:string-value="P15:L5" text:is-hidden="true"/>question is so determined, particulars of the determination shall be recoded in the <text:hidden-text text:condition="ooow:" text:string-value="P15:L6" text:is-hidden="true"/>minutes of the meeting.</text:p>
      <text:p text:style-name="subsection"><text:hidden-text text:condition="ooow:" text:string-value="P15:L7" text:is-hidden="true"/><text:tab/><text:reference-mark-start text:name="subsectionnumber_28"/>(<text:sequence text:ref-name="refsubsectionnumber53" text:name="subsectionnumber" text:formula="ooow:subsectionnumber+1" style:num-format="1">4</text:sequence>)<text:reference-mark-end text:name="subsectionnumber_28"/><text:tab/>Where the Minister is satisfied that a member of An Bord has contravened <text:span text:style-name="T4">subsection</text:span> <text:hidden-text text:condition="ooow:" text:string-value="P15:L8" text:is-hidden="true"/><text:span text:style-name="T4"><text:reference-ref text:reference-format="text" text:ref-name="subsectionnumber_25">(1)</text:reference-ref></text:span>, the Minister may, if he or she thinks fit, remove that member from office and, in <text:hidden-text text:condition="ooow:" text:string-value="P15:L9" text:is-hidden="true"/>case a person is removed from office pursuant to this section, he or she shall <text:hidden-text text:condition="ooow:" text:string-value="P15:L10" text:is-hidden="true"/>thenceforth be disqualified for membership of An Bord.</text:p>
      <text:p text:style-name="subsection"><text:hidden-text text:condition="ooow:" text:string-value="P15:L11" text:is-hidden="true"/><text:tab/><text:reference-mark-start text:name="subsectionnumber_29"/>(<text:sequence text:ref-name="refsubsectionnumber54" text:name="subsectionnumber" text:formula="ooow:subsectionnumber+1" style:num-format="1">5</text:sequence>)<text:reference-mark-end text:name="subsectionnumber_29"/><text:tab/>Where a member of the staff of An Bord has an interest, otherwise than in his or her <text:hidden-text text:condition="ooow:" text:string-value="P15:L12" text:is-hidden="true"/>capacity as such a member of staff, in any contract, agreement or arrangement, or <text:hidden-text text:condition="ooow:" text:string-value="P15:L13" text:is-hidden="true"/>proposed contract, agreement or arrangement, to which An Bord is a part, that person <text:hidden-text text:condition="ooow:" text:string-value="P15:L14" text:is-hidden="true"/>shall⁠—</text:p>
      <text:p text:style-name="paragraph"><text:hidden-text text:condition="ooow:" text:string-value="P15:L15" text:is-hidden="true"/><text:tab/><text:reference-mark-start text:name="paragraphnumber_5"/>(<text:sequence text:ref-name="refparagraphnumber8" text:name="paragraphnumber" text:formula="ooow:1" style:num-format="a">a</text:sequence>)<text:reference-mark-end text:name="paragraphnumber_5"/><text:tab/>disclose to An Bord his or her interest and the nature thereof,</text:p>
      <text:p text:style-name="paragraph"><text:hidden-text text:condition="ooow:" text:string-value="P15:L16" text:is-hidden="true"/><text:tab/><text:reference-mark-start text:name="paragraphnumber_6"/>(<text:sequence text:ref-name="refparagraphnumber9" text:name="paragraphnumber" text:formula="ooow:paragraphnumber+1" style:num-format="a">b</text:sequence>)<text:reference-mark-end text:name="paragraphnumber_6"/><text:tab/>take no part in the negotiation of the contract, agreement or arrangement or in any <text:hidden-text text:condition="ooow:" text:string-value="P15:L17" text:is-hidden="true"/>deliberation by An Bord or members of the staff of An Bord in relation thereto, <text:hidden-text text:condition="ooow:" text:string-value="P15:L18" text:is-hidden="true"/>and</text:p>
      <text:p text:style-name="paragraph"><text:hidden-text text:condition="ooow:" text:string-value="P15:L19" text:is-hidden="true"/><text:tab/><text:reference-mark-start text:name="paragraphnumber_7"/>(<text:sequence text:ref-name="refparagraphnumber10" text:name="paragraphnumber" text:formula="ooow:paragraphnumber+1" style:num-format="a">c</text:sequence>)<text:reference-mark-end text:name="paragraphnumber_7"/><text:tab/>neither influence nor seek to influence a decision to be made in the matter nor <text:hidden-text text:condition="ooow:" text:string-value="P15:L20" text:is-hidden="true"/>make any recommendation in relation to the contract, agreement or arrangement.</text:p>
      <text:p text:style-name="subsection"><text:hidden-text text:condition="ooow:" text:string-value="P15:L21" text:is-hidden="true"/><text:tab/><text:reference-mark-start text:name="subsectionnumber_30"/>(<text:sequence text:ref-name="refsubsectionnumber55" text:name="subsectionnumber" text:formula="ooow:subsectionnumber+1" style:num-format="1">6</text:sequence>)<text:reference-mark-end text:name="subsectionnumber_30"/><text:tab/><text:span text:style-name="T4">Subsection</text:span> <text:span text:style-name="T4"><text:reference-ref text:reference-format="text" text:ref-name="subsectionnumber_29">(5)</text:reference-ref></text:span> shall not apply to contracts or proposed contracts of employment of <text:hidden-text text:condition="ooow:" text:string-value="P15:L22" text:is-hidden="true"/>members of the staff of An Bord with An Bord.</text:p>
      <text:p text:style-name="subsection"><text:hidden-text text:condition="ooow:" text:string-value="P15:L23" text:is-hidden="true"/><text:tab/><text:reference-mark-start text:name="subsectionnumber_31"/>(<text:sequence text:ref-name="refsubsectionnumber56" text:name="subsectionnumber" text:formula="ooow:subsectionnumber+1" style:num-format="1">7</text:sequence>)<text:reference-mark-end text:name="subsectionnumber_31"/><text:tab/>Where a person contravenes <text:span text:style-name="T4">subsection</text:span> <text:span text:style-name="T4"><text:reference-ref text:reference-format="text" text:ref-name="subsectionnumber_29">(5)</text:reference-ref></text:span>, An Bord may make such alterations to the <text:hidden-text text:condition="ooow:" text:string-value="P15:L24" text:is-hidden="true"/>person’s terms and conditions of employment as it considers appropriate or terminate <text:hidden-text text:condition="ooow:" text:string-value="P15:L25" text:is-hidden="true"/>the person’s contract of employment.</text:p>
      <text:p text:style-name="subsection"><text:hidden-text text:condition="ooow:" text:string-value="P15:L26" text:is-hidden="true"/><text:tab/><text:reference-mark-start text:name="subsectionnumber_32"/>(<text:sequence text:ref-name="refsubsectionnumber57" text:name="subsectionnumber" text:formula="ooow:subsectionnumber+1" style:num-format="1">8</text:sequence>)<text:reference-mark-end text:name="subsectionnumber_32"/><text:tab/>A person shall not disclose confidential information obtained by him or her while <text:hidden-text text:condition="ooow:" text:string-value="P15:L27" text:is-hidden="true"/>performing duties as a member of, or as a member of the staff of, or as an advisor or <text:hidden-text text:condition="ooow:" text:string-value="P15:L28" text:is-hidden="true"/>consultant to, An Bord unless he or she is duly authorised by An Bord to do so.</text:p>
      <text:p text:style-name="subsection"><text:hidden-text text:condition="ooow:" text:string-value="P15:L29" text:is-hidden="true"/><text:tab/><text:reference-mark-start text:name="subsectionnumber_33"/>(<text:sequence text:ref-name="refsubsectionnumber58" text:name="subsectionnumber" text:formula="ooow:subsectionnumber+1" style:num-format="1">9</text:sequence>)<text:reference-mark-end text:name="subsectionnumber_33"/><text:tab/>A person who contravenes <text:span text:style-name="T4">subsection</text:span> <text:span text:style-name="T4"><text:reference-ref text:reference-format="text" text:ref-name="subsectionnumber_32">(8)</text:reference-ref></text:span> shall be guilty of an offence and shall be <text:hidden-text text:condition="ooow:" text:string-value="P15:L30" text:is-hidden="true"/>liable on summary conviction to a fine not exceeding €1,500 or to imprisonment for a <text:hidden-text text:condition="ooow:" text:string-value="P15:L31" text:is-hidden="true"/>term not exceeding 12 months or to both such fine and imprisonment.</text:p>
      <text:p text:style-name="subsection"><text:hidden-text text:condition="ooow:" text:string-value="P15:L32" text:is-hidden="true"/><text:tab/><text:reference-mark-start text:name="subsectionnumber_34"/>(<text:sequence text:ref-name="refsubsectionnumber59" text:name="subsectionnumber" text:formula="ooow:subsectionnumber+1" style:num-format="1">10</text:sequence>)<text:reference-mark-end text:name="subsectionnumber_34"/><text:tab/>In this section, “confidential information” includes⁠—</text:p>
      <text:p text:style-name="paragraph"><text:hidden-text text:condition="ooow:" text:string-value="P15:L33" text:is-hidden="true"/><text:tab/><text:reference-mark-start text:name="paragraphnumber_8"/>(<text:sequence text:ref-name="refparagraphnumber11" text:name="paragraphnumber" text:formula="ooow:1" style:num-format="a">a</text:sequence>)<text:reference-mark-end text:name="paragraphnumber_8"/><text:tab/>information that is expressed by An Bord to be confidential either as regards <text:hidden-text text:condition="ooow:" text:string-value="P15:L34" text:is-hidden="true"/>particular information or as regards information of a particular class or <text:hidden-text text:condition="ooow:" text:string-value="P15:L35" text:is-hidden="true"/>description, and</text:p>
      <text:p text:style-name="paragraph"><text:hidden-text text:condition="ooow:" text:string-value="P15:L36" text:is-hidden="true"/><text:tab/><text:reference-mark-start text:name="paragraphnumber_9"/>(<text:sequence text:ref-name="refparagraphnumber12" text:name="paragraphnumber" text:formula="ooow:paragraphnumber+1" style:num-format="a">b</text:sequence>)<text:reference-mark-end text:name="paragraphnumber_9"/><text:tab/>proposals of a commercial nature or tenders submitted to An Bord by contractors, <text:hidden-text text:condition="ooow:" text:string-value="P15:L37" text:is-hidden="true"/>consultants or any other person.</text:p>
      <text:p text:style-name="shouldernote"><text:hidden-text text:condition="ooow:" text:string-value="P15:L38" text:is-hidden="true"/><text:bookmark-start text:name="toc_book_18"/>Committees of An Bord<text:bookmark-end text:name="toc_book_18"/></text:p>
      <text:p text:style-name="subsection"><text:hidden-text text:condition="ooow:" text:string-value="P15:L39" text:is-hidden="true"/><text:reference-mark-start text:name="sectionnumber_10"/><text:span text:style-name="T2"><text:sequence text:ref-name="refsectionnumber12" text:name="sectionnumber" text:formula="ooow:sectionnumber+1" style:num-format="1">10</text:sequence></text:span><text:reference-mark-end text:name="sectionnumber_10"/><text:span text:style-name="T2">.</text:span><text:tab/><text:reference-mark-start text:name="subsectionnumber_35"/>(<text:sequence text:ref-name="refsubsectionnumber60" text:name="subsectionnumber" style:num-format="1">1</text:sequence>)<text:reference-mark-end text:name="subsectionnumber_35"/><text:tab/>An Bord shall establish committees to advise An Bord on the performance of its <text:hidden-text text:condition="ooow:" text:string-value="P15:L40" text:is-hidden="true"/>functions under <text:span text:style-name="T5">section</text:span> <text:span text:style-name="T4"><text:reference-ref text:reference-format="text" text:ref-name="sectionnumber_5">5</text:reference-ref></text:span><text:span text:style-name="T4"><text:reference-ref text:reference-format="text" text:ref-name="subsectionnumber_3">(3)</text:reference-ref></text:span> and <text:span text:style-name="T4"><text:reference-ref text:reference-format="text" text:ref-name="subsectionnumber_4">(4)</text:reference-ref></text:span> in regard to, though not limited to, the following <text:hidden-text text:condition="ooow:" text:string-value="P15:L41" text:is-hidden="true"/>five areas of activity by An Bord⁠—</text:p>
      <text:p text:style-name="P39"><text:hidden-text text:condition="ooow:" text:string-value="P16:L1" text:is-hidden="true"/><text:tab/>(3)<text:tab/>I gcás go n-eascróidh ceist ag cruinniú den Bhord i dtaobh arbh ionann nó nárbh <text:hidden-text text:condition="ooow:" text:string-value="P16:L2" text:is-hidden="true"/>ionann iompar áirithe ag comhalta den Bhord, dá ndéanfadh sé nó sí dá réir, agus <text:hidden-text text:condition="ooow:" text:string-value="P16:L3" text:is-hidden="true"/>mainneachtain aige nó aici ceanglais <text:span text:style-name="T5">fho-alt (1)</text:span> a chomhlíonadh, féadfaidh <text:hidden-text text:condition="ooow:" text:string-value="P16:L4" text:is-hidden="true"/>cathaoirleach an chruinnithe an cheist a chinneadh, agus is cinneadh críochnaitheach a <text:hidden-text text:condition="ooow:" text:string-value="P16:L5" text:is-hidden="true"/>bheidh i gcinneadh an chathaoirligh, agus i gcás go gcinnfear ceist den sórt sin <text:hidden-text text:condition="ooow:" text:string-value="P16:L6" text:is-hidden="true"/>amhlaidh, déanfar sonraí an chinnidh a thaifeadadh i miontuairiscí an chruinnithe.</text:p>
      <text:p text:style-name="subsection"><text:hidden-text text:condition="ooow:" text:string-value="P16:L7" text:is-hidden="true"/><text:tab/>(4)<text:tab/>Más deimhin leis an Aire gur sháraigh comhalta den Bhord <text:span text:style-name="T5">fo-alt (1)</text:span>, féadfaidh an <text:hidden-text text:condition="ooow:" text:string-value="P16:L8" text:is-hidden="true"/>tAire, más cuí leis nó léi é, an comhalta sin a chur as oifig agus, i gcás go gcuirtear <text:hidden-text text:condition="ooow:" text:string-value="P16:L9" text:is-hidden="true"/>duine as oifig de bhun an ailt seo, beidh sé nó sí dícháilithe as sin amach chun bheith <text:hidden-text text:condition="ooow:" text:string-value="P16:L10" text:is-hidden="true"/>ina chomhalta nó ina comhalta den Bhord.</text:p>
      <text:p text:style-name="subsection"><text:hidden-text text:condition="ooow:" text:string-value="P16:L11" text:is-hidden="true"/><text:tab/>(5)<text:tab/>Más rud é, maidir le haon chomhalta d’fhoireann an Bhoird, go bhfuil leas aige nó <text:hidden-text text:condition="ooow:" text:string-value="P16:L12" text:is-hidden="true"/>aici, ar shlí seachas ina cháil nó ina cáil mar chomhalta foirne den sórt sin, in aon <text:hidden-text text:condition="ooow:" text:string-value="P16:L13" text:is-hidden="true"/>chonradh, comhaontú nó socrú, nó in aon chonradh, comhaontú nó socrú atá <text:hidden-text text:condition="ooow:" text:string-value="P16:L14" text:is-hidden="true"/>beartaithe, ar páirtí ann an Bord⁠—</text:p>
      <text:p text:style-name="paragraph"><text:hidden-text text:condition="ooow:" text:string-value="P16:L15" text:is-hidden="true"/><text:tab/>(<text:sequence text:ref-name="refparagraphnumber13" text:name="paragraphnumber" text:formula="ooow:1" style:num-format="a">a</text:sequence>)<text:tab/>nochtfaidh an duine sin a leas, agus cineál an leasa, don Bhord,</text:p>
      <text:p text:style-name="paragraph"><text:hidden-text text:condition="ooow:" text:string-value="P16:L16" text:is-hidden="true"/><text:tab/>(<text:sequence text:ref-name="refparagraphnumber14" text:name="paragraphnumber" text:formula="ooow:paragraphnumber+1" style:num-format="a">b</text:sequence>)<text:tab/>ní ghlacfaidh an duine sin aon pháirt i gcaibidil an chonartha, an chomhaontaithe <text:hidden-text text:condition="ooow:" text:string-value="P16:L17" text:is-hidden="true"/>nó an tsocraithe ná in aon bhreithniú ag an mBord nó ag comhaltaí d’fhoireann an <text:hidden-text text:condition="ooow:" text:string-value="P16:L18" text:is-hidden="true"/>Bhoird i ndáil leis an gcéanna, agus</text:p>
      <text:p text:style-name="paragraph"><text:hidden-text text:condition="ooow:" text:string-value="P16:L19" text:is-hidden="true"/><text:tab/>(<text:sequence text:ref-name="refparagraphnumber15" text:name="paragraphnumber" text:formula="ooow:paragraphnumber+1" style:num-format="a">c</text:sequence>)<text:tab/>ní imreoidh an duine sin tionchar, ná fhéachfaidh sé nó sí le tionchar a imirt, ar <text:hidden-text text:condition="ooow:" text:string-value="P16:L20" text:is-hidden="true"/>chinneadh a bheidh le déanamh ar an ní ná ní dhéanfaidh sé nó sí aon mholadh i <text:hidden-text text:condition="ooow:" text:string-value="P16:L21" text:is-hidden="true"/>ndáil leis an gconradh, leis an gcomhaontú nó leis an socrú.</text:p>
      <text:p text:style-name="subsection"><text:hidden-text text:condition="ooow:" text:string-value="P16:L22" text:is-hidden="true"/><text:tab/>(6)<text:tab/>Ní bheidh feidhm ag <text:span text:style-name="T5">fo-alt (5)</text:span> maidir le conarthaí nó conarthaí beartaithe fostaíochta <text:hidden-text text:condition="ooow:" text:string-value="P16:L23" text:is-hidden="true"/>comhaltaí d’fhoireann an Bhoird leis an mBord.</text:p>
      <text:p text:style-name="subsection"><text:hidden-text text:condition="ooow:" text:string-value="P16:L24" text:is-hidden="true"/><text:tab/>(7)<text:tab/>Má sháraíonn duine <text:span text:style-name="T5">fo-alt (5)</text:span>, féadfaidh an Bord cibé athruithe is cuí leis a dhéanamh <text:hidden-text text:condition="ooow:" text:string-value="P16:L25" text:is-hidden="true"/>ar théarmaí agus coinníollacha fostaíochta an duine nó deireadh a chur le conradh <text:hidden-text text:condition="ooow:" text:string-value="P16:L26" text:is-hidden="true"/>fostaíochta an duine.</text:p>
      <text:p text:style-name="subsection"><text:hidden-text text:condition="ooow:" text:string-value="P16:L27" text:is-hidden="true"/><text:tab/>(8)<text:tab/>Ní dhéanfaidh aon duine faisnéis faoi rún a gheobhaidh sé nó sí le linn dó nó di <text:hidden-text text:condition="ooow:" text:string-value="P16:L28" text:is-hidden="true"/>dualgais a chomhlíonadh mar chomhalta den Bhord nó mar chomhalta d’fhoireann an <text:hidden-text text:condition="ooow:" text:string-value="P16:L29" text:is-hidden="true"/>Bhoird, nó mar chomhairleoir nó sainchomhairleoir leis an mBord, a nochtadh mura <text:hidden-text text:condition="ooow:" text:string-value="P16:L30" text:is-hidden="true"/>rud é go mbeidh sé nó sí údaraithe go cuí ag an mBord chun déanamh amhlaidh.</text:p>
      <text:p text:style-name="subsection"><text:hidden-text text:condition="ooow:" text:string-value="P16:L31" text:is-hidden="true"/><text:tab/>(9)<text:tab/>Aon duine a sháróidh <text:span text:style-name="T5">fo-alt (8)</text:span>, beidh sé nó sí ciontach i gcion agus dlífear, ar é nó í a <text:hidden-text text:condition="ooow:" text:string-value="P16:L32" text:is-hidden="true"/>chiontú go hachomair, fíneáil nach mó ná €1,500, nó príosúnacht ar feadh téarma nach <text:hidden-text text:condition="ooow:" text:string-value="P16:L33" text:is-hidden="true"/>faide ná 12 mhí, nó an fhíneáil sin agus an phríosúnacht sin araon, a chur air nó uirthi.</text:p>
      <text:p text:style-name="P29"><text:hidden-text text:condition="ooow:" text:string-value="P16:L34" text:is-hidden="true"/><text:tab/>(10)<text:tab/>San alt seo, folaíonn “faisnéis faoi rún”⁠—</text:p>
      <text:p text:style-name="P28"><text:hidden-text text:condition="ooow:" text:string-value="P16:L35" text:is-hidden="true"/><text:tab/>(<text:sequence text:ref-name="refparagraphnumber16" text:name="paragraphnumber" text:formula="ooow:1" style:num-format="a">a</text:sequence>)<text:tab/>faisnéis a mbeidh sé ráite ag an mBord ina leith go bhfuil sí faoi rún, maidir le <text:hidden-text text:condition="ooow:" text:string-value="P16:L36" text:is-hidden="true"/>faisnéis áirithe nó maidir le faisnéis d’aicme nó de thuairisc áirithe agus,</text:p>
      <text:p text:style-name="P28"><text:hidden-text text:condition="ooow:" text:string-value="P16:L37" text:is-hidden="true"/><text:tab/>(<text:sequence text:ref-name="refparagraphnumber17" text:name="paragraphnumber" text:formula="ooow:paragraphnumber+1" style:num-format="a">b</text:sequence>)<text:tab/>tograí de chineál tráchtála nó tairiscintí a bheidh curtha faoi bhráid an Bhoird ag <text:hidden-text text:condition="ooow:" text:string-value="P16:L38" text:is-hidden="true"/>conraitheoirí, ag sainchomhairleoirí nó ag aon duine eile.</text:p>
      <text:p text:style-name="shouldernote"><text:hidden-text text:condition="ooow:" text:string-value="P16:L39" text:is-hidden="true"/><text:bookmark-start text:name="toc_book_181"/>Coistí den Bhord<text:bookmark-end text:name="toc_book_181"/></text:p>
      <text:p text:style-name="subsection"><text:hidden-text text:condition="ooow:" text:string-value="P16:L40" text:is-hidden="true"/><text:span text:style-name="T2">10.</text:span><text:tab/>(<text:sequence text:ref-name="refsubsectionnumber61" text:name="subsectionnumber" style:num-format="1">1</text:sequence>)<text:tab/>Bunóidh an Bord coistí chun comhairle a thabhairt don Bhord maidir le comhlíonadh <text:hidden-text text:condition="ooow:" text:string-value="P16:L41" text:is-hidden="true"/>a fheidhmeanna faoi <text:span text:style-name="T5">alt 5(3)</text:span> agus <text:span text:style-name="T5">(4)</text:span> i ndáil leis na cúig réimse seo a leanas de chuid <text:hidden-text text:condition="ooow:" text:string-value="P16:L42" text:is-hidden="true"/>an Bhoird, ach gan bheith teoranta dóibh⁠—</text:p>
      <text:p text:style-name="paragraph"><text:soft-page-break/><text:hidden-text text:condition="ooow:" text:string-value="P17:L1" text:is-hidden="true"/><text:tab/><text:reference-mark-start text:name="paragraphnumber_10"/>(<text:sequence text:ref-name="refparagraphnumber18" text:name="paragraphnumber" text:formula="ooow:1" style:num-format="a">a</text:sequence>)<text:reference-mark-end text:name="paragraphnumber_10"/><text:tab/>the Community;</text:p>
      <text:p text:style-name="paragraph"><text:hidden-text text:condition="ooow:" text:string-value="P17:L2" text:is-hidden="true"/><text:tab/><text:reference-mark-start text:name="paragraphnumber_11"/>(<text:sequence text:ref-name="refparagraphnumber19" text:name="paragraphnumber" text:formula="ooow:paragraphnumber+1" style:num-format="a">b</text:sequence>)<text:reference-mark-end text:name="paragraphnumber_11"/><text:tab/>education;</text:p>
      <text:p text:style-name="paragraph"><text:hidden-text text:condition="ooow:" text:string-value="P17:L3" text:is-hidden="true"/><text:tab/><text:reference-mark-start text:name="paragraphnumber_12"/>(<text:sequence text:ref-name="refparagraphnumber20" text:name="paragraphnumber" text:formula="ooow:paragraphnumber+1" style:num-format="a">c</text:sequence>)<text:reference-mark-end text:name="paragraphnumber_12"/><text:tab/>culture;</text:p>
      <text:p text:style-name="paragraph"><text:hidden-text text:condition="ooow:" text:string-value="P17:L4" text:is-hidden="true"/><text:tab/><text:reference-mark-start text:name="paragraphnumber_13"/>(<text:sequence text:ref-name="refparagraphnumber21" text:name="paragraphnumber" text:formula="ooow:paragraphnumber+1" style:num-format="a">d</text:sequence>)<text:reference-mark-end text:name="paragraphnumber_13"/><text:tab/>citizenship; and</text:p>
      <text:p text:style-name="paragraph"><text:hidden-text text:condition="ooow:" text:string-value="P17:L5" text:is-hidden="true"/><text:tab/><text:reference-mark-start text:name="paragraphnumber_14"/>(<text:sequence text:ref-name="refparagraphnumber22" text:name="paragraphnumber" text:formula="ooow:paragraphnumber+1" style:num-format="a">e</text:sequence>)<text:reference-mark-end text:name="paragraphnumber_14"/><text:tab/>tourism.</text:p>
      <text:p text:style-name="subsection"><text:hidden-text text:condition="ooow:" text:string-value="P17:L6" text:is-hidden="true"/><text:tab/><text:tab/>An Bord may at any stage agree to set up additional committees under this provision <text:hidden-text text:condition="ooow:" text:string-value="P17:L7" text:is-hidden="true"/>with a stated specific field to advise An Bord on.</text:p>
      <text:p text:style-name="subsection"><text:hidden-text text:condition="ooow:" text:string-value="P17:L8" text:is-hidden="true"/><text:tab/><text:reference-mark-start text:name="subsectionnumber_36"/>(<text:sequence text:ref-name="refsubsectionnumber62" text:name="subsectionnumber" text:formula="ooow:subsectionnumber+1" style:num-format="1">2</text:sequence>)<text:reference-mark-end text:name="subsectionnumber_36"/><text:tab/>All committees established under <text:span text:style-name="T4">subsection</text:span> <text:span text:style-name="T4"><text:reference-ref text:reference-format="text" text:ref-name="subsectionnumber_35">(1)</text:reference-ref></text:span> shall prepare an annual report to An <text:hidden-text text:condition="ooow:" text:string-value="P17:L9" text:is-hidden="true"/>Bord to be included in An Bord’s annual report and accounts as per s<text:span text:style-name="T4">ection</text:span> <text:span text:style-name="T4"><text:reference-ref text:reference-format="text" text:ref-name="sectionnumber_11">11</text:reference-ref></text:span><text:span text:style-name="T4"><text:reference-ref text:reference-format="text" text:ref-name="subsectionnumber_44">(1)</text:reference-ref></text:span>.</text:p>
      <text:p text:style-name="subsection"><text:hidden-text text:condition="ooow:" text:string-value="P17:L10" text:is-hidden="true"/><text:tab/><text:reference-mark-start text:name="subsectionnumber_37"/>(<text:sequence text:ref-name="refsubsectionnumber63" text:name="subsectionnumber" text:formula="ooow:subsectionnumber+1" style:num-format="1">3</text:sequence>)<text:reference-mark-end text:name="subsectionnumber_37"/><text:tab/>An Bord shall determine the terms of reference and regulate the procedure of the <text:hidden-text text:condition="ooow:" text:string-value="P17:L11" text:is-hidden="true"/>committees established under <text:span text:style-name="T4">subsection</text:span> <text:span text:style-name="T4"><text:reference-ref text:reference-format="text" text:ref-name="subsectionnumber_35">(1)</text:reference-ref></text:span>.</text:p>
      <text:p text:style-name="subsection"><text:hidden-text text:condition="ooow:" text:string-value="P17:L12" text:is-hidden="true"/><text:tab/><text:reference-mark-start text:name="subsectionnumber_38"/>(<text:sequence text:ref-name="refsubsectionnumber64" text:name="subsectionnumber" text:formula="ooow:subsectionnumber+1" style:num-format="1">4</text:sequence>)<text:reference-mark-end text:name="subsectionnumber_38"/><text:tab/>A committee established under <text:span text:style-name="T4">subsection</text:span> <text:span text:style-name="T4"><text:reference-ref text:reference-format="text" text:ref-name="subsectionnumber_35">(1)</text:reference-ref></text:span> shall include persons who are not <text:hidden-text text:condition="ooow:" text:string-value="P17:L13" text:is-hidden="true"/>members of An Bord and persons who are members of An Bord but such a committee <text:hidden-text text:condition="ooow:" text:string-value="P17:L14" text:is-hidden="true"/>shall include at least one person who is a member of An Bord.</text:p>
      <text:p text:style-name="subsection"><text:hidden-text text:condition="ooow:" text:string-value="P17:L15" text:is-hidden="true"/><text:tab/><text:reference-mark-start text:name="subsectionnumber_39"/>(<text:sequence text:ref-name="refsubsectionnumber65" text:name="subsectionnumber" text:formula="ooow:subsectionnumber+1" style:num-format="1">5</text:sequence>)<text:reference-mark-end text:name="subsectionnumber_39"/><text:tab/>All members of An Bord shall be entitled to attend any or all meetings of a committee <text:hidden-text text:condition="ooow:" text:string-value="P17:L16" text:is-hidden="true"/>or of committees established under <text:span text:style-name="T4">subsection</text:span> <text:span text:style-name="T4"><text:reference-ref text:reference-format="text" text:ref-name="subsectionnumber_35">(1)</text:reference-ref></text:span> but only those who are committee <text:hidden-text text:condition="ooow:" text:string-value="P17:L17" text:is-hidden="true"/>members shall be entitled to vote in a division.</text:p>
      <text:p text:style-name="subsection"><text:hidden-text text:condition="ooow:" text:string-value="P17:L18" text:is-hidden="true"/><text:tab/><text:reference-mark-start text:name="subsectionnumber_40"/>(<text:sequence text:ref-name="refsubsectionnumber66" text:name="subsectionnumber" text:formula="ooow:subsectionnumber+1" style:num-format="1">6</text:sequence>)<text:reference-mark-end text:name="subsectionnumber_40"/><text:tab/>A member of a committee established under this section may be removed from office <text:hidden-text text:condition="ooow:" text:string-value="P17:L19" text:is-hidden="true"/>at any time by An Bord.</text:p>
      <text:p text:style-name="subsection"><text:hidden-text text:condition="ooow:" text:string-value="P17:L20" text:is-hidden="true"/><text:tab/><text:reference-mark-start text:name="subsectionnumber_41"/>(<text:sequence text:ref-name="refsubsectionnumber67" text:name="subsectionnumber" text:formula="ooow:subsectionnumber+1" style:num-format="1">7</text:sequence>)<text:reference-mark-end text:name="subsectionnumber_41"/><text:tab/>An Bord may at any time replace any or all of the members of a committee <text:hidden-text text:condition="ooow:" text:string-value="P17:L21" text:is-hidden="true"/>established under this section.</text:p>
      <text:p text:style-name="subsection"><text:hidden-text text:condition="ooow:" text:string-value="P17:L22" text:is-hidden="true"/><text:tab/><text:reference-mark-start text:name="subsectionnumber_42"/>(<text:sequence text:ref-name="refsubsectionnumber68" text:name="subsectionnumber" text:formula="ooow:subsectionnumber+1" style:num-format="1">8</text:sequence>)<text:reference-mark-end text:name="subsectionnumber_42"/><text:tab/>An Bord shall appoint a person to be chairperson of a committee established under <text:hidden-text text:condition="ooow:" text:string-value="P17:L23" text:is-hidden="true"/>this section.</text:p>
      <text:p text:style-name="subsection"><text:hidden-text text:condition="ooow:" text:string-value="P17:L24" text:is-hidden="true"/><text:tab/><text:reference-mark-start text:name="subsectionnumber_43"/>(<text:sequence text:ref-name="refsubsectionnumber69" text:name="subsectionnumber" text:formula="ooow:subsectionnumber+1" style:num-format="1">9</text:sequence>)<text:reference-mark-end text:name="subsectionnumber_43"/><text:tab/>There may be paid by An Bord to members of a committee established under <text:hidden-text text:condition="ooow:" text:string-value="P17:L25" text:is-hidden="true"/><text:span text:style-name="T4">subsection</text:span> <text:span text:style-name="T4"><text:reference-ref text:reference-format="text" text:ref-name="subsectionnumber_35">(1)</text:reference-ref></text:span> such allowances or expenses (if any) incurred by them as members of <text:hidden-text text:condition="ooow:" text:string-value="P17:L26" text:is-hidden="true"/>such committee in line with the provisions of s<text:span text:style-name="T4">ection</text:span> <text:span text:style-name="T4"><text:reference-ref text:reference-format="text" text:ref-name="sectionnumber_7">7</text:reference-ref></text:span><text:span text:style-name="T4"><text:reference-ref text:reference-format="text" text:ref-name="subsectionnumber_18">(11)</text:reference-ref></text:span>.</text:p>
      <text:p text:style-name="shouldernote"><text:hidden-text text:condition="ooow:" text:string-value="P17:L27" text:is-hidden="true"/><text:bookmark-start text:name="toc_book_19"/>Annual reports and accounts of An Bord<text:bookmark-end text:name="toc_book_19"/></text:p>
      <text:p text:style-name="subsection"><text:hidden-text text:condition="ooow:" text:string-value="P17:L28" text:is-hidden="true"/><text:reference-mark-start text:name="sectionnumber_11"/><text:span text:style-name="T2"><text:sequence text:ref-name="refsectionnumber13" text:name="sectionnumber" text:formula="ooow:sectionnumber+1" style:num-format="1">11</text:sequence></text:span><text:reference-mark-end text:name="sectionnumber_11"/><text:span text:style-name="T2">.</text:span><text:tab/><text:reference-mark-start text:name="subsectionnumber_44"/>(<text:sequence text:ref-name="refsubsectionnumber70" text:name="subsectionnumber" style:num-format="1">1</text:sequence>)<text:reference-mark-end text:name="subsectionnumber_44"/><text:tab/>In June each year, An Bord shall issue a report on the performance of its functions <text:hidden-text text:condition="ooow:" text:string-value="P17:L29" text:is-hidden="true"/>during the previous year, including an account of the operation of Ciste Lá na <text:hidden-text text:condition="ooow:" text:string-value="P17:L30" text:is-hidden="true"/>Poblachta, and the Minister shall cause a copy of the annual report to be laid before <text:hidden-text text:condition="ooow:" text:string-value="P17:L31" text:is-hidden="true"/>each House of the Oireachtas, and the chairperson of An Bord shall attend before the <text:hidden-text text:condition="ooow:" text:string-value="P17:L32" text:is-hidden="true"/>Oireachtas joint Committee on Regional Development, Rural Affairs, Arts and the <text:hidden-text text:condition="ooow:" text:string-value="P17:L33" text:is-hidden="true"/>Gaeltacht, if so requested by that Committee, to discuss the annual report and <text:hidden-text text:condition="ooow:" text:string-value="P17:L34" text:is-hidden="true"/>accounts.</text:p>
      <text:p text:style-name="subsection"><text:hidden-text text:condition="ooow:" text:string-value="P17:L35" text:is-hidden="true"/><text:tab/><text:reference-mark-start text:name="subsectionnumber_45"/>(<text:sequence text:ref-name="refsubsectionnumber71" text:name="subsectionnumber" text:formula="ooow:subsectionnumber+1" style:num-format="1">2</text:sequence>)<text:reference-mark-end text:name="subsectionnumber_45"/><text:tab/>The Minister shall cause a copy of an abstract of the audited accounts of Ciste Lá na <text:hidden-text text:condition="ooow:" text:string-value="P17:L36" text:is-hidden="true"/>Poblachta, together with a copy of any auditor’s report thereon, to be laid before each <text:hidden-text text:condition="ooow:" text:string-value="P17:L37" text:is-hidden="true"/>House of the Oireachtas.</text:p>
      <text:p text:style-name="P38"><text:hidden-text text:condition="ooow:" text:string-value="P18:L1" text:is-hidden="true"/><text:tab/>(<text:sequence text:ref-name="refparagraphnumber23" text:name="paragraphnumber" text:formula="ooow:1" style:num-format="a">a</text:sequence>)<text:tab/>an pobal;</text:p>
      <text:p text:style-name="paragraph"><text:hidden-text text:condition="ooow:" text:string-value="P18:L2" text:is-hidden="true"/><text:tab/>(<text:sequence text:ref-name="refparagraphnumber24" text:name="paragraphnumber" text:formula="ooow:paragraphnumber+1" style:num-format="a">b</text:sequence>)<text:tab/>oideachas;</text:p>
      <text:p text:style-name="paragraph"><text:hidden-text text:condition="ooow:" text:string-value="P18:L3" text:is-hidden="true"/><text:tab/>(<text:sequence text:ref-name="refparagraphnumber25" text:name="paragraphnumber" text:formula="ooow:paragraphnumber+1" style:num-format="a">c</text:sequence>)<text:tab/>cultúr;</text:p>
      <text:p text:style-name="paragraph"><text:hidden-text text:condition="ooow:" text:string-value="P18:L4" text:is-hidden="true"/><text:tab/>(<text:sequence text:ref-name="refparagraphnumber26" text:name="paragraphnumber" text:formula="ooow:paragraphnumber+1" style:num-format="a">d</text:sequence>)<text:tab/>saoránacht; agus</text:p>
      <text:p text:style-name="paragraph"><text:hidden-text text:condition="ooow:" text:string-value="P18:L5" text:is-hidden="true"/><text:tab/>(<text:sequence text:ref-name="refparagraphnumber27" text:name="paragraphnumber" text:formula="ooow:paragraphnumber+1" style:num-format="a">e</text:sequence>)<text:tab/>turasóireacht.</text:p>
      <text:p text:style-name="subsection"><text:hidden-text text:condition="ooow:" text:string-value="P18:L6" text:is-hidden="true"/><text:tab/><text:tab/>Féadfaidh an Bord, aon tráth, a chomhaontú coistí breise a bhunú faoin bhforáil seo <text:hidden-text text:condition="ooow:" text:string-value="P18:L7" text:is-hidden="true"/>chun comhairle maidir le réimse sonrach ainmnithe a chur ar an mBord.</text:p>
      <text:p text:style-name="subsection"><text:hidden-text text:condition="ooow:" text:string-value="P18:L8" text:is-hidden="true"/><text:tab/>(2)<text:tab/>Déanfaidh gach ceann de na coistí a bhunófar faoi <text:span text:style-name="T5">fho-alt (1)</text:span> tuarascáil bhliantúil a <text:hidden-text text:condition="ooow:" text:string-value="P18:L9" text:is-hidden="true"/>ullmhú don Bhord agus cuirfear ag gabháil í le tuarascáil bhliantúil agus cuntais an <text:hidden-text text:condition="ooow:" text:string-value="P18:L10" text:is-hidden="true"/>Bhoird a chuirfear ar fáil de réir <text:span text:style-name="T5">alt 11(1)</text:span>.</text:p>
      <text:p text:style-name="subsection"><text:hidden-text text:condition="ooow:" text:string-value="P18:L11" text:is-hidden="true"/><text:tab/>(3)<text:tab/>Déanfaidh an Bord téarmaí tagartha na gcoistí a bhunófar faoi <text:span text:style-name="T5">fho-alt (1)</text:span> a chinneadh <text:hidden-text text:condition="ooow:" text:string-value="P18:L12" text:is-hidden="true"/>agus a nós imeachta a rialáil.</text:p>
      <text:p text:style-name="subsection"><text:hidden-text text:condition="ooow:" text:string-value="P18:L13" text:is-hidden="true"/><text:tab/>(4)<text:tab/>Beidh daoine nach comhaltaí den Bhord agus daoine is comhaltaí den Bhord ar <text:hidden-text text:condition="ooow:" text:string-value="P18:L14" text:is-hidden="true"/>choiste arna bhunú faoi <text:span text:style-name="T5">fho-alt (1)</text:span>, ach beidh ar choiste den sórt sin duine amháin ar a <text:hidden-text text:condition="ooow:" text:string-value="P18:L15" text:is-hidden="true"/>laghad is comhalta den Bhord.</text:p>
      <text:p text:style-name="subsection"><text:hidden-text text:condition="ooow:" text:string-value="P18:L16" text:is-hidden="true"/><text:tab/>(5)<text:tab/>Beidh comhaltaí uile an Bhoird i dteideal freastal ar aon chruinniú nó ar gach cruinniú <text:hidden-text text:condition="ooow:" text:string-value="P18:L17" text:is-hidden="true"/>de choiste nó de choistí a bhunófar faoi <text:span text:style-name="T5">fho-alt (1)</text:span>, ach is ag comhaltaí an choiste <text:hidden-text text:condition="ooow:" text:string-value="P18:L18" text:is-hidden="true"/>amháin a bheidh teidlíocht chun vótáil tráth vótála.</text:p>
      <text:p text:style-name="subsection"><text:hidden-text text:condition="ooow:" text:string-value="P18:L19" text:is-hidden="true"/><text:tab/>(6)<text:tab/>Féadfaidh an Bord, aon tráth, comhalta de choiste arna bhunú faoin alt seo a chur as <text:hidden-text text:condition="ooow:" text:string-value="P18:L20" text:is-hidden="true"/>oifig.</text:p>
      <text:p text:style-name="subsection"><text:hidden-text text:condition="ooow:" text:string-value="P18:L21" text:is-hidden="true"/><text:tab/>(7)<text:tab/>Féadfaidh an Bord, aon tráth, aon chomhalta nó gach comhalta de choiste arna bhunú <text:hidden-text text:condition="ooow:" text:string-value="P18:L22" text:is-hidden="true"/>faoin alt seo a ionadú.</text:p>
      <text:p text:style-name="subsection"><text:hidden-text text:condition="ooow:" text:string-value="P18:L23" text:is-hidden="true"/><text:tab/>(8)<text:tab/>Déanfaidh an Bord duine a cheapadh chun bheith ina chathaoirleach nó ina <text:hidden-text text:condition="ooow:" text:string-value="P18:L24" text:is-hidden="true"/>cathaoirleach ar choiste a bhunófar faoin alt seo.</text:p>
      <text:p text:style-name="subsection"><text:hidden-text text:condition="ooow:" text:string-value="P18:L25" text:is-hidden="true"/><text:tab/>(9)<text:tab/>Féadfaidh an Bord, de réir fhorálacha <text:span text:style-name="T5">alt 7(11)</text:span>, cibé liúntais nó caiteachais (más ann) <text:hidden-text text:condition="ooow:" text:string-value="P18:L26" text:is-hidden="true"/>arna dtabhú acu mar chomhaltaí den choiste a íoc le comhaltaí de choiste arna bhunú <text:hidden-text text:condition="ooow:" text:string-value="P18:L27" text:is-hidden="true"/>faoi <text:span text:style-name="T5">fho-alt (1)</text:span>.</text:p>
      <text:p text:style-name="shouldernote"><text:hidden-text text:condition="ooow:" text:string-value="P18:L28" text:is-hidden="true"/><text:bookmark-start text:name="toc_book_191"/>Tuarascálacha bliantúla agus cuntais an Bhoird<text:bookmark-end text:name="toc_book_191"/></text:p>
      <text:p text:style-name="subsection"><text:hidden-text text:condition="ooow:" text:string-value="P18:L29" text:is-hidden="true"/><text:span text:style-name="T2">11.</text:span><text:tab/>(<text:sequence text:ref-name="refsubsectionnumber72" text:name="subsectionnumber" style:num-format="1">1</text:sequence>)<text:tab/>Déanfaidh an Bord, i mí an Mheithimh gach bliain, tuarascáil a eisiúint ar <text:hidden-text text:condition="ooow:" text:string-value="P18:L30" text:is-hidden="true"/>chomhlíonadh a fheidhmeanna le linn na bliana roimhe sin, lena n-áirítear cuntas ar <text:hidden-text text:condition="ooow:" text:string-value="P18:L31" text:is-hidden="true"/>oibriú Chiste Lá na Poblachta, agus cuirfidh an tAire faoi deara cóip den tuarascáil <text:hidden-text text:condition="ooow:" text:string-value="P18:L32" text:is-hidden="true"/>bhliantúil a leagan faoi bhráid gach Tí den Oireachtas, agus láithreoidh Cathaoirleach <text:hidden-text text:condition="ooow:" text:string-value="P18:L33" text:is-hidden="true"/>an Bhoird os comhair an Chomhchoiste Oireachtais um Fhorbairt Réigiúnach, <text:hidden-text text:condition="ooow:" text:string-value="P18:L34" text:is-hidden="true"/>Gnóthaí Tuaithe, Ealaíona agus Gaeltacht, má iarrann an Comhchoiste sin air nó uirthi <text:hidden-text text:condition="ooow:" text:string-value="P18:L35" text:is-hidden="true"/>déanamh amhlaidh, chun an tuarascáil bhliantúil agus na cuntais a phlé.</text:p>
      <text:p text:style-name="subsection"><text:hidden-text text:condition="ooow:" text:string-value="P18:L36" text:is-hidden="true"/><text:tab/>(<text:sequence text:ref-name="refsubsectionnumber73" text:name="subsectionnumber" text:formula="ooow:subsectionnumber+1" style:num-format="1">2</text:sequence>)<text:tab/>Cuirfidh an tAire faoi deara cóip d’achomaireacht de chuntais iniúchta Chiste Lá na <text:hidden-text text:condition="ooow:" text:string-value="P18:L37" text:is-hidden="true"/>Poblachta, mar aon le cóip d’aon tuarascáil iniúchóra ar na cuntais sin, a leagan faoi <text:hidden-text text:condition="ooow:" text:string-value="P18:L38" text:is-hidden="true"/>bhráid gach Tí den Oireachtas.</text:p>
      <text:p text:style-name="shouldernote"><text:soft-page-break/><text:hidden-text text:condition="ooow:" text:string-value="P19:L1" text:is-hidden="true"/><text:bookmark-start text:name="toc_book_20"/>Expenses of Minster<text:bookmark-end text:name="toc_book_20"/></text:p>
      <text:p text:style-name="section"><text:hidden-text text:condition="ooow:" text:string-value="P19:L2" text:is-hidden="true"/><text:reference-mark-start text:name="sectionnumber_12"/><text:span text:style-name="T2"><text:sequence text:ref-name="refsectionnumber14" text:name="sectionnumber" text:formula="ooow:sectionnumber+1" style:num-format="1">12</text:sequence></text:span><text:reference-mark-end text:name="sectionnumber_12"/><text:span text:style-name="T2">.</text:span><text:tab/>The expenses incurred by the Minister in the administration of this Act shall, to such <text:hidden-text text:condition="ooow:" text:string-value="P19:L3" text:is-hidden="true"/>extent as may be sanctioned by the Minister for Finance, be paid out of moneys provided <text:hidden-text text:condition="ooow:" text:string-value="P19:L4" text:is-hidden="true"/>for by the Oireachtas.</text:p>
      <text:p text:style-name="P9"><text:hidden-text text:condition="ooow:" text:string-value="P20:L1" text:is-hidden="true"/><text:bookmark-start text:name="toc_book_201"/>Caiteachais an Aire<text:bookmark-end text:name="toc_book_201"/></text:p>
      <text:p text:style-name="section"><text:hidden-text text:condition="ooow:" text:string-value="P20:L2" text:is-hidden="true"/><text:span text:style-name="T3">12</text:span><text:span text:style-name="T2">.</text:span><text:tab/>Déanfar na caiteachais a thabhóidh an tAire ag riaradh an Achta seo a íoc, a mhéid a <text:hidden-text text:condition="ooow:" text:string-value="P20:L3" text:is-hidden="true"/>cheadóidh an tAire Airgeadais é, as airgead as sholáthróidh an tOireachtas.</text:p>
      <table:table table:name="Table1" table:style-name="Table1">
        <table:table-column table:style-name="Table1.A"/>
        <table:table-column table:style-name="Table1.B"/>
        <table:table-row>
          <table:table-cell table:style-name="Table1.A1" office:value-type="string">
            <text:p text:style-name="P30"><text:hidden-text text:condition="ooow:" text:string-value="P21:L1" text:is-hidden="true"/>Public Holidays (Lá na Poblachta) Bill 2016</text:p>
            <text:p text:style-name="P17"><text:hidden-text text:condition="ooow:" text:string-value="P21:L2" text:is-hidden="true"/><text:span text:style-name="bold_5f_noitalic_5f_nounderline"><text:span text:style-name="T6"> </text:span></text:span></text:p>
            <text:p text:style-name="P17"><text:hidden-text text:condition="ooow:" text:string-value="P21:L3" text:is-hidden="true"/><text:span text:style-name="bold_5f_noitalic_5f_nounderline"><text:span text:style-name="T6"> </text:span></text:span></text:p>
            <text:p text:style-name="P20"><text:hidden-text text:condition="ooow:" text:string-value="P21:L4" text:is-hidden="true"/> </text:p>
            <text:p text:style-name="P19"><text:hidden-text text:condition="ooow:" text:string-value="P21:L5" text:is-hidden="true"/>BILL</text:p>
            <text:p text:style-name="P23"><text:hidden-text text:condition="ooow:" text:string-value="P21:L6" text:is-hidden="true"/>(as initiated)</text:p>
            <text:p text:style-name="P23"><text:hidden-text text:condition="ooow:" text:string-value="P21:L7" text:is-hidden="true"/>entitled</text:p>
            <text:p text:style-name="P17"><text:hidden-text text:condition="ooow:" text:string-value="P21:L8" text:is-hidden="true"/> </text:p>
            <text:p text:style-name="backpageprovision_5f_no_5f_line_5f_numbering"><text:hidden-text text:condition="ooow:" text:string-value="P21:L9" text:is-hidden="true"/>An Act to provide for the amendment of the <text:hidden-text text:condition="ooow:" text:string-value="P21:L10" text:is-hidden="true"/>Organisation of Working Time Act 1997 and <text:hidden-text text:condition="ooow:" text:string-value="P21:L11" text:is-hidden="true"/>establishment of a body to be known as Bord Lá <text:hidden-text text:condition="ooow:" text:string-value="P21:L12" text:is-hidden="true"/>na Poblachta and for related matters.<text:span text:style-name="bold_5f_noitalic_5f_nounderline"><text:span text:style-name="T6"><text:line-break/></text:span></text:span><text:span text:style-name="bold_5f_noitalic_5f_nounderline"><text:span text:style-name="T6"><text:hidden-text text:condition="ooow:" text:string-value="P21:L13" text:is-hidden="true"/></text:span></text:span></text:p>
            <text:p text:style-name="P20"><text:hidden-text text:condition="ooow:" text:string-value="P21:L14" text:is-hidden="true"/> </text:p>
            <text:p text:style-name="P16"><text:hidden-text text:condition="ooow:" text:string-value="P21:L15" text:is-hidden="true"/>Introduced by Deputy Aengus Ó Snodaigh,</text:p>
            <text:p text:style-name="P15"><text:hidden-text text:condition="ooow:" text:string-value="P21:L16" text:is-hidden="true"/><text:span text:style-name="T11">9</text:span><text:span text:style-name="T5">th June,</text:span> 2016</text:p>
            <text:p text:style-name="P20"><text:hidden-text text:condition="ooow:" text:string-value="P21:L17" text:is-hidden="true"/> </text:p>
            <text:p text:style-name="P18"><text:hidden-text text:condition="ooow:" text:string-value="P21:L18" text:is-hidden="true"/> </text:p>
          </table:table-cell>
          <table:table-cell table:style-name="Table1.B1" office:value-type="string">
            <text:p text:style-name="P24">An Bille um Laethanta Saoire Poiblí (Lá na Poblachta), 2016</text:p>
            <text:p text:style-name="P17"><text:span text:style-name="bold_5f_noitalic_5f_nounderline"><text:span text:style-name="T6"/></text:span></text:p>
            <text:p text:style-name="P21"><text:s text:c="23"/></text:p>
            <text:p text:style-name="P19">BILLE</text:p>
            <text:p text:style-name="P23">(mar a tionscnaíodh)</text:p>
            <text:p text:style-name="P23">d<text:span text:style-name="T9">á ngairtear</text:span></text:p>
            <text:p text:style-name="P17"/>
            <text:p text:style-name="backpageprovision_5f_no_5f_line_5f_numbering"><text:span text:style-name="T10">Acht do dhéanamh socrú maidir leis an Acht um Eagrú Ama Oibre, 1997 a leasú agus maidir le comhlacht a bhunú ar a dtabharfar Bord Lá na Poblachta agus i dtaobh nithe gaolmhara.</text:span><text:span text:style-name="bold_5f_noitalic_5f_nounderline"><text:span text:style-name="T8"><text:line-break/></text:span></text:span></text:p>
            <text:p text:style-name="P21"/>
            <text:p text:style-name="P16">An Teachta Aengus Ó Snodaigh a thug isteach,</text:p>
            <text:p text:style-name="P15">9 <text:span text:style-name="T5">Meitheamh,</text:span> 2016</text:p>
            <text:p text:style-name="P22"/>
          </table:table-cell>
        </table:table-row>
      </table:table>
      <text:p text:style-name="Standard"><text:hidden-text text:condition="ooow:" text:string-value="P21:L19" text:is-hidden="tr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charset="x-symbol"/>
    <style:font-face style:name="Courier New" svg:font-family="'Courier New'"/>
    <style:font-face style:name="StarSymbol" svg:font-family="StarSymbol"/>
    <style:font-face style:name="Tahoma1" svg:font-family="Tahoma"/>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urier New"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fo:background-color="transparent">
        <style:background-image/>
      </style:paragraph-properties>
      <style:text-properties style:font-name="Times New Roman" fo:font-size="11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hr" style:family="paragraph">
      <style:paragraph-properties fo:margin-left="6.001cm" fo:margin-right="6.001cm" fo:margin-top="0.3cm" fo:margin-bottom="0.3cm" fo:text-align="start" style:justify-single-word="false" fo:text-indent="0cm" style:auto-text-indent="false" fo:background-color="transparent" fo:padding="0cm" fo:border-left="none" fo:border-right="none" fo:border-top="0.011cm solid #000000" fo:border-bottom="none" text:number-lines="false" text:line-number="0">
        <style:background-image/>
      </style:paragraph-properties>
      <style:text-properties style:font-name="Times New Roman" fo:font-size="2pt"/>
    </style:style>
    <style:style style:name="graphic" style:family="paragraph">
      <style:paragraph-properties fo:margin-left="0cm" fo:margin-right="0cm" fo:margin-top="0cm" fo:margin-bottom="0cm" fo:text-align="center" style:justify-single-word="false" fo:text-indent="0cm" style:auto-text-indent="false" fo:background-color="transparent">
        <style:tab-stops/>
        <style:background-image xlink:href="Pictures/100002010000019F000002A0471B8B42.png" xlink:type="simple" xlink:actuate="onLoad" style:position="center center" style:repeat="no-repeat"/>
      </style:paragraph-properties>
      <style:text-properties style:font-name="Times New Roman" fo:font-size="60pt"/>
    </style:style>
    <style:style style:name="shorttitleirish"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fo:font-variant="normal" fo:text-transform="none" style:font-name="Times New Roman1" fo:font-size="11pt" fo:font-weight="bold"/>
    </style:style>
    <style:style style:name="shorttitleenglish" style:family="paragraph" style:master-page-name="">
      <style:paragraph-properties fo:margin-left="0cm" fo:margin-right="0cm" fo:text-align="center" style:justify-single-word="false" fo:text-indent="0cm" style:auto-text-indent="false" style:page-number="auto" fo:background-color="transparent" text:number-lines="false" text:line-number="0">
        <style:background-image/>
      </style:paragraph-properties>
      <style:text-properties fo:text-transform="uppercase" style:font-name="Times New Roman1" fo:font-size="11pt" fo:font-weight="bold"/>
    </style:style>
    <style:style style:name="statusir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statusenglish" style:family="paragraph">
      <style:paragraph-properties fo:margin-left="0cm" fo:margin-right="0cm" fo:text-align="center" style:justify-single-word="false" fo:text-indent="0cm" style:auto-text-indent="false" fo:background-color="transparent">
        <style:background-image/>
      </style:paragraph-properties>
      <style:text-properties style:font-name="Times New Roman" fo:font-size="11pt" fo:font-style="italic"/>
    </style:style>
    <style:style style:name="arrangementofsections" style:family="paragraph">
      <style:paragraph-properties fo:margin-left="0cm" fo:margin-right="0cm" fo:text-align="center" style:justify-single-word="false" fo:text-indent="0cm" style:auto-text-indent="false" fo:background-color="transparent" text:number-lines="false" text:line-number="0">
        <style:tab-stops/>
        <style:background-image/>
      </style:paragraph-properties>
      <style:text-properties style:font-name="Times New Roman" fo:font-size="10.5pt"/>
    </style:style>
    <style:style style:name="tocpartnumber" style:family="paragraph" style:master-page-name="">
      <style:paragraph-properties fo:margin-left="0cm" fo:margin-right="0cm" fo:margin-top="0.499cm" fo:margin-bottom="0.3cm" fo:text-align="center" style:justify-single-word="false" fo:text-indent="0cm" style:auto-text-indent="false" style:page-number="auto" fo:background-color="transparent" text:number-lines="false" text:line-number="0">
        <style:tab-stops/>
        <style:background-image/>
      </style:paragraph-properties>
      <style:text-properties style:font-name="Times New Roman" fo:font-size="11pt"/>
    </style:style>
    <style:style style:name="tocparttitle" style:family="paragraph" style:next-style-name="tocsectionheader"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background-image/>
      </style:paragraph-properties>
      <style:text-properties fo:font-variant="small-caps" style:font-name="Times New Roman" fo:font-size="11pt"/>
    </style:style>
    <style:style style:name="tocchaptertitle" style:family="paragraph" style:master-page-name="">
      <style:paragraph-properties fo:margin-left="0cm" fo:margin-right="0cm" fo:margin-top="0.199cm" fo:margin-bottom="0.3cm" fo:text-align="center" style:justify-single-word="false" fo:text-indent="0cm" style:auto-text-indent="false" style:page-number="auto" fo:background-color="transparent" fo:keep-with-next="auto" text:number-lines="false" text:line-number="0">
        <style:background-image/>
      </style:paragraph-properties>
      <style:text-properties style:font-name="Times New Roman" fo:font-size="11pt" fo:font-style="italic"/>
    </style:style>
    <style:style style:name="tocsectionheader" style:family="paragraph" style:master-page-name="">
      <style:paragraph-properties fo:margin-left="0cm" fo:margin-right="0cm" fo:margin-top="0cm" fo:margin-bottom="0.199cm" fo:text-align="start" style:justify-single-word="false" fo:text-indent="0cm" style:auto-text-indent="false" style:page-number="auto" fo:background-color="transparent" style:shadow="none" text:number-lines="false" text:line-number="0">
        <style:background-image/>
      </style:paragraph-properties>
      <style:text-properties style:font-name="Times New Roman" fo:font-size="11pt"/>
    </style:style>
    <style:style style:name="tocsectionnumber" style:family="paragraph" style:master-page-name="">
      <style:paragraph-properties fo:margin-left="1.85cm" fo:margin-right="0cm" fo:margin-top="0cm" fo:margin-bottom="0.199cm" fo:text-align="start" style:justify-single-word="false" fo:text-indent="-1.199cm" style:auto-text-indent="false" style:page-number="auto" fo:background-color="transparent" text:number-lines="false" text:line-number="0">
        <style:tab-stops>
          <style:tab-stop style:position="-0.499cm"/>
        </style:tab-stops>
        <style:background-image/>
      </style:paragraph-properties>
      <style:text-properties style:font-name="Times New Roman" fo:font-size="11pt"/>
    </style:style>
    <style:style style:name="tocschedulenumber" style:family="paragraph" style:master-page-name="">
      <style:paragraph-properties fo:margin-left="0cm" fo:margin-right="0cm" fo:margin-top="0.499cm" fo:margin-bottom="0.3cm" fo:text-align="center" style:justify-single-word="false" fo:text-indent="0cm" style:auto-text-indent="false" style:page-number="auto" fo:background-color="transparent" style:shadow="none" text:number-lines="false" text:line-number="0">
        <style:tab-stops/>
        <style:drop-cap/>
        <style:background-image/>
      </style:paragraph-properties>
      <style:text-properties fo:text-transform="uppercase" style:font-name="Times New Roman" fo:font-size="11pt"/>
    </style:style>
    <style:style style:name="actsreferredto" style:family="paragraph" style:master-page-name="">
      <style:paragraph-properties fo:margin-left="0cm" fo:margin-right="0cm" fo:margin-top="0cm" fo:margin-bottom="0.75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actreferredto" style:family="paragraph" style:master-page-name="">
      <style:paragraph-properties fo:margin-left="0.651cm" fo:margin-right="0cm" fo:margin-top="0cm" fo:margin-bottom="0.199cm" fo:text-align="start" style:justify-single-word="false" fo:text-indent="-0.3cm" style:auto-text-indent="false" style:page-number="auto" fo:background-color="transparent" style:shadow="none" text:number-lines="false" text:line-number="0">
        <style:tab-stops/>
        <style:background-image/>
      </style:paragraph-properties>
      <style:text-properties style:font-name="Times New Roman" fo:font-size="10.5pt"/>
    </style:style>
    <style:style style:name="entitled" style:family="paragraph"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2" fo:font-size="11pt" fo:font-style="italic"/>
    </style:style>
    <style:style style:name="longtitle" style:family="paragraph" style:next-style-name="enacted" style:master-page-name="">
      <style:paragraph-properties fo:margin-left="0cm" fo:margin-right="0cm" fo:line-height="0.6cm" fo:text-align="start" style:justify-single-word="false" fo:text-indent="0cm" style:auto-text-indent="false" style:page-number="auto" fo:background-color="transparent" text:number-lines="true" text:line-number="0">
        <style:background-image/>
      </style:paragraph-properties>
      <style:text-properties style:font-name="Times New Roman" fo:font-size="12pt"/>
    </style:style>
    <style:style style:name="partnumber" style:family="paragraph" style:next-style-name="parttitle" style:master-page-name="">
      <style:paragraph-properties fo:margin-left="0cm" fo:margin-right="0cm" fo:margin-top="1cm" fo:margin-bottom="0.499cm" fo:text-align="center" style:justify-single-word="false" fo:keep-together="always" fo:text-indent="0cm" style:auto-text-indent="false" style:page-number="auto" fo:background-color="transparent" fo:keep-with-next="always">
        <style:tab-stops/>
        <style:background-image/>
      </style:paragraph-properties>
      <style:text-properties style:font-name="Times New Roman" fo:font-size="11pt"/>
    </style:style>
    <style:style style:name="parttitle" style:family="paragraph" style:next-style-name="chapternumber" style:master-page-name="">
      <style:paragraph-properties fo:margin-left="0cm" fo:margin-right="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style:font-name="Times New Roman" fo:font-size="11pt"/>
    </style:style>
    <style:style style:name="shouldernote" style:family="paragraph" style:next-style-name="section" style:master-page-name="">
      <style:paragraph-properties fo:margin-left="0cm" fo:margin-right="0cm" fo:margin-top="0.801cm" fo:margin-bottom="0.101cm" fo:line-height="0.499cm" fo:text-align="justify" style:justify-single-word="false" fo:keep-together="always" fo:orphans="0" fo:hyphenation-ladder-count="no-limit" fo:text-indent="0cm" style:auto-text-indent="false" style:page-number="auto" fo:background-color="transparent" fo:keep-with-next="always">
        <style:tab-stops/>
        <style:background-image/>
      </style:paragraph-properties>
      <style:text-properties style:font-name="Times New Roman1" fo:font-size="11pt" fo:font-style="normal" fo:font-weight="bold" fo:hyphenate="false" fo:hyphenation-remain-char-count="2" fo:hyphenation-push-char-count="2"/>
    </style:style>
    <style:style style:name="section" style:family="paragraph" style:parent-style-name="graphic" style:master-page-name="">
      <style:paragraph-properties fo:margin-left="1cm" fo:margin-right="0cm" fo:margin-top="0cm" fo:margin-bottom="0.25cm" fo:line-height="0.499cm" fo:text-align="justify" style:justify-single-word="false" fo:hyphenation-ladder-count="no-limit" fo:text-indent="-1cm" style:auto-text-indent="false" style:page-number="auto" fo:background-color="transparent" text:number-lines="true" text:line-number="0">
        <style:tab-stops>
          <style:tab-stop style:position="1cm"/>
        </style:tab-stops>
        <style:background-image/>
      </style:paragraph-properties>
      <style:text-properties style:font-name="Times New Roman" fo:font-size="11pt" fo:font-style="normal" fo:font-weight="normal" fo:hyphenate="false" fo:hyphenation-remain-char-count="2" fo:hyphenation-push-char-count="2"/>
    </style:style>
    <style:style style:name="subparagraph" style:family="paragraph" style:master-page-name="">
      <style:paragraph-properties fo:margin-left="2.9cm" fo:margin-right="0cm" fo:margin-top="0cm" fo:margin-bottom="0.25cm" fo:line-height="0.499cm" fo:text-align="justify"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clause" style:family="paragraph" style:master-page-name="">
      <style:paragraph-properties fo:margin-left="3.6cm" fo:margin-right="0cm" fo:margin-top="0cm" fo:margin-bottom="0.25cm" fo:line-height="0.499cm" fo:text-align="justify" style:justify-single-word="false" fo:hyphenation-ladder-count="no-limit" fo:text-indent="-3.6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clause" style:family="paragraph" style:master-page-name="">
      <style:paragraph-properties fo:margin-left="4.099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number" style:family="paragraph" style:next-style-name="sectionreference" style:master-page-name="">
      <style:paragraph-properties fo:margin-left="0cm" fo:margin-right="0cm" fo:margin-top="1cm" fo:margin-bottom="0cm" fo:text-align="center" style:justify-single-word="false" fo:keep-together="always" fo:text-indent="0cm" style:auto-text-indent="false" style:page-number="auto" fo:break-before="page" fo:background-color="transparent" fo:keep-with-next="always">
        <style:background-image/>
      </style:paragraph-properties>
      <style:text-properties style:font-name="Times New Roman" fo:font-size="11pt"/>
    </style:style>
    <style:style style:name="sectionreference" style:family="paragraph" style:next-style-name="scheduletitle" style:master-page-name="">
      <style:paragraph-properties fo:margin-left="0cm" fo:margin-right="0cm" fo:margin-top="0cm" fo:margin-bottom="0.25cm" fo:text-align="start" style:justify-single-word="false" fo:text-indent="0cm" style:auto-text-indent="false" style:page-number="auto" fo:background-color="transparent">
        <style:background-image/>
      </style:paragraph-properties>
      <style:text-properties fo:font-variant="normal" fo:text-transform="none" style:font-name="Times New Roman" fo:font-size="11pt" fo:font-style="italic"/>
    </style:style>
    <style:style style:name="schedulepartnumber" style:family="paragraph" style:next-style-name="schedulepart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uto">
        <style:background-image/>
      </style:paragraph-properties>
      <style:text-properties style:font-name="Times New Roman" fo:font-size="11pt"/>
    </style:style>
    <style:style style:name="scheduleparttitle" style:family="paragraph"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background-image/>
      </style:paragraph-properties>
      <style:text-properties fo:font-variant="small-caps" style:font-name="Times New Roman" fo:font-size="11pt"/>
    </style:style>
    <style:style style:name="scheduleparagraph_5f_insert" style:display-name="scheduleparagraph_insert" style:family="paragraph" style:master-page-name="">
      <style:paragraph-properties fo:margin-left="3.9cm" fo:margin-right="0cm" fo:margin-top="0cm" fo:margin-bottom="0.25cm" fo:line-height="0.499cm" fo:text-align="start" style:justify-single-word="false" fo:hyphenation-ladder-count="no-limit" fo:text-indent="-1.49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paragraph_5f_insert" style:display-name="schedulesubparagraph_insert" style:family="paragraph" style:master-page-name="">
      <style:paragraph-properties fo:margin-left="4.6cm" fo:margin-right="0cm" fo:margin-top="0cm" fo:margin-bottom="0.25cm" fo:line-height="0.499cm" fo:text-align="start"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clause_5f_insert" style:display-name="scheduleclause_insert" style:family="paragraph" style:master-page-name="">
      <style:paragraph-properties fo:margin-left="5.3cm" fo:margin-right="0cm" fo:margin-top="0cm" fo:margin-bottom="0.25cm" fo:line-height="0.499cm" fo:text-align="start" style:justify-single-word="false" fo:hyphenation-ladder-count="no-limit" fo:text-indent="-2.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chedulesubclause_5f_insert" style:display-name="schedulesubclause_insert" style:family="paragraph" style:master-page-name="">
      <style:paragraph-properties fo:margin-left="6.001cm" fo:margin-right="0cm" fo:text-align="start" style:justify-single-word="false" fo:hyphenation-ladder-count="no-limit" fo:text-indent="-2.401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bill" style:family="paragraph" style:next-style-name="entitled" style:master-page-name="">
      <style:paragraph-properties fo:margin-left="0cm" fo:margin-right="0cm" fo:text-align="center" style:justify-single-word="false" fo:text-indent="0cm" style:auto-text-indent="false" style:page-number="auto" fo:background-color="transparent" text:number-lines="true" text:line-number="0">
        <style:background-image/>
      </style:paragraph-properties>
      <style:text-properties style:font-name="Times New Roman1" fo:font-size="36pt" fo:font-weight="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clause_5f_insert" style:display-name="clause_insert" style:family="paragraph" style:master-page-name="">
      <style:paragraph-properties fo:margin-left="5.5cm" fo:margin-right="0cm" fo:margin-top="0cm" fo:margin-bottom="0.25cm" fo:line-height="0.499cm" fo:text-align="justify" style:justify-single-word="false" fo:hyphenation-ladder-count="no-limit" fo:text-indent="-3.6cm" style:auto-text-indent="false" style:page-number="auto">
        <style:tab-stops>
          <style:tab-stop style:position="-0.199cm" style:type="right"/>
        </style:tab-stops>
      </style:paragraph-properties>
      <style:text-properties style:font-name="Times New Roman" fo:font-size="11pt" fo:hyphenate="false" fo:hyphenation-remain-char-count="2" fo:hyphenation-push-char-count="2"/>
    </style:style>
    <style:style style:name="subclause_5f_insert" style:display-name="subclause_insert" style:family="paragraph" style:master-page-name="">
      <style:paragraph-properties fo:margin-left="6.1cm" fo:margin-right="0cm" fo:margin-top="0cm" fo:margin-bottom="0.25cm" fo:line-height="0.499cm" fo:text-align="justify" style:justify-single-word="false" fo:hyphenation-ladder-count="no-limit" fo:text-indent="-4.0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paragraph_5f_insert" style:display-name="subparagraph_insert" style:family="paragraph" style:master-page-name="">
      <style:paragraph-properties fo:margin-left="4.9cm" fo:margin-right="0cm" fo:margin-top="0cm" fo:margin-bottom="0.25cm" fo:line-height="0.499cm" fo:text-align="justify" style:justify-single-word="false" fo:hyphenation-ladder-count="no-limit" fo:text-indent="-2.9cm" style:auto-text-indent="false" style:page-number="auto" fo:background-color="transparent" style:shadow="none">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paragraph_5f_insert" style:display-name="paragraph_insert" style:family="paragraph" style:master-page-name="">
      <style:paragraph-properties fo:margin-left="4.399cm" fo:margin-right="0cm" fo:margin-top="0cm" fo:margin-bottom="0.25cm" fo:line-height="0.499cm" fo:text-align="justify" style:justify-single-word="false" fo:hyphenation-ladder-count="no-limit" fo:text-indent="-2.2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ubsection_5f_insert" style:display-name="subsection_insert" style:family="paragraph" style:master-page-name="">
      <style:paragraph-properties fo:margin-left="3.9cm" fo:margin-right="0cm" fo:margin-top="0cm" fo:margin-bottom="0.25cm" fo:line-height="0.499cm" fo:text-align="justify" style:justify-single-word="false" fo:hyphenation-ladder-count="no-limit"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fo:hyphenate="false" fo:hyphenation-remain-char-count="2" fo:hyphenation-push-char-count="2"/>
    </style:style>
    <style:style style:name="section_5f_insert" style:display-name="section_insert" style:family="paragraph" style:master-page-name="">
      <style:paragraph-properties fo:margin-left="3.401cm" fo:margin-right="0cm" fo:margin-top="0cm" fo:margin-bottom="0.25cm" fo:line-height="0.499cm" fo:text-align="justify" style:justify-single-word="false" fo:hyphenation-ladder-count="no-limit" fo:text-indent="-1cm" style:auto-text-indent="false" style:page-number="auto" fo:background-color="transparent">
        <style:tab-stops>
          <style:tab-stop style:position="1cm"/>
        </style:tab-stops>
        <style:background-image/>
      </style:paragraph-properties>
      <style:text-properties style:font-name="Times New Roman" fo:font-size="11pt" fo:hyphenate="false" fo:hyphenation-remain-char-count="2" fo:hyphenation-push-char-count="2"/>
    </style:style>
    <style:style style:name="shouldernote_5f_insert" style:display-name="shouldernote_insert" style:family="paragraph" style:master-page-name="">
      <style:paragraph-properties fo:margin-left="2.401cm" fo:margin-right="0cm" fo:margin-top="0cm" fo:margin-bottom="0.101cm" fo:line-height="0.499cm" fo:text-align="justify" style:justify-single-word="false" fo:keep-together="always" fo:hyphenation-ladder-count="no-limit" fo:text-indent="0cm" style:auto-text-indent="false" style:page-number="auto" fo:background-color="transparent" fo:keep-with-next="always">
        <style:tab-stops/>
        <style:background-image/>
      </style:paragraph-properties>
      <style:text-properties style:font-name="Times New Roman1" fo:font-size="11pt" fo:font-weight="bold" fo:hyphenate="false" fo:hyphenation-remain-char-count="2" fo:hyphenation-push-char-count="2"/>
    </style:style>
    <style:style style:name="schedulesubpara_5f_flush_5f_insert" style:display-name="schedulesubpara_flush_insert" style:family="paragraph" style:parent-style-name="schedulesubparagraph_5f_insert" style:master-page-name="">
      <style:paragraph-properties fo:margin-left="6.001cm" fo:margin-right="0cm" fo:hyphenation-ladder-count="no-limit" fo:text-indent="0cm" style:auto-text-indent="false" style:page-number="auto" fo:background-color="transparent">
        <style:tab-stops>
          <style:tab-stop style:position="-0.199cm" style:type="right"/>
        </style:tab-stops>
        <style:background-image/>
      </style:paragraph-properties>
      <style:text-properties style:font-name="Times New Roman"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enacted" style:family="paragraph" style:parent-style-name="Standard" style:next-style-name="shouldernote" style:master-page-name="">
      <style:paragraph-properties fo:margin-top="0.3cm" fo:margin-bottom="0cm" fo:text-align="start" style:justify-single-word="false" fo:hyphenation-ladder-count="no-limit" style:page-number="auto"/>
      <style:text-properties fo:font-size="11pt" fo:font-weight="bold" fo:hyphenate="false" fo:hyphenation-remain-char-count="2" fo:hyphenation-push-char-count="2"/>
    </style:style>
    <style:style style:name="chaptertitle" style:family="paragraph" style:parent-style-name="Standard" style:next-style-name="shouldernote" style:master-page-name="">
      <style:paragraph-properties fo:margin-left="0cm" fo:margin-right="0cm" fo:margin-top="0.4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size="11pt" fo:font-style="italic"/>
    </style:style>
    <style:style style:name="chapternumber" style:family="paragraph" style:parent-style-name="Standard" style:next-style-name="chaptertitle" style:master-page-name="">
      <style:paragraph-properties fo:margin-left="0cm" fo:margin-right="0cm" fo:margin-top="0.499cm" fo:margin-bottom="0cm" fo:text-align="center" style:justify-single-word="false" fo:keep-together="always" fo:text-indent="0cm" style:auto-text-indent="false" style:page-number="auto" fo:background-color="transparent" fo:keep-with-next="always">
        <style:tab-stops/>
        <style:background-image/>
      </style:paragraph-properties>
      <style:text-properties fo:font-variant="small-caps" fo:font-size="11pt"/>
    </style:style>
    <style:style style:name="partnumber_5f_insert" style:display-name="partnumber_insert" style:family="paragraph" style:parent-style-name="partnumber" style:next-style-name="parttitle_5f_insert" style:master-page-name="">
      <style:paragraph-properties fo:margin-left="2.401cm" fo:margin-right="0cm" fo:text-indent="0cm" style:auto-text-indent="false" style:page-number="auto"/>
    </style:style>
    <style:style style:name="parttitle_5f_insert" style:display-name="parttitle_insert" style:family="paragraph" style:parent-style-name="parttitle" style:master-page-name="">
      <style:paragraph-properties fo:margin-left="2.401cm" fo:margin-right="0cm" fo:margin-top="0cm" fo:margin-bottom="0.199cm" fo:text-indent="0cm" style:auto-text-indent="false" style:page-number="auto"/>
    </style:style>
    <style:style style:name="centered_5f_insert" style:display-name="centered_insert" style:family="paragraph" style:parent-style-name="partnumber_5f_insert" style:master-page-name="">
      <style:paragraph-properties fo:margin-left="2.401cm" fo:margin-right="0cm" fo:margin-top="0.499cm" fo:margin-bottom="0.4cm" fo:keep-together="auto" fo:text-indent="0cm" style:auto-text-indent="false" style:page-number="auto" fo:keep-with-next="auto"/>
    </style:style>
    <style:style style:name="schedulenumber_5f_insert" style:display-name="schedulenumber_insert" style:family="paragraph" style:parent-style-name="schedulenumber" style:next-style-name="scheduletitle_5f_insert" style:master-page-name="">
      <style:paragraph-properties fo:margin-left="2.401cm" fo:margin-right="0cm" fo:keep-together="always" fo:text-indent="0cm" style:auto-text-indent="false" style:page-number="auto" fo:break-before="auto" fo:break-after="auto" fo:keep-with-next="always"/>
    </style:style>
    <style:style style:name="scheduletitle_5f_insert" style:display-name="scheduletitle_insert" style:family="paragraph" style:parent-style-name="sectionreference" style:master-page-name="">
      <style:paragraph-properties fo:margin-left="2.401cm" fo:margin-right="0cm" fo:text-align="center" style:justify-single-word="false" fo:text-indent="0cm" style:auto-text-indent="false" style:page-number="auto">
        <style:tab-stops/>
      </style:paragraph-properties>
      <style:text-properties fo:font-variant="small-caps"/>
    </style:style>
    <style:style style:name="centered" style:family="paragraph" style:parent-style-name="Standard">
      <style:paragraph-properties fo:margin-top="0.199cm" fo:margin-bottom="0.199cm" fo:text-align="center" style:justify-single-word="false"/>
      <style:text-properties fo:font-size="11pt"/>
    </style:style>
    <style:style style:name="rightalign" style:family="paragraph" style:parent-style-name="Standard" style:master-page-name="">
      <style:paragraph-properties fo:text-align="end" style:justify-single-word="false" fo:hyphenation-ladder-count="no-limit" style:page-number="auto"/>
      <style:text-properties fo:font-size="11pt" fo:hyphenate="false" fo:hyphenation-remain-char-count="2" fo:hyphenation-push-char-count="2"/>
    </style:style>
    <style:style style:name="table_5f_left" style:display-name="table_left" style:family="paragraph" style:parent-style-name="Standard" style:master-page-name="">
      <style:paragraph-properties fo:margin-left="0.199cm" fo:margin-right="0cm" fo:margin-top="0cm" fo:margin-bottom="0cm" fo:hyphenation-ladder-count="no-limit" fo:text-indent="0cm" style:auto-text-indent="false" style:page-number="auto" text:number-lines="false" text:line-number="0"/>
      <style:text-properties fo:font-size="11pt" fo:hyphenate="false" fo:hyphenation-remain-char-count="2" fo:hyphenation-push-char-count="2"/>
    </style:style>
    <style:style style:name="table_5f_left2" style:display-name="table_left2" style:family="paragraph" style:parent-style-name="table_5f_left" style:master-page-name="">
      <style:paragraph-properties fo:margin-left="1.401cm" fo:margin-right="0cm" fo:text-indent="0cm" style:auto-text-indent="false" style:page-number="auto"/>
    </style:style>
    <style:style style:name="chapternumber_5f_insert" style:display-name="chapternumber_insert" style:family="paragraph" style:parent-style-name="chapternumber" style:next-style-name="chaptertitle_5f_insert" style:master-page-name="">
      <style:paragraph-properties fo:margin-left="2.401cm" fo:margin-right="0cm" fo:keep-together="always" fo:text-indent="0cm" style:auto-text-indent="false" style:page-number="auto"/>
    </style:style>
    <style:style style:name="chaptertitle_5f_insert" style:display-name="chaptertitle_insert" style:family="paragraph" style:parent-style-name="chaptertitle" style:master-page-name="">
      <style:paragraph-properties fo:margin-left="2.401cm" fo:margin-right="0cm" fo:margin-top="0.4cm" fo:margin-bottom="0.4cm" fo:keep-together="always" fo:text-indent="0cm" style:auto-text-indent="false" style:page-number="auto" fo:keep-with-next="always"/>
    </style:style>
    <style:style style:name="tocscheduletitle" style:family="paragraph" style:master-page-name="">
      <style:paragraph-properties fo:margin-left="0cm" fo:margin-right="0cm" fo:margin-top="0.101cm" fo:margin-bottom="0.3cm" fo:text-align="center" style:justify-single-word="false" fo:text-indent="0cm" style:auto-text-indent="false" style:page-number="auto" fo:background-color="transparent" text:number-lines="false" text:line-number="0">
        <style:tab-stops/>
        <style:background-image/>
      </style:paragraph-properties>
      <style:text-properties fo:font-variant="small-caps" style:font-name="Times New Roman" fo:font-size="11pt"/>
    </style:style>
    <style:style style:name="tableheading_5f_insert" style:display-name="tableheading_insert" style:family="paragraph" style:parent-style-name="Standard" style:master-page-name="">
      <style:paragraph-properties fo:margin-left="2cm" fo:margin-right="0cm" fo:margin-top="0.499cm" fo:margin-bottom="0.499cm" fo:text-align="center" style:justify-single-word="false" fo:hyphenation-ladder-count="no-limit" fo:text-indent="0cm" style:auto-text-indent="false" style:page-number="auto" text:number-lines="true" text:line-number="0"/>
      <style:text-properties fo:hyphenate="false" fo:hyphenation-remain-char-count="2" fo:hyphenation-push-char-count="2"/>
    </style:style>
    <style:style style:name="Footnote" style:family="paragraph" style:parent-style-name="Standard" style:class="extra" style:master-page-name="">
      <style:paragraph-properties fo:margin-left="0.499cm" fo:margin-right="0cm" fo:text-indent="-0.499cm" style:auto-text-indent="false" style:page-number="auto" style:shadow="none" text:number-lines="false" text:line-number="0"/>
      <style:text-properties fo:font-size="8pt" style:font-size-asian="10pt" style:font-size-complex="10pt"/>
    </style:style>
    <style:style style:name="Frame_20_contents" style:display-name="Frame contents" style:family="paragraph" style:parent-style-name="Text_20_body"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sectionnumber" style:family="paragraph">
      <style:paragraph-properties fo:margin-left="0cm" fo:margin-right="0cm" fo:text-align="start" style:justify-single-word="false" fo:text-indent="0cm" style:auto-text-indent="false" fo:background-color="#ffa1a1">
        <style:background-image/>
      </style:paragraph-properties>
      <style:text-properties fo:font-size="10.5pt"/>
    </style:style>
    <style:style style:name="Table_20_Heading" style:display-name="Table Heading" style:family="paragraph" style:parent-style-name="Table_20_Contents" style:class="extra">
      <style:paragraph-properties fo:text-align="center" style:justify-single-word="false" text:number-lines="true" text:line-number="0"/>
      <style:text-properties fo:font-style="italic" fo:font-weight="bold" style:font-style-asian="italic" style:font-weight-asian="bold" style:font-style-complex="italic" style:font-weight-complex="bold"/>
    </style:style>
    <style:style style:name="tocchapternumber" style:family="paragraph" style:parent-style-name="tocpartnumber" style:next-style-name="shouldernote" style:master-page-name="">
      <style:paragraph-properties fo:margin-top="0.3cm" fo:margin-bottom="0.3cm" style:page-number="auto" style:shadow="none" fo:keep-with-next="auto" text:number-lines="false" text:line-number="0">
        <style:tab-stops/>
      </style:paragraph-properties>
      <style:text-properties fo:font-variant="small-caps"/>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paragraph" style:family="paragraph" style:master-page-name="">
      <style:paragraph-properties fo:margin-left="2.2cm" fo:margin-right="0cm" fo:margin-top="0cm" fo:margin-bottom="0.25cm" fo:line-height="0.499cm" fo:text-align="justify" style:justify-single-word="false" fo:text-indent="-2.2cm" style:auto-text-indent="false" style:page-number="auto">
        <style:tab-stops>
          <style:tab-stop style:position="-0.199cm" style:type="right"/>
        </style:tab-stops>
      </style:paragraph-properties>
      <style:text-properties style:font-name="Times New Roman" fo:font-size="11pt"/>
    </style:style>
    <style:style style:name="subsection"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paragraph" style:family="paragraph" style:master-page-name="">
      <style:paragraph-properties fo:margin-left="1.499cm" fo:margin-right="0cm" fo:margin-top="0cm" fo:margin-bottom="0.25cm" fo:line-height="0.499cm" fo:text-align="justify" style:justify-single-word="false" fo:text-indent="-1.499cm" style:auto-text-indent="false" style:page-number="auto">
        <style:tab-stops>
          <style:tab-stop style:position="-0.199cm" style:type="right"/>
        </style:tab-stops>
      </style:paragraph-properties>
      <style:text-properties style:font-name="Times New Roman" fo:font-size="11pt"/>
    </style:style>
    <style:style style:name="schedulesubparagraph" style:family="paragraph" style:parent-style-name="scheduleparagraph">
      <style:paragraph-properties fo:margin-left="2.2cm" fo:margin-right="0cm" fo:text-indent="-2.2cm" style:auto-text-indent="false">
        <style:tab-stops>
          <style:tab-stop style:position="-0.199cm" style:type="right"/>
        </style:tab-stops>
      </style:paragraph-properties>
    </style:style>
    <style:style style:name="scheduleclause" style:family="paragraph" style:parent-style-name="scheduleparagraph" style:master-page-name="">
      <style:paragraph-properties fo:margin-left="2.9cm" fo:margin-right="0cm" fo:text-indent="-2.9cm" style:auto-text-indent="false" style:page-number="auto">
        <style:tab-stops>
          <style:tab-stop style:position="-0.199cm" style:type="right"/>
        </style:tab-stops>
      </style:paragraph-properties>
    </style:style>
    <style:style style:name="schedulesubclause" style:family="paragraph" style:parent-style-name="scheduleparagraph" style:master-page-name="">
      <style:paragraph-properties fo:margin-left="3.6cm" fo:margin-right="0cm" fo:text-indent="-3.6cm" style:auto-text-indent="false" style:page-number="auto">
        <style:tab-stops>
          <style:tab-stop style:position="-0.199cm" style:type="right"/>
        </style:tab-stops>
      </style:paragraph-properties>
    </style:style>
    <style:style style:name="table_5f_right" style:display-name="table_right" style:family="paragraph" style:parent-style-name="table_5f_left">
      <style:paragraph-properties text:number-lines="true" text:line-number="0"/>
    </style:style>
    <style:style style:name="scheduletitle" style:family="paragraph" style:parent-style-name="scheduletitle_5f_insert" style:next-style-name="scheduleparagraph" style:master-page-name="">
      <style:paragraph-properties fo:margin-left="0cm" fo:margin-right="0cm" fo:text-align="center" style:justify-single-word="false" fo:text-indent="0cm" style:auto-text-indent="false" style:page-number="auto"/>
      <style:text-properties fo:font-style="normal"/>
    </style:style>
    <style:style style:name="scheduleparttitle_5f_insert" style:display-name="scheduleparttitle_insert" style:family="paragraph" style:parent-style-name="scheduleparttitle">
      <style:paragraph-properties fo:margin-left="2.401cm" fo:margin-right="0cm" fo:text-indent="0cm" style:auto-text-indent="false"/>
    </style:style>
    <style:style style:name="schedulepartnumber_5f_insert" style:display-name="schedulepartnumber_insert" style:family="paragraph" style:parent-style-name="schedulepartnumber" style:next-style-name="scheduleparttitle_5f_insert" style:master-page-name="">
      <style:paragraph-properties fo:margin-left="2.401cm" fo:margin-right="0cm" fo:text-indent="0cm" style:auto-text-indent="false" style:page-number="auto"/>
    </style:style>
    <style:style style:name="scheduleparagraphnumber" style:family="paragraph" style:master-page-name="">
      <style:paragraph-properties fo:margin-left="1.499cm" fo:margin-right="0cm" fo:text-align="start" style:justify-single-word="false" fo:text-indent="-1.499cm" style:auto-text-indent="false" style:page-number="auto" fo:background-color="transparent">
        <style:tab-stops>
          <style:tab-stop style:position="-0.199cm" style:type="right"/>
        </style:tab-stops>
        <style:background-image/>
      </style:paragraph-properties>
      <style:text-properties style:font-name="Times New Roman" fo:font-size="11pt"/>
    </style:style>
    <style:style style:name="eu_5f_chapternumber" style:display-name="eu_chapternumber" style:family="paragraph" style:parent-style-name="chapternumber" style:next-style-name="eu_5f_chaptertitle" style:master-page-name="">
      <style:paragraph-properties style:page-number="auto"/>
      <style:text-properties fo:text-transform="uppercase" style:font-name="Times New Roman"/>
    </style:style>
    <style:style style:name="eu_5f_chaptertitle" style:display-name="eu_chaptertitle" style:family="paragraph" style:parent-style-name="eu_5f_chapternumber" style:master-page-name="">
      <style:paragraph-properties style:page-number="auto"/>
      <style:text-properties fo:font-weight="bold"/>
    </style:style>
    <style:style style:name="eu_5f_articlenumber" style:display-name="eu_articlenumber" style:family="paragraph" style:parent-style-name="eu_5f_chapternumber" style:next-style-name="eu_5f_articletitle" style:master-page-name="">
      <style:paragraph-properties style:page-number="auto"/>
      <style:text-properties fo:font-variant="normal" fo:text-transform="none" fo:font-style="italic"/>
    </style:style>
    <style:style style:name="eu_5f_articletitle" style:display-name="eu_articletitle" style:family="paragraph" style:parent-style-name="eu_5f_articlenumber" style:master-page-name="">
      <style:paragraph-properties fo:margin-top="0.499cm" fo:margin-bottom="0.499cm" style:page-number="auto"/>
      <style:text-properties fo:font-style="normal" fo:font-weight="bold"/>
    </style:style>
    <style:style style:name="eu_5f_paragraph" style:display-name="eu_paragraph" style:family="paragraph" style:parent-style-name="section">
      <style:paragraph-properties fo:margin-left="0cm" fo:margin-right="0cm" fo:text-indent="0cm" style:auto-text-indent="false">
        <style:tab-stops/>
      </style:paragraph-properties>
    </style:style>
    <style:style style:name="eu_5f_subparagraph" style:display-name="eu_subparagraph" style:family="paragraph" style:parent-style-name="eu_5f_paragraph">
      <style:paragraph-properties fo:margin-left="0.7cm" fo:margin-right="0cm" fo:text-indent="-0.7cm" style:auto-text-indent="false">
        <style:tab-stops>
          <style:tab-stop style:position="0.7cm" style:type="right"/>
        </style:tab-stops>
      </style:paragraph-properties>
    </style:style>
    <style:style style:name="eu_5f_clause" style:display-name="eu_clause" style:family="paragraph" style:parent-style-name="eu_5f_subparagraph">
      <style:paragraph-properties fo:margin-left="1.7cm" fo:margin-right="0cm" fo:text-indent="-1.7cm" style:auto-text-indent="false">
        <style:tab-stops>
          <style:tab-stop style:position="-0.199cm" style:type="right"/>
        </style:tab-stops>
      </style:paragraph-properties>
    </style:style>
    <style:style style:name="eu_5f_subclause" style:display-name="eu_subclause" style:family="paragraph" style:parent-style-name="eu_5f_clause">
      <style:paragraph-properties fo:margin-left="2.2cm" fo:margin-right="0cm" fo:text-indent="-2.2cm" style:auto-text-indent="false">
        <style:tab-stops>
          <style:tab-stop style:position="-0.199cm" style:type="right"/>
        </style:tab-stops>
      </style:paragraph-properties>
    </style:style>
    <style:style style:name="schedulechaptertitle" style:family="paragraph" style:parent-style-name="chaptertitle"/>
    <style:style style:name="schedulechapternumber" style:family="paragraph" style:parent-style-name="chapternumber" style:next-style-name="schedulechaptertitle"/>
    <style:style style:name="schedulechaptertitle_5f_insert" style:display-name="schedulechaptertitle_insert" style:family="paragraph" style:parent-style-name="chaptertitle_5f_insert"/>
    <style:style style:name="schedulechapternumber_5f_insert" style:display-name="schedulechapternumber_insert" style:family="paragraph" style:parent-style-name="chapternumber_5f_insert" style:next-style-name="schedulechaptertitle_5f_insert"/>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heading" style:family="paragraph" style:parent-style-name="Standard">
      <style:paragraph-properties fo:margin-top="0.499cm" fo:margin-bottom="0.499cm" fo:text-align="center" style:justify-single-word="false"/>
    </style:style>
    <style:style style:name="parttitle_5f_inserted_5f_insert" style:display-name="parttitle_inserted_insert" style:family="paragraph" style:parent-style-name="parttitle_5f_insert">
      <style:paragraph-properties fo:margin-left="3.401cm" fo:margin-right="0cm" fo:text-indent="0cm" style:auto-text-indent="false"/>
    </style:style>
    <style:style style:name="partnumber_5f_inserted_5f_insert" style:display-name="partnumber_inserted_insert" style:family="paragraph" style:parent-style-name="partnumber_5f_insert" style:next-style-name="parttitle_5f_inserted_5f_insert">
      <style:paragraph-properties fo:margin-left="3.401cm" fo:margin-right="0cm" fo:text-indent="0cm" style:auto-text-indent="false"/>
    </style:style>
    <style:style style:name="chaptertitle_5f_inserted_5f_insert" style:display-name="chaptertitle_inserted_insert" style:family="paragraph" style:parent-style-name="chaptertitle_5f_insert">
      <style:paragraph-properties fo:margin-left="3.401cm" fo:margin-right="0cm" fo:text-indent="0cm" style:auto-text-indent="false"/>
    </style:style>
    <style:style style:name="chapternumber_5f_inserted_5f_insert" style:display-name="chapternumber_inserted_insert" style:family="paragraph" style:parent-style-name="chapternumber_5f_insert" style:next-style-name="chaptertitle_5f_inserted_5f_insert">
      <style:paragraph-properties fo:margin-left="3.401cm" fo:margin-right="0cm" fo:text-indent="0cm" style:auto-text-indent="false"/>
    </style:style>
    <style:style style:name="section_5f_inserted_5f_insert" style:display-name="section_inserted_insert" style:family="paragraph" style:parent-style-name="section_5f_insert">
      <style:paragraph-properties fo:margin-left="4.399cm" fo:margin-right="0cm" fo:text-indent="-1cm" style:auto-text-indent="false">
        <style:tab-stops>
          <style:tab-stop style:position="1cm"/>
        </style:tab-stops>
      </style:paragraph-properties>
    </style:style>
    <style:style style:name="shouldernote_5f_inserted_5f_insert" style:display-name="shouldernote_inserted_insert" style:family="paragraph" style:parent-style-name="shouldernote_5f_insert" style:next-style-name="section_5f_inserted_5f_insert">
      <style:paragraph-properties fo:margin-left="3.401cm" fo:margin-right="0cm" fo:text-indent="0cm" style:auto-text-indent="false"/>
    </style:style>
    <style:style style:name="subsection_5f_inserted_5f_insert" style:display-name="subsection_inserted_insert" style:family="paragraph" style:parent-style-name="subsection_5f_insert">
      <style:paragraph-properties fo:margin-left="4.9cm" fo:margin-right="0cm" fo:text-indent="-1.499cm" style:auto-text-indent="false">
        <style:tab-stops>
          <style:tab-stop style:position="-0.199cm" style:type="right"/>
        </style:tab-stops>
      </style:paragraph-properties>
    </style:style>
    <style:style style:name="paragraph_5f_inserted_5f_insert" style:display-name="paragraph_inserted_insert" style:family="paragraph" style:parent-style-name="paragraph_5f_insert">
      <style:paragraph-properties fo:margin-left="5.399cm" fo:margin-right="0cm" fo:text-indent="-2.2cm" style:auto-text-indent="false">
        <style:tab-stops>
          <style:tab-stop style:position="-0.199cm" style:type="right"/>
        </style:tab-stops>
      </style:paragraph-properties>
    </style:style>
    <style:style style:name="subparagraph_5f_inserted_5f_insert" style:display-name="subparagraph_inserted_insert" style:family="paragraph" style:parent-style-name="subparagraph_5f_insert">
      <style:paragraph-properties fo:margin-left="5.9cm" fo:margin-right="0cm" fo:text-indent="-2.9cm" style:auto-text-indent="false">
        <style:tab-stops>
          <style:tab-stop style:position="-0.199cm" style:type="right"/>
        </style:tab-stops>
      </style:paragraph-properties>
    </style:style>
    <style:style style:name="clause_5f_inserted_5f_insert" style:display-name="clause_inserted_insert" style:family="paragraph" style:parent-style-name="clause_5f_insert">
      <style:paragraph-properties fo:margin-left="6.5cm" fo:margin-right="0cm" fo:text-indent="-3.6cm" style:auto-text-indent="false">
        <style:tab-stops>
          <style:tab-stop style:position="-0.199cm" style:type="right"/>
        </style:tab-stops>
      </style:paragraph-properties>
    </style:style>
    <style:style style:name="subclause_5f_inserted_5f_insert" style:display-name="subclause_inserted_insert" style:family="paragraph" style:parent-style-name="subclause_5f_insert">
      <style:paragraph-properties fo:margin-left="7.1cm" fo:margin-right="0cm" fo:text-indent="-4.099cm" style:auto-text-indent="false">
        <style:tab-stops>
          <style:tab-stop style:position="-0.199cm" style:type="right"/>
        </style:tab-stops>
      </style:paragraph-properties>
    </style:style>
    <style:style style:name="house" style:family="paragraph" style:parent-style-name="centered" style:next-style-name="hr" style:master-page-name="">
      <style:paragraph-properties fo:hyphenation-ladder-count="no-limit" style:page-number="auto" fo:background-color="transparent">
        <style:tab-stops/>
        <style:background-image/>
      </style:paragraph-properties>
      <style:text-properties fo:font-size="18pt" fo:font-weight="bold" fo:hyphenate="false" fo:hyphenation-remain-char-count="2" fo:hyphenation-push-char-count="2"/>
    </style:style>
    <style:style style:name="amendment_5f_stage" style:display-name="amendment_stage" style:family="paragraph" style:parent-style-name="shorttitleenglish" style:master-page-name="">
      <style:paragraph-properties fo:margin-top="0.25cm" fo:margin-bottom="0cm" style:page-number="auto" text:number-lines="false" text:line-number="0"/>
      <style:text-properties fo:font-size="15pt"/>
    </style:style>
    <style:style style:name="leadin" style:family="paragraph" style:parent-style-name="subsection" style:next-style-name="sponsor" style:master-page-name="">
      <style:paragraph-properties fo:margin-left="0cm" fo:margin-right="0cm" fo:margin-top="0cm" fo:margin-bottom="0cm" fo:keep-together="always" fo:text-indent="-1cm" style:auto-text-indent="false" style:page-number="auto" fo:keep-with-next="always" text:number-lines="false" text:line-number="0">
        <style:tab-stops>
          <style:tab-stop style:position="-0.199cm" style:type="right"/>
        </style:tab-stops>
      </style:paragraph-properties>
      <style:text-properties fo:language="en" fo:country="IE"/>
    </style:style>
    <style:style style:name="sponsor" style:family="paragraph" style:next-style-name="italic" style:master-page-name="">
      <style:paragraph-properties fo:margin-left="0.499cm" fo:margin-right="0cm" fo:margin-top="0cm" fo:margin-bottom="0.199cm" fo:line-height="0.499cm" fo:text-align="end" style:justify-single-word="false" fo:keep-together="always" fo:text-indent="0cm" style:auto-text-indent="false" style:page-number="auto" text:number-lines="false" text:line-number="0"/>
      <style:text-properties style:font-name="Times New Roman2" fo:font-size="11pt" fo:font-style="normal"/>
    </style:style>
    <style:style style:name="italic" style:family="paragraph" style:parent-style-name="sponsor" style:next-style-name="sponsor" style:master-page-name="">
      <style:paragraph-properties fo:text-align="start" style:justify-single-word="false" style:page-number="auto"/>
      <style:text-properties fo:language="en" fo:country="IE" fo:font-style="italic"/>
    </style:style>
    <style:style style:name="amendment_5f_section" style:display-name="amendment_section" style:family="paragraph" style:master-page-name="">
      <style:paragraph-properties fo:margin-top="0.499cm" fo:margin-bottom="0cm" fo:line-height="0.499cm" style:page-number="auto" fo:keep-with-next="always" text:number-lines="false" text:line-number="0"/>
      <style:text-properties style:font-name="Times New Roman" fo:font-size="11pt" fo:language="en" fo:country="IE"/>
    </style:style>
    <style:style style:name="amendmentleadin" style:family="paragraph" style:parent-style-name="subsection" style:next-style-name="amendmentsponsor" style:master-page-name="">
      <style:paragraph-properties fo:margin-top="0cm" fo:margin-bottom="0cm" style:page-number="auto" text:number-lines="false" text:line-number="0"/>
    </style:style>
    <style:style style:name="amendmentsponsor" style:family="paragraph" style:next-style-name="italic" style:master-page-name="">
      <style:paragraph-properties fo:margin-left="0.499cm" fo:margin-right="0cm" fo:margin-top="0cm" fo:margin-bottom="0.199cm" fo:line-height="0.499cm" fo:text-align="end" style:justify-single-word="false" fo:text-indent="0cm" style:auto-text-indent="false" style:page-number="auto" text:number-lines="false" text:line-number="0"/>
      <style:text-properties style:font-name="Times New Roman2" fo:font-size="11pt" fo:font-style="normal"/>
    </style:style>
    <style:style style:name="amendmentsection" style:family="paragraph" style:master-page-name="">
      <style:paragraph-properties fo:margin-top="0cm" fo:margin-bottom="0cm" fo:line-height="0.499cm" style:page-number="auto" text:number-lines="false" text:line-number="0"/>
      <style:text-properties style:font-name="Times New Roman" fo:font-size="11pt"/>
    </style:style>
    <style:style style:name="amendmentfootnote" style:family="paragraph" style:parent-style-name="Standard" style:master-page-name="">
      <style:paragraph-properties fo:keep-together="always" style:page-number="auto" text:number-lines="false" text:line-number="0"/>
      <style:text-properties fo:font-size="11pt" fo:font-style="italic"/>
    </style:style>
    <style:style style:name="amendmentblankline" style:family="paragraph" style:parent-style-name="Standard">
      <style:paragraph-properties text:number-lines="false" text:line-number="0"/>
    </style:style>
    <style:style style:name="graphic_5f_frontpage" style:display-name="graphic_frontpage" style:family="paragraph" style:master-page-name="">
      <style:paragraph-properties fo:margin-left="0cm" fo:margin-right="0cm" fo:margin-top="0cm" fo:margin-bottom="1.799cm" fo:text-align="center" style:justify-single-word="false" fo:text-indent="0cm" style:auto-text-indent="false" style:page-number="auto" fo:background-color="transparent">
        <style:tab-stops/>
        <style:background-image xlink:href="Pictures/10000201000002B4000004604B363F4F.png" xlink:type="simple" xlink:actuate="onLoad" style:position="center center" style:repeat="no-repeat"/>
      </style:paragraph-properties>
      <style:text-properties style:font-name="Times New Roman" fo:font-size="96pt"/>
    </style:style>
    <style:style style:name="shorttitleirish_5f_frontpage" style:display-name="shorttitleirish_frontpage" style:family="paragraph" style:master-page-name="">
      <style:paragraph-properties fo:margin-left="0cm" fo:margin-right="0cm" fo:margin-top="0.7cm" fo:margin-bottom="0.3cm" fo:line-height="100%" fo:text-align="center" style:justify-single-word="false" fo:text-indent="0cm" style:auto-text-indent="false" style:page-number="auto" fo:background-color="transparent" text:number-lines="true" text:line-number="0">
        <style:background-image/>
      </style:paragraph-properties>
      <style:text-properties style:font-name="Times New Roman1" fo:font-size="14pt" fo:font-weight="bold"/>
    </style:style>
    <style:style style:name="shorttitleenglish_5f_frontpage" style:display-name="shorttitleenglish_frontpage" style:family="paragraph" style:master-page-name="">
      <style:paragraph-properties fo:margin-left="0cm" fo:margin-right="0cm" fo:margin-top="0cm" fo:margin-bottom="0.801cm" fo:line-height="100%" fo:text-align="center" style:justify-single-word="false" fo:text-indent="0cm" style:auto-text-indent="false" style:page-number="auto" fo:background-color="transparent" text:number-lines="false" text:line-number="0">
        <style:background-image/>
      </style:paragraph-properties>
      <style:text-properties style:font-name="Times New Roman1" fo:font-size="14pt" fo:font-weight="bold"/>
    </style:style>
    <style:style style:name="shorttitlebackpage" style:family="paragraph" style:parent-style-name="shorttitleenglish_5f_frontpage" style:master-page-name="">
      <style:paragraph-properties fo:margin-top="0.25cm" fo:margin-bottom="0cm" style:page-number="auto"/>
      <style:text-properties fo:font-size="13pt" fo:font-weight="normal"/>
    </style:style>
    <style:style style:name="hr2" style:family="paragraph" style:parent-style-name="hr" style:master-page-name="">
      <style:paragraph-properties fo:margin-left="3cm" fo:margin-right="3cm" fo:line-height="0.25cm" fo:text-indent="0cm" style:auto-text-indent="false" style:page-number="auto" fo:background-color="transparent" fo:padding="0.049cm" fo:border-left="none" fo:border-right="none" fo:border-top="none" fo:border-bottom="0.002cm solid #000000" style:shadow="none">
        <style:tab-stops/>
        <style:background-image/>
      </style:paragraph-properties>
    </style:style>
    <style:style style:name="asinitiated" style:family="paragraph" style:parent-style-name="entitled">
      <style:paragraph-properties fo:margin-top="0.499cm" fo:margin-bottom="0.499cm"/>
      <style:text-properties fo:font-size="11pt"/>
    </style:style>
    <style:style style:name="frontfooter" style:family="paragraph" style:parent-style-name="Footer" style:class="extra" style:master-page-name="">
      <style:paragraph-properties fo:text-align="end" style:justify-single-word="false" style:page-number="auto" fo:background-color="transparent" style:shadow="none">
        <style:background-image/>
      </style:paragraph-properties>
      <style:text-properties fo:font-size="14pt"/>
    </style:style>
    <style:style style:name="asinitatedback" style:family="paragraph" style:parent-style-name="asinitiated"/>
    <style:style style:name="backpageprovision" style:family="paragraph" style:parent-style-name="centered">
      <style:paragraph-properties fo:margin-left="0.7cm" fo:margin-right="0cm" fo:text-align="justify" style:justify-single-word="false" fo:text-indent="-0.7cm" style:auto-text-indent="false">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backpageprovision_5f_no_5f_line_5f_numbering" style:display-name="backpageprovision_no_line_numbering" style:family="paragraph" style:parent-style-name="centered" style:master-page-name="">
      <style:paragraph-properties fo:margin-left="0.7cm" fo:margin-right="0cm" fo:text-align="justify" style:justify-single-word="false" fo:text-indent="-0.7cm" style:auto-text-indent="false" style:page-number="auto" fo:background-color="transparent" style:shadow="none" text:number-lines="false" text:line-number="0">
        <style:tab-stops/>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bold_5f_italic_5f_underline" style:display-name="bold_italic_underline" style:family="text">
      <style:text-properties fo:font-style="italic" style:text-underline-style="solid" style:text-underline-width="auto" style:text-underline-color="font-color" fo:font-weight="bold"/>
    </style:style>
    <style:style style:name="bold_5f_italic_5f_underline_5f_sub" style:display-name="bold_italic_underline_sub" style:family="text">
      <style:text-properties style:text-position="-5% 60%" fo:font-style="italic" style:text-underline-style="solid" style:text-underline-width="auto" style:text-underline-color="font-color" fo:font-weight="bold" style:text-scale="60%"/>
    </style:style>
    <style:style style:name="bold_5f_italic_5f_underline_5f_super" style:display-name="bold_italic_underline_super" style:family="text">
      <style:text-properties style:text-position="20% 70%" fo:font-style="italic" style:text-underline-style="solid" style:text-underline-width="auto" style:text-underline-color="font-color" fo:font-weight="bold" style:text-scale="70%"/>
    </style:style>
    <style:style style:name="bold_5f_italic_5f_nounderline" style:display-name="bold_italic_nounderline" style:family="text">
      <style:text-properties fo:font-style="italic" style:text-underline-style="none" fo:font-weight="bold"/>
    </style:style>
    <style:style style:name="bold_5f_italic_5f_nounderline_5f_sub" style:display-name="bold_italic_nounderline_sub" style:family="text">
      <style:text-properties style:text-position="-5% 60%" fo:font-style="italic" style:text-underline-style="none" fo:font-weight="bold" style:text-scale="60%"/>
    </style:style>
    <style:style style:name="bold_5f_italic_5f_nounderline_5f_super" style:display-name="bold_italic_nounderline_super" style:family="text">
      <style:text-properties style:text-position="20% 70%" fo:font-style="italic" style:text-underline-style="none" fo:font-weight="bold" style:text-scale="70%"/>
    </style:style>
    <style:style style:name="bold_5f_noitalic_5f_underline" style:display-name="bold_noitalic_underline" style:family="text">
      <style:text-properties fo:font-style="normal" style:text-underline-style="solid" style:text-underline-width="auto" style:text-underline-color="font-color" fo:font-weight="bold"/>
    </style:style>
    <style:style style:name="bold_5f_noitalic_5f_underline_5f_sub" style:display-name="bold_noitalic_underline_sub" style:family="text">
      <style:text-properties style:text-position="-5% 60%" fo:font-style="normal" style:text-underline-style="solid" style:text-underline-width="auto" style:text-underline-color="font-color" fo:font-weight="bold" style:text-scale="60%"/>
    </style:style>
    <style:style style:name="bold_5f_noitalic_5f_underline_5f_super" style:display-name="bold_noitalic_underline_super" style:family="text">
      <style:text-properties style:text-position="20% 70%" fo:font-style="normal" style:text-underline-style="solid" style:text-underline-width="auto" style:text-underline-color="font-color" fo:font-weight="bold" style:text-scale="70%"/>
    </style:style>
    <style:style style:name="bold_5f_noitalic_5f_nounderline" style:display-name="bold_noitalic_nounderline" style:family="text">
      <style:text-properties fo:font-style="normal" style:text-underline-style="none" fo:font-weight="bold"/>
    </style:style>
    <style:style style:name="bold_5f_noitalic_5f_nounderline_5f_sub" style:display-name="bold_noitalic_nounderline_sub" style:family="text">
      <style:text-properties style:text-position="-5% 60%" fo:font-style="normal" style:text-underline-style="none" fo:font-weight="bold" style:text-scale="60%"/>
    </style:style>
    <style:style style:name="bold_5f_noitalic_5f_nounderline_5f_super" style:display-name="bold_noitalic_nounderline_super" style:family="text">
      <style:text-properties style:text-position="20% 70%" fo:font-style="normal" style:text-underline-style="none" fo:font-weight="bold" style:text-scale="70%"/>
    </style:style>
    <style:style style:name="nobold_5f_italic_5f_underline" style:display-name="nobold_italic_underline" style:family="text">
      <style:text-properties fo:font-style="italic" style:text-underline-style="solid" style:text-underline-width="auto" style:text-underline-color="font-color" fo:font-weight="normal"/>
    </style:style>
    <style:style style:name="nobold_5f_italic_5f_underline_5f_sub" style:display-name="nobold_italic_underline_sub" style:family="text">
      <style:text-properties style:text-position="-5% 60%" fo:font-style="italic" style:text-underline-style="solid" style:text-underline-width="auto" style:text-underline-color="font-color" fo:font-weight="normal" style:text-scale="60%"/>
    </style:style>
    <style:style style:name="nobold_5f_italic_5f_underline_5f_super" style:display-name="nobold_italic_underline_super" style:family="text">
      <style:text-properties style:text-position="20% 70%" fo:font-style="italic" style:text-underline-style="solid" style:text-underline-width="auto" style:text-underline-color="font-color" fo:font-weight="normal" style:text-scale="70%"/>
    </style:style>
    <style:style style:name="nobold_5f_italic_5f_nounderline" style:display-name="nobold_italic_nounderline" style:family="text">
      <style:text-properties fo:font-style="italic" style:text-underline-style="none" fo:font-weight="normal"/>
    </style:style>
    <style:style style:name="nobold_5f_italic_5f_nounderline_5f_sub" style:display-name="nobold_italic_nounderline_sub" style:family="text">
      <style:text-properties style:text-position="-5% 60%" fo:font-style="italic" style:text-underline-style="none" fo:font-weight="normal" style:text-scale="60%"/>
    </style:style>
    <style:style style:name="nobold_5f_italic_5f_nounderline_5f_super" style:display-name="nobold_italic_nounderline_super" style:family="text">
      <style:text-properties style:text-position="20% 70%" fo:font-style="italic" style:text-underline-style="none" fo:font-weight="normal" style:text-scale="70%"/>
    </style:style>
    <style:style style:name="nobold_5f_noitalic_5f_underline" style:display-name="nobold_noitalic_underline" style:family="text">
      <style:text-properties fo:font-style="normal" style:text-underline-style="solid" style:text-underline-width="auto" style:text-underline-color="font-color" fo:font-weight="normal"/>
    </style:style>
    <style:style style:name="nobold_5f_noitalic_5f_underline_5f_sub" style:display-name="nobold_noitalic_underline_sub" style:family="text">
      <style:text-properties style:text-position="-5% 60%" fo:font-style="normal" style:text-underline-style="solid" style:text-underline-width="auto" style:text-underline-color="font-color" fo:font-weight="normal" style:text-scale="60%"/>
    </style:style>
    <style:style style:name="nobold_5f_noitalic_5f_underline_5f_super" style:display-name="nobold_noitalic_underline_super" style:family="text">
      <style:text-properties style:text-position="20% 70%" fo:font-style="normal" style:text-underline-style="solid" style:text-underline-width="auto" style:text-underline-color="font-color" fo:font-weight="normal" style:text-scale="70%"/>
    </style:style>
    <style:style style:name="nobold_5f_noitalic_5f_nounderline" style:display-name="nobold_noitalic_nounderline" style:family="text">
      <style:text-properties fo:font-style="normal" style:text-underline-style="none" fo:font-weight="normal"/>
    </style:style>
    <style:style style:name="nobold_5f_noitalic_5f_nounderline_5f_sub" style:display-name="nobold_noitalic_nounderline_sub" style:family="text">
      <style:text-properties style:text-position="-5% 60%" fo:font-style="normal" style:text-underline-style="none" fo:font-weight="normal" style:text-scale="60%"/>
    </style:style>
    <style:style style:name="nobold_5f_noitalic_5f_nounderline_5f_super" style:display-name="nobold_noitalic_nounderline_super" style:family="text">
      <style:text-properties style:text-position="20% 70%" fo:font-style="normal" style:text-underline-style="none" fo:font-weight="normal" style:text-scale="70%"/>
    </style:style>
    <style:style style:name="footnote" style:family="text">
      <style:text-properties style:text-position="20% 70%" fo:font-size="8pt" fo:font-style="normal" style:text-underline-style="none" fo:font-weight="normal" fo:background-color="#000000" style:text-scale="70%"/>
    </style:style>
    <style:style style:name="definition" style:family="text">
      <style:text-properties fo:font-style="italic" fo:font-weight="bold"/>
    </style:style>
    <style:style style:name="Footnote_20_Symbol" style:display-name="Footnote Symbol" style:family="text"/>
    <style:style style:name="Endnote_20_Symbol" style:display-name="Endnote Symbol" style:family="text"/>
    <style:style style:name="Line_20_numbering" style:display-name="Line numbering" style:family="text">
      <style:text-properties style:font-name="Times New Roman" fo:font-size="10.5pt"/>
    </style:style>
    <style:style style:name="Page_20_Number" style:display-name="Page Number" style:family="text">
      <style:text-properties fo:font-size="10.5pt"/>
    </style:style>
    <style:style style:name="Numbering_20_Symbols" style:display-name="Numbering Symbols" style:family="text"/>
    <style:style style:name="_5f_INLINE_5f_8" style:display-name="_INLINE_8" style:family="text">
      <style:text-properties fo:font-variant="normal" fo:text-transform="none" fo:color="#000000" fo:font-size="11pt" fo:font-style="normal" style:text-underline-style="none" fo:font-weight="normal" fo:background-color="#ffffff" style:text-rotation-angle="0" style:text-rotation-scale="line-height"/>
    </style:style>
    <style:style style:name="_5f_INLINE_5f_9" style:display-name="_INLINE_9" style:family="text">
      <style:text-properties fo:font-variant="small-caps" fo:color="#000000" fo:font-size="10pt" fo:font-style="normal" style:text-underline-style="none" fo:font-weight="normal" fo:background-color="#ffffff" style:text-rotation-angle="0" style:text-rotation-scale="line-height"/>
    </style:style>
    <style:style style:name="_5f_INLINE_5f_5" style:display-name="_INLINE_5" style:family="text">
      <style:text-properties fo:font-variant="normal" fo:text-transform="none" fo:color="#000000" fo:font-style="italic" style:text-underline-style="none" fo:font-weight="normal" fo:background-color="#ffffff" style:text-rotation-angle="0" style:text-rotation-scale="line-height"/>
    </style:style>
    <style:style style:name="_5f_INLINE_5f_11" style:display-name="_INLINE_11" style:family="text">
      <style:text-properties fo:font-variant="normal" fo:text-transform="none" fo:color="#000000" fo:font-style="normal" style:text-underline-style="none" fo:font-weight="bold" fo:background-color="#ffffff" style:text-rotation-angle="0" style:text-rotation-scale="line-height"/>
    </style:style>
    <style:style style:name="_5f_INLINE_5f_1" style:display-name="_INLINE_1" style:family="text">
      <style:text-properties fo:font-variant="normal" fo:text-transform="none" fo:color="#000000" fo:font-size="9pt" fo:font-style="normal" style:text-underline-style="none" fo:font-weight="normal" fo:background-color="#ffffff" style:text-rotation-angle="0" style:text-rotation-scale="line-height"/>
    </style:style>
    <style:style style:name="_5f_INLINE_5f_12" style:display-name="_INLINE_12" style:family="text">
      <style:text-properties fo:font-variant="normal" fo:text-transform="none" fo:color="#000000" fo:font-style="normal" style:text-underline-style="solid" style:text-underline-width="auto" style:text-underline-color="font-color" fo:font-weight="normal" fo:background-color="#ffffff" style:text-rotation-angle="0" style:text-rotation-scale="line-height"/>
    </style:style>
    <style:style style:name="_5f_INLINE_5f_10" style:display-name="_INLINE_10" style:family="text">
      <style:text-properties fo:font-variant="normal" fo:text-transform="none" fo:color="#000000" fo:font-size="9pt" fo:font-style="italic" style:text-underline-style="none" fo:font-weight="normal" fo:background-color="#ffffff" style:text-rotation-angle="0" style:text-rotation-scale="line-height"/>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ternet_20_link" style:display-name="Internet link" style:family="text">
      <style:text-properties style:use-window-font-color="true"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RTF_5f_Num_20_2_20_1" style:display-name="RTF_Num 2 1" style:family="text">
      <style:text-properties style:font-name="Symbol"/>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_5f_FR-SIDENOTE" style:display-name="_FR-SIDENOTE" style:family="graphic" style:parent-style-name="Frame">
      <style:graphic-properties svg:width="2.646cm" svg:height="0.247cm" fo:min-height="1%" text:anchor-type="paragraph" svg:x="10.76cm" svg:y="0cm" fo:margin-left="0cm" fo:margin-right="0cm" fo:margin-top="0.071cm" fo:margin-bottom="0cm" style:run-through="foreground" style:wrap="right" style:number-wrapped-paragraphs="no-limit" style:wrap-contour="false" style:vertical-pos="top" style:vertical-rel="paragraph-content" style:horizontal-pos="from-inside" style:horizontal-rel="paragraph" fo:background-color="transparent" style:background-transparency="100%" fo:padding="0cm" fo:border="none">
        <style:background-image/>
        <style:columns fo:column-count="1" fo:column-gap="0cm"/>
      </style:graphic-properties>
    </style:style>
    <style:style style:name="_5f_FR-SIDENOTE-INSERTED" style:display-name="_FR-SIDENOTE-INSERTED" style:family="graphic" style:parent-style-name="Frame">
      <style:graphic-properties svg:width="2.117cm" fo:min-height="0.247cm" text:anchor-type="paragraph" svg:x="-2.293cm" fo:margin-left="0cm" fo:margin-right="0cm" fo:margin-top="0.106cm" fo:margin-bottom="0cm" style:wrap="run-through" style:number-wrapped-paragraphs="no-limit" style:horizontal-pos="from-left" style:horizontal-rel="paragraph-content" fo:background-color="transparent" style:background-transparency="100%" fo:padding="0cm" fo:border="none">
        <style:background-image/>
      </style:graphic-properties>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count-empty-lines="false" text:restart-on-page="true" text:offset="0.499cm" style:num-format="1" text:number-position="right" text:increment="5"/>
  </office:styles>
  <office:automatic-styles>
    <style:style style:name="P1" style:family="paragraph" style:parent-style-name="Footer">
      <style:paragraph-properties fo:text-align="start" style:justify-single-word="false"/>
      <style:text-properties fo:font-size="10.5pt" style:font-size-asian="10.5pt" style:font-size-complex="10.5pt"/>
    </style:style>
    <style:style style:name="P2" style:family="paragraph" style:parent-style-name="Footer">
      <style:paragraph-properties fo:margin-left="0cm" fo:margin-right="0cm" fo:text-align="start" style:justify-single-word="false" fo:text-indent="-0.4cm" style:auto-text-indent="false">
        <style:tab-stops>
          <style:tab-stop style:position="7.5cm" style:type="center"/>
          <style:tab-stop style:position="15.094cm" style:type="right"/>
        </style:tab-stops>
      </style:paragraph-properties>
      <style:text-properties fo:font-size="10.5pt" style:font-size-asian="10.5pt" style:font-size-complex="10.5pt"/>
    </style:style>
    <style:style style:name="P3" style:family="paragraph" style:parent-style-name="Footer">
      <style:paragraph-properties fo:text-align="start" style:justify-single-word="false">
        <style:tab-stops>
          <style:tab-stop style:position="7.5cm" style:type="center"/>
          <style:tab-stop style:position="15.094cm" style:type="right"/>
        </style:tab-stops>
      </style:paragraph-properties>
      <style:text-properties fo:font-size="10.5pt" style:font-size-asian="10.5pt" style:font-size-complex="10.5pt"/>
    </style:style>
    <style:style style:name="P4" style:family="paragraph" style:parent-style-name="Footer">
      <style:paragraph-properties fo:text-align="center" style:justify-single-word="false">
        <style:tab-stops>
          <style:tab-stop style:position="7.5cm" style:type="center"/>
          <style:tab-stop style:position="14.968cm" style:type="right"/>
        </style:tab-stops>
      </style:paragraph-properties>
      <style:text-properties fo:font-size="10.5pt" style:font-size-asian="10.5pt" style:font-size-complex="10.5pt"/>
    </style:style>
    <style:style style:name="P5" style:family="paragraph" style:parent-style-name="frontfooter">
      <style:text-properties fo:font-size="14pt" style:font-size-asian="14pt" style:font-size-complex="14pt"/>
    </style:style>
    <style:style style:name="T1" style:family="text">
      <style:text-properties fo:font-weight="normal"/>
    </style:style>
    <style:page-layout style:name="pm1">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footnote-sep style:distance-before-sep="0.101cm" style:distance-after-sep="0.101cm" style:adjustment="left" style:rel-width="25%" style:color="#000000"/>
      </style:page-layout-properties>
      <style:header-style/>
      <style:footer-style>
        <style:header-footer-properties fo:min-height="0.998cm" fo:margin-left="0cm" fo:margin-right="0cm" fo:margin-top="0.499cm" style:shadow="none"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9">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2cm" fo:margin-bottom="2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1">
      <style:page-layout-properties fo:page-width="21.001cm" fo:page-height="29.7cm" style:num-format="1" style:print-orientation="portrait" fo:margin-top="2cm" fo:margin-bottom="2cm" fo:margin-left="2.7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12">
      <style:page-layout-properties fo:page-width="21.001cm" fo:page-height="29.7cm" style:num-format="1" style:print-orientation="portrait" fo:margin-top="2cm" fo:margin-bottom="2cm" fo:margin-left="3cm" fo:margin-right="3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1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699cm" fo:margin-left="0cm" fo:margin-right="0cm" fo:margin-top="0.499cm" style:dynamic-spacing="false"/>
      </style:footer-style>
    </style:page-layout>
    <style:page-layout style:name="pm1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tab/><text:page-number text:select-page="current">26</text:page-number></text:p>
      </style:footer>
    </style:master-page>
    <style:master-page style:name="Endnote" style:page-layout-name="pm2"/>
    <style:master-page style:name="First_20_Page" style:display-name="First Page" style:page-layout-name="pm3" style:next-style-name="Standard">
      <style:footer>
        <text:p text:style-name="P2"><text:span text:style-name="T1"><text:tab/><text:tab/></text:span><text:span text:style-name="T1"><text:page-number text:select-page="current">26</text:page-number></text:span></text:p>
      </style:footer>
    </style:master-page>
    <style:master-page style:name="Footnote" style:page-layout-name="pm2"/>
    <style:master-page style:name="frontpage" style:page-layout-name="pm4">
      <style:footer>
        <text:p text:style-name="P3">[No. BILLNO of YEAR]</text:p>
      </style:footer>
    </style:master-page>
    <style:master-page style:name="Left_20_Page" style:display-name="Left Page" style:page-layout-name="pm5"/>
    <style:master-page style:name="Right_20_Page" style:display-name="Right Page" style:page-layout-name="pm6"/>
    <style:master-page style:name="Envelope" style:page-layout-name="pm7"/>
    <style:master-page style:name="Index" style:page-layout-name="pm8"/>
    <style:master-page style:name="HTML" style:page-layout-name="pm9"/>
    <style:master-page style:name="default_5f_right" style:display-name="default_right" style:page-layout-name="pm10" style:next-style-name="default_5f_left">
      <style:header>
        <text:p text:style-name="Header_20_right"><text:tab/>ACT NAME<text:tab/>ActHeader</text:p>
      </style:header>
      <style:footer>
        <text:p text:style-name="P1"><text:tab/><text:page-number text:select-page="current">26</text:page-number></text:p>
      </style:footer>
    </style:master-page>
    <style:master-page style:name="default_5f_left" style:display-name="default_left" style:page-layout-name="pm10" style:next-style-name="default_5f_right">
      <style:header>
        <text:p text:style-name="Header_20_left">ActHeader<text:tab/>ACT NAME<text:tab/></text:p>
      </style:header>
      <style:footer>
        <text:p text:style-name="P1"><text:tab/><text:page-number text:select-page="current">26</text:page-number></text:p>
      </style:footer>
    </style:master-page>
    <style:master-page style:name="spacerpage" style:page-layout-name="pm11" style:next-style-name="contents"/>
    <style:master-page style:name="contents" style:page-layout-name="pm12" style:next-style-name="contents2">
      <style:header>
        <text:p text:style-name="Header"/>
      </style:header>
      <style:footer>
        <text:sequence-decls>
          <text:sequence-decl text:display-outline-level="0" text:name="page_no"/>
        </text:sequence-decls>
        <text:p text:style-name="P4">[No. BILLNO of YEAR]<text:tab/><text:sequence text:ref-name="refpage_no0" text:name="page_no" text:formula="ooow:page_no+1" style:num-format="1">1</text:sequence><text:tab/>[DD Month, YYYY]</text:p>
      </style:footer>
    </style:master-page>
    <style:master-page style:name="contents2" style:page-layout-name="pm10">
      <style:header>
        <text:p text:style-name="Header">[SECTION X]</text:p>
      </style:header>
      <style:footer>
        <text:sequence-decls>
          <text:sequence-decl text:display-outline-level="0" text:name="page_no"/>
        </text:sequence-decls>
        <text:p text:style-name="P4">[No. BILLNO of YEAR]<text:tab/><text:sequence text:ref-name="refpage_no1" text:name="page_no" text:formula="ooow:page_no+1" style:num-format="1">2</text:sequence><text:tab/>[DD Month, YYYY]</text:p>
      </style:footer>
    </style:master-page>
    <style:master-page style:name="frontcover" style:page-layout-name="pm13" style:next-style-name="First_20_Page">
      <style:footer>
        <text:p text:style-name="P5"/>
        <text:p text:style-name="P5">[No. 45 of 2016]</text:p>
      </style:footer>
    </style:master-page>
    <style:master-page style:name="backcover" style:page-layout-name="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8$Build-9364</meta:generator>
    <meta:creation-date>2007-04-20T09:56:18</meta:creation-date>
    <dc:date>2016-10-10T15:14:22</dc:date>
    <meta:printed-by>Nici Higgins</meta:printed-by>
    <meta:print-date>2009-05-27T14:24:24</meta:print-date>
    <meta:editing-cycles>710</meta:editing-cycles>
    <meta:editing-duration>P2DT16H51M41S</meta:editing-duration>
    <meta:user-defined meta:name="Info 1"/>
    <meta:user-defined meta:name="Info 2"/>
    <meta:user-defined meta:name="Info 3"/>
    <meta:user-defined meta:name="Info 4"/>
    <meta:document-statistic meta:table-count="1" meta:image-count="0" meta:object-count="0" meta:page-count="21" meta:paragraph-count="298" meta:word-count="5147" meta:character-count="30307"/>
  </office:meta>
</office:document-meta>
</file>